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Times" fo:font-size="12.0pt" fo:color="#000000" fo:background-color="#e0e0e0"/>
    </style:style>
    <style:style style:name="P5" style:family="paragraph" style:parent-style-name="Standard">
      <style:paragraph-properties fo:margin-bottom="0.1667in" style:line-height-at-least="0.2361in"/>
      <style:text-properties style:font-name="PingFang TC" fo:font-size="12.0pt" fo:color="#000000" fo:background-color="#e0e0e0"/>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TC" fo:letter-spacing="0.0000in"/>
    </style:style>
    <style:style style:name="T6" style:family="text">
      <style:text-properties style:font-name="PingFang SC" fo:letter-spacing="0.0000in"/>
    </style:style>
    <style:style style:name="T7"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1.07.17 00:15   |   </text:span><text:a xlink:type="simple" xlink:href="http://palinfo.habago.org/Entry?Command=Information_PrintForum#FORUM40843"><text:span text:style-name="T2">#</text:span></text:a></text:p>
      <text:p text:style-name="P3"><text:span text:style-name="T1">台灣人真要坐以待斃？(三十一)：陳建仁是高端股票炒手嗎？</text:span><text:span text:style-name="T3"><text:line-break/><text:line-break/><text:line-break/></text:span><text:span text:style-name="T1">陳真</text:span><text:span text:style-name="T3"><text:line-break/><text:line-break/></text:span><text:span text:style-name="T1">2021. 07. 17.</text:span><text:span text:style-name="T3"><text:line-break/><text:line-break/><text:line-break/></text:span><text:span text:style-name="T1">如果把陳建仁的名字遮起來，光看過去這一年多來的各種媒體專訪與報導，從其言論之造假與吹噓，一次又一次，極盡混淆視聽之能事，甚至把高端疫苗捧上天，說是「智慧與慈悲的結晶」，你會以為此人肯定是高端公司的業代或炒股手，專門欺騙散戶，吹抬股價。</text:span><text:span text:style-name="T3"><text:line-break/><text:line-break/></text:span><text:span text:style-name="T1">我把其中一個再簡單也不過的基本事實再說一遍：</text:span><text:span text:style-name="T3"><text:line-break/><text:line-break/></text:span><text:span text:style-name="T1">幾個月前，陳建仁多次宣稱自己接受高端疫苗的二期試驗，然後不斷對媒體說「好棒哦！」「一點不舒服的感覺也沒有」，真是超級無敵棒！然後不斷用一些根本只是任何一種藥物或疫苗試驗的基本流程來吹捧，說這家公司真的好棒！「讓我深刻體會到這家公司實驗設計好完善，執行好嚴謹哦！可圈可點，媲美國際知名藥廠！」云云，根本就是存心把大家當文盲操弄。</text:span><text:span text:style-name="T3"><text:line-break/><text:line-break/></text:span><text:span text:style-name="T1">你又不是執行單位的主管，你哪知道幾千個受試者的整個試驗過程細節到底執行得嚴不嚴謹？而且，什麼「實驗設計好完善」，那不是鬼扯嗎？不斷講一些硬是要吹捧的空洞修辭。陳建仁只不過是去打個針，居然也能每天講這麼一大堆頌詞，如此肆無忌憚地公然圖利私人公司、公開拼命拉抬股價是合法的嗎？</text:span><text:span text:style-name="T3"><text:line-break/><text:line-break/></text:span><text:span text:style-name="T1">更無恥的是，他根本不知道自己打的是疫苗或生理食鹽水，但他卻故意含糊其詞地表達，媒體也相當配合，報導總是寫說陳建仁接受高端疫苗的注射，感覺很棒，毫無副作用。</text:span><text:span text:style-name="T3"><text:line-break/><text:line-break/></text:span><text:span text:style-name="T1">今天如果是我，我老早打電話去報社罵人，要求對方鄭重更正澄清，因為我根本不知道自己注射了什麼東西，哪來什麼副作用可言？誠實的人，根本一句話也說不上來不是嗎？怎麼還會故意到處透過媒體混淆視聽，讓人誤以為高端疫苗好棒。如此蓄意混淆視聽、為私人公司吹捧股價是合法的嗎？是道德的嗎？</text:span><text:span text:style-name="T3"><text:line-break/><text:line-break/></text:span><text:span text:style-name="T1">最近，前中天記者朱凱翔揭露高端審查密件而挨告的事情發生後，高端指出，二期試驗根本還沒「真正」解密，最快必須等到十一月才知道誰打了疫苗，誰打了安慰劑。可是，很奇怪，現在才七月，陳建仁這兩天居然就說他已經接到通知，說他打的是安慰劑。這兩套說法不是矛盾嗎？難道陳建仁個人提前「解密」？如果可以這樣，那麼，憑什麼那位罹患新冠病毒的受試者不可能也已經提前解密？憑什麼說朱記者造謠？</text:span><text:span text:style-name="T3"><text:line-break/><text:line-break/></text:span><text:span text:style-name="T1">王鴻薇議員也據此提出質疑，陳建仁居然說她「撒謊」、「憑空捏造事實」，讓他「深感震驚痛心」。媽的，看到這種睜眼說瞎話的回應，我真的會凍未條。不但不認錯，反而還能反咬一口。</text:span><text:span text:style-name="T3"><text:line-break/><text:line-break/></text:span><text:span text:style-name="T1">我不認識陳建仁，但是聽說他私下待人不分貴賤，親切友善。基本上，我也相信他不是貪污舞弊之徒。可是，他顯然負有某種來自美國方面的任務，否則不可能如此自我作賤；像個小丑似的，眛著專業良心不斷吹捧一間向來行事操守令人難以恭維的家族生技公司。</text:span><text:span text:style-name="T3"><text:line-break/><text:line-break/></text:span><text:span text:style-name="T1">1991年，在要求廢除刑法一百條的徹夜靜坐抗爭中，我和陳定南剛好坐在一起。夜裏無事，兩人長談。他說，他因為林宅血案而棄商從政。他說，他從政有個原則就是：「如果在受人喜歡和受人尊敬，兩者之中只能二選一，我會選擇後者。」</text:span><text:span text:style-name="T3"><text:line-break/><text:line-break/></text:span><text:span text:style-name="T1">我對陳定南這段表白頗有感觸。陳建仁不妨也想想陳定南這些話。我們每個人大抵都希望能受人喜歡，但是，如果必須因此而背棄良知，那我寧可遭人厭惡、訕笑或排斥而一世孤獨。</text:span></text:p>
      <text:p text:style-name="P2"><text:span text:style-name="T1">馨尹   |  2021.07.16 08:14   |   </text:span><text:a xlink:type="simple" xlink:href="http://palinfo.habago.org/Entry?Command=Information_PrintForum#FORUM40842"><text:span text:style-name="T2">#</text:span></text:a></text:p>
      <text:p text:style-name="P3"><text:span text:style-name="T1">疫苗相關新聞3則<text:line-break/><text:line-break/>一、<text:line-break/><text:line-break/>參加高端疫苗試驗 前副總統陳建仁公布自己打到安慰劑<text:line-break/></text:span><text:a xlink:type="simple" xlink:href="https://udn.com/news/story/122190/5604989"><text:span text:style-name="T4">https://udn.com/news/story/122190/5604989</text:span></text:a><text:span text:style-name="T1"><text:line-break/><text:line-break/>陳建仁臉書全文如下：<text:line-break/>打了國產疫苗臨床二期試驗的安慰劑<text:line-break/>中研院的院士好友剛傳給我一則聯合報的即時新聞，問我是否看過？我看了該則報導，對於王議員憑空捏造事實，深感震驚痛心，她唐而皇之的謊話，更令人遺憾。<text:line-break/><text:line-break/>昨天（7月14日）我和內人才接到臺大醫院的通知，告訴我們参加國產疫苗二期臨床試驗的解盲結果，我打的是安慰劑。該臨床試驗是在接種第二劑（疫苗或安慰劑）後的90天才會告知個別受試者所打的是疫苗或安慰劑。<text:line-break/><text:line-break/>醫院也通知我安慰劑組補施打疫苗的延伸性計畫，目前計畫內容是包括5次回診和3次電訪：第一次回診包括計畫説明、簽署同意書、抽血檢驗、心電圖檢查、和理學檢查。第二次回診包括施打第一劑疫苗和抽血。第三次回診是施打第二劑疫苗。第四次回診是施打第二劑後一個月的回診抽血。第五次回診是施打第二劑後六個月的安全性評估。我決定繼續参加補施打疫苗的延伸計畫，支持國產疫苗的研發！<text:line-break/><text:line-break/>参加這次臨床試驗，讓我深刻體會到該臨床試驗的設計完善與執行嚴謹，可以媲美國際知名藥廠的多中心臨床試驗。該試驗的雙盲程序、隨機分配、多中心合作、跨地區收案、第三方資料監測與分析、檢體採集與標準檢驗等，都是可圈可點。<text:line-break/><text:line-break/>很可惜，近日有些媒體報導及網路訊息傳播了許多不實消息來誤導讀者，實在令人失望與難過。但是我相信大多數臺灣民眾，都有很好的科學素養和思辨智慧，不會受到假消息的誤導，這是臺灣自由民主培育出來的理性與公義！<text:line-break/><text:line-break/><text:line-break/>二、<text:line-break/><text:line-break/>國產疫苗受試者確診？ 高端證實：資料已送衛福部<text:line-break/></text:span><text:a xlink:type="simple" xlink:href="https://udn.com/news/story/122190/5604183"><text:span text:style-name="T4">https://udn.com/news/story/122190/5604183</text:span></text:a><text:span text:style-name="T1"><text:line-break/>摘<text:line-break/>有受試者在接種兩劑高端疫苗後仍確診。高端指出，的確有收到一個確診個案，但到底是疫苗組或安慰劑組目前還不清楚，10月底、11月初才會真正解盲，但送交CDE審查EUA的資料中有相關資料，可以進行比對。<text:line-break/><text:line-break/>三、<text:line-break/><text:line-break/>疫苗覆蓋率改劑次人口比 陳時中坦言總統的意思<text:line-break/></text:span><text:a xlink:type="simple" xlink:href="https://www.chinatimes.com/newspapers/20210715000335-260118?chdtv"><text:span text:style-name="T4">https://www.chinatimes.com/newspapers/20210715000335-260118?chdtv</text:span></text:a><text:span text:style-name="T1"><text:line-break/>摘<text:line-break/>中央疫情指揮中心13日宣布改採「劑次人口比」，取代第一劑疫苗覆蓋率的統計方式，對於連疫苗覆蓋率也要校正回歸，遭專家質疑全世界沒人這樣算，只為美化數字、達到蔡英文總統7月底25％疫苗覆蓋率的目標。衛福部長陳時中昨天回應此事時竟說，用劑次人口比來看疫苗覆蓋率是「總統蔡英文的意思」，但指揮中心並非因總統要求而做，只是為了讓數據在國際間能夠被看得更清楚。<text:line-break/><text:line-break/><text:line-break/><text:line-break/><text:line-break/><text:line-break/><text:line-break/><text:line-break/><text:line-break/><text:line-break/><text:line-break/><text:line-break/></text:span></text:p>
      <text:p text:style-name="P2"><text:span text:style-name="T1">秉叡   |  2021.07.16 03:51   |   </text:span><text:a xlink:type="simple" xlink:href="http://palinfo.habago.org/Entry?Command=Information_PrintForum#FORUM40841"><text:span text:style-name="T2">#</text:span></text:a></text:p>
      <text:p text:style-name="P4"><text:span text:style-name="T5">幾篇文章分享一下：<text:line-break/><text:line-break/></text:span><text:span text:style-name="T6">迟</text:span><text:span text:style-name="T5">来的忏悔！乌克兰前总统承认欺骗了人民<text:line-break/><text:line-break/></text:span><text:a xlink:type="simple" xlink:href="https://user.guancha.cn/main/content?id=551650&amp;;s=zwyess"><text:span text:style-name="T7">https://user.guancha.cn/main/content?id=551650&amp;;s=zwyess</text:span></text:a><text:span text:style-name="T5"><text:line-break/><text:line-break/><text:line-break/>南非大乱，说说曼德拉这位“圣人”<text:line-break/><text:line-break/></text:span><text:a xlink:type="simple" xlink:href="https://user.guancha.cn/main/content?id=550965&amp;;s=fwzwyzzwzbt"><text:span text:style-name="T7">https://user.guancha.cn/main/content?id=550965&amp;;s=fwzwyzzwzbt</text:span></text:a><text:span text:style-name="T5"><text:line-break/><text:line-break/><text:line-break/></text:span></text:p>
      <text:p text:style-name="P2"><text:span text:style-name="T1">陳真   |  2021.07.16 01:08   |   </text:span><text:a xlink:type="simple" xlink:href="http://palinfo.habago.org/Entry?Command=Information_PrintForum#FORUM40840"><text:span text:style-name="T2">#</text:span></text:a></text:p>
      <text:p text:style-name="P3"><text:span text:style-name="T1">台灣人真要坐以待斃？(三十)：該被繩之以法的是人渣黨與高端<text:line-break/><text:line-break/><text:line-break/>陳真<text:line-break/><text:line-break/>2021. 07. 16.<text:line-break/><text:line-break/><text:line-break/>每次要寫這類文字就覺得很痛苦，到底有完沒完？二十幾年來，這個人渣黨天天就是這樣不斷搞各式各樣的詐騙、做假、造謠、抹黑、謊言與雙重標準以及根本數不清的極其荒唐的貪贓枉法，各種案例數量之龐大，恐怕有好幾萬件，你哪有可能澄清得完、揭穿得完？<text:line-break/><text:line-break/>但我不怪騙子，不怪歹徒，我只是很想問問台灣人，到底一個黨是要醜陋骯髒無恥下流到何種程度，然後你才會清醒？你才會發現，原來這不是一個黨，而是美國所豢養的黑金犯罪集團，藉著提供無數的撈錢機會，做為充當賣台漢奸的酬勞，一如黎智英之於香港。<text:line-break/><text:line-break/>我不敢高估台灣人的智商，因此，上述後半段有關美國的部份你大可先略過，但是，至少前半段你總該清醒了吧？也就是說，當一個黨二十幾年來根本沒有一句話可信，根本沒有一項政策是不拿來為自己撈錢的，你總該清醒了吧？你被某個人騙錢，用同樣的鬼話騙了一次兩次之後，你還會相信他嗎？如果有人用同樣的手法，行騙三十年，行騙三萬次，而大家每次都還是被騙，照樣熱烈擁戴，這時候，你是該譴責歹徒，還是該質疑被騙的人的智商到底是怎麼了？<text:line-break/><text:line-break/>所謂防疫，就是一例，從一開始到現在，人渣黨的幾乎每個動作都令人匪夷所思，極端詭異。你有沒有看過世界上有哪個國家或社會竟然是努力在防止疫情被發現的？有沒有哪個國家或社會是努力在阻止人民取得疫苗的？無數的詭異行徑，搞到後來大家才知道，原來是要掩護某個由台灣出資、由美國所主導的私人生技公司。<text:line-break/><text:line-break/>所謂「防疫」 ，就是不斷散播各種利多假消息以拉抬股價，不斷從事各種匪夷所思的荒唐採購；八字都還沒一撇的土產疫苗，居然可以用天價訂購一千萬劑，居然按照荒謬透頂的劇本演出；所謂審查，委員大多是「自己人」，只是跑個既定流程而已，政治完全取代了科學；就連最基本的「疫苗覆蓋率」，蔡英文也要干涉，也要動手腳，搞些掩人耳目的小動作；不管是對內或對外採購疫苗或各種醫療用品，居然全是天價，擺明就是要貪污，而且不許質疑，完全就是黑箱作業，動不動就說是國家機密，連一劑疫苗原本打算買多少錢也是國家機密，結果被揭穿竟然比市價貴了五、六成，多花上幾十億。如果這不是貪污，那又是什麼回事？為何每項採購全是天價，全是機密？<text:line-break/><text:line-break/>你看，人渣黨頭子蔡英文，明明就是假學位，居然也能把相關學經歷資料列為國家機密三十年，它媽的天底下有這種機密？這人渣一方面去控告質疑其學位造假者，一方面卻又把自己的相關資料列為國家機密。它媽的真是有夠無恥。<text:line-break/><text:line-break/>最近有位前中天新聞的記者朱凱翔先生，因為取得高端疫苗審查會議的文件，很勇敢地把它公佈了。這樣做也許傷害了該公司的某種利益，想告就告，我沒意見。我有意見的是：人渣黨跳出來說這是國家機密。它媽的這又是哪門子的機密？<text:line-break/><text:line-break/>而且，這個蟑螂政府一路完全不顧吃相地千方百計圖利高端疫苗公司，包括蓄意混淆視聽說什麼菲律賓等東南亞國家都搶著想要購買高端疫苗，事實上根本是子虛烏有。菲律賓政府馬上出面否認，表示絕無此事。陳時中被記者問及此事時，他卻偏要含含糊糊地說什麼「確實有很多國家對我們的國產疫苗投入很大的關心」，製造一種好像高端疫苗多麼舉世矚目的幻覺。再說，高端公司是私人家族企業，幾時變成「國」產？<text:line-break/><text:line-break/>相關例子一大堆，在二期解盲之前不斷帶頭散播各種假訊息藉以吹捧高端，例如陳建仁蓄意混淆視聽，百般護航，甚至胡扯說自己接受高端疫苗試驗，結果好棒，完全沒有副作用云云，讓人誤以為高端疫苗好棒。<text:line-break/><text:line-break/>事實上，陳建仁哪會知道自己究竟是打了安慰劑或高端疫苗。如果這不是假訊息，什麼是假訊息？如果這樣的謊言吹捧都可以，為何不能質疑？只能憑空瞎說高端的虛假好話，卻不能合理地質疑高端與人渣黨狼狽為奸的種種真實齷齪行徑？人渣黨並且動輒以司法整肅質疑者。<text:line-break/><text:line-break/>高端已經對記者朱凱翔提告諸多罪名，而且行文一大堆機關包括金管會提出指控，比方說，控告他影響股價。可是，它媽的真正每天透過假消息在影響股價的不就是人渣黨與陳建仁及高端公司嗎？難道散播假消息讓股票漲就沒關係，發佈真實文件卻反而有罪？它媽的真是有夠無恥。這些人一方面謀財害命，一方面卻又要擺出道德高姿態來提告，難道是以為大家全是腦殘？<text:line-break/><text:line-break/>朱凱翔被控告的罪狀之一是說他扭曲會議文件內容。文件裏頭提到，有一位受試者打完兩劑之後罹患新冠肺炎。高端指控說，這位受試者究竟是否打了高端疫苗或打了安慰劑，必須要等到十一月「真正」解盲之後才會知道，因此控告朱凱翔毀壞公司名譽。<text:line-break/><text:line-break/>如果這樣叫做散播謠言，那麼，第一個該抓的是陳建仁，他再三透過媒體吹捧高端，甚至在幾個月前就說自己接受高端疫苗試驗，對外高調宣稱說結果好棒哦，身體都沒有不舒服耶，故意讓人誤以為他打了高端疫苗；而且還吹捧什麼高端疫苗的實驗設計多麼嚴謹。一個政府高官可以這樣吹捧股價嗎？<text:line-break/><text:line-break/>高端控告朱凱翔之餘，竟然還持續宣揚自己的疫苗「保護力十分優秀」。它媽的真是把大家全當腦殘。<text:line-break/><text:line-break/>再說，如果上個月的解盲「成功」，不是「真正」的解盲，那又是什麼？是假的解盲嗎？如果「真正的」解盲必須等到年底，為何人渣黨早在幾個月前就能用納稅人的血汗錢大量採購？而且，蔡英文那人渣還斷言七月就能叫大家施打高端疫苗。可是，萬一年底「真正」解盲之後發現實驗結果有問題呢？<text:line-break/><text:line-break/>如果上個月的解盲不是「完全的」解盲，如果「真正」的解盲必須等到年底，那麼，高端憑什麼能夠公然對外胡扯什麼「保護力十分優秀」 ？更何況這只是微不足道的二期試驗，如何能憑空斷言什麼「保護力十分優秀」？<text:line-break/><text:line-break/>種種荒唐無恥行徑，真的是夠了！應該被繩之以法的是人渣黨以及這家黑心炒股家族所成立的高端公司才對，而不是為了社會大眾健康安全而勇於提出合理質疑的記者或任何個人。</text:span></text:p>
      <text:p text:style-name="P2"><text:span text:style-name="T1">沉默是金   |  2021.07.15 22:59   |   </text:span><text:a xlink:type="simple" xlink:href="http://palinfo.habago.org/Entry?Command=Information_PrintForum#FORUM40839"><text:span text:style-name="T2">#</text:span></text:a></text:p>
      <text:p text:style-name="P5"><text:span text:style-name="T1">想再次跪別您，說抱歉並感謝您、支持您。<text:line-break/>您並不孤單。<text:line-break/>真相定會水落石出。</text:span></text:p>
      <text:p text:style-name="P2"><text:span text:style-name="T1">吳聲志   |  2021.07.14 11:22   |   </text:span><text:a xlink:type="simple" xlink:href="http://palinfo.habago.org/Entry?Command=Information_PrintForum#FORUM40838"><text:span text:style-name="T2">#</text:span></text:a></text:p>
      <text:p text:style-name="P3"><text:span text:style-name="T1">大家好，帶來好消息：<text:line-break/><text:line-break/>兩岸幾十年來因為美國的挑撥，關係一直都很差，唯一的例外是2008年金融風暴，歐巴馬有求於胡錦濤的時候，兩岸的關係才有改善，我記得當年也是開G8會議要對付祖國，沒多久就開G2了（去求胡錦濤），那現在呢？<text:line-break/><text:line-break/>CPI壓過財報 道指跌逾百點<text:line-break/></text:span><text:a xlink:type="simple" xlink:href="https://udn.com/news/story/6811/5599919"><text:span text:style-name="T4">https://udn.com/news/story/6811/5599919</text:span></text:a></text:p>
      <text:p text:style-name="P2"><text:span text:style-name="T1">陳真   |  2021.07.13 20:15   |   </text:span><text:a xlink:type="simple" xlink:href="http://palinfo.habago.org/Entry?Command=Information_PrintForum#FORUM40837"><text:span text:style-name="T2">#</text:span></text:a></text:p>
      <text:p text:style-name="P3"><text:span text:style-name="T1">懸崖勒狗<text:line-break/><text:line-break/>陳真<text:line-break/><text:line-break/>2021. 07. 13.<text:line-break/><text:line-break/><text:line-break/>從輔寫得太好了，深得我心。<text:line-break/><text:line-break/>所謂 "惡紫之奪朱"，我最堵爛的也就是這一種，表面上好像在批評為惡者，其實小罵大捧，撒撒嬌嘔嘔氣而已。所謂批評，大概就是這麼一回事。<text:line-break/><text:line-break/>更可惡的是，骨子裏的心機盤算與意識形態及利益來源其實跟他 "小罵大捧" 的對象是完全一致的。很少人能看出這一點，因此我也常感無言。<text:line-break/><text:line-break/>黨外時，也有類似角色，謂之 "開明學者" 或 "各界開明人士"，其實是假開明真掩護；假裝很理性很開明地批評當權者，其實是把大罪惡給刻意轉化成小疏失來批評，用更加入骨的 "洗腦心經" 來淡化當權者之惡行，讓大家誤以為我們所面對的不是重大罪行，不是結構性剝削，不是根本上的權力壟斷與奴役本質，而只是一些技術上的錯誤或一時的無能與誤判，一種 "難免會發生" 的行政疏失，一種小缺點。<text:line-break/><text:line-break/>在小罵大捧的同時，讓人們敵視那些真正的批評者，讓人們認為那些人很偏激、很沒理性、只會謾罵，充滿仇恨，無法就事論事等等等。<text:line-break/><text:line-break/>所謂就事論事，其實就是一種洗腦與掩護，故意把一種結構上的問題降級為僅僅只是某種個別現象，某種瑕不掩瑜的行政疏失，以防止人們追究、思索權力本質與結構性問題。<text:line-break/><text:line-break/>這類手法，我真是見多了。比方說，1998年我在英國反起 CARD (反種族歧視運動)，很多溫馨理性的"公知"，就會裝模作樣噁心八拉地告訴大家說："種族歧視只是少數人的不當行為哦"，只是 "一種人與人之間的禮貌問題哦"，大家不可以因此有仇恨哦；防止人們從中檢討族群之間的權力失衡與政治剝削及軍事侵略等問題，把這類思索與檢討打為 "偏激"、"仇恨" 與 "政治化"。<text:line-break/><text:line-break/>更常見的是，故意把種族歧視導向一種 "一定是你自己哪裡表現不好才會被歧視，人家我這麼優秀，就從沒遇到過種族歧視耶"。台灣人最常見的說法與心態就是這樣，很低能，很腦殘，很沒出息。<text:line-break/><text:line-break/>至於從輔提到美國的殖民統治策略，更是一針見血。簡單說就是養兩條狗，鼓勵你互咬，謂之政黨競爭；這狗打那狗的小報告，那狗向主人告這狗的狀；主人一下疼這隻，一會兒又疼那隻，這隻看了就心急，努力表現得更討主人歡心。兩隻狗就這樣吵來吵去，謂之言論自由與政黨政治。但是，再怎麼吵，永遠都不會吵到 "主人與狗" 的關係與權力問題上。<text:line-break/><text:line-break/>主人藉著掌握這兩條狗的各種習性與缺點，不但方便統治，容易操控，而且樂趣無窮；狗兒們膽敢不乖，不妨就看看阿扁的下場，除了叫去狗籠子罰站，另一條狗也會應聲出來討伐。討伐來討伐去，謂之政黨競爭，其實永遠都討伐不到主人頭上。<text:line-break/><text:line-break/>兩邊的狗兒們，不管怎麼咬怎麼鬥，主人都看得笑呵呵，因為牠們都絕對不可能質疑主人的地位。難道你有看過會挑戰主人權力的狗？所謂兩黨政治，基本上就是這麼回事。<text:line-break/><text:line-break/>我知道有人是真的無知，你不能怪他講蠢話，他是真的沒有能力想那麼多。但是，如果像陳文茜、趙少康、楊照和龍應台等等等這些利用主流權勢所賜予的資源與獎賞，絕不可能無知，而是故意裝蒜。這類 "公知" 們，其實都知道自己的 "狗糧" 從哪來。<text:line-break/><text:line-break/>文藝路線的叫做兩黨政治，武打片的就是政府軍與反抗軍，或是一方面假裝反恐，一方面偷偷培植，好讓某個國家如此長長久久，永遠陷入這樣一種鬥爭或戰爭之中，方便主人繼續操控權力，從中掠奪最大利益。<text:line-break/><text:line-break/>美國在世界各地基本上就是這麼幹的。只要大權在握，他就釋放一點微不足道的小權力，讓底下兩條狗去搶，互咬互鬥，並以充當狗腿子為榮。<text:line-break/><text:line-break/>最近，邱義仁和美國唱雙簧。邱義仁那無恥混蛋說台獨不可能由台灣人決定，因為美國根本不同意台獨。美國隨即公開附和。一些反獨或統派人士想必很開心，這些傻蛋真的很 "單純"。我問你，你若是主人，你的狗兒叫啥名字有何重要性？狗還是狗不是嗎？<text:line-break/><text:line-break/>我這例子其實不太貼切，事實上，台灣原本是狗，但早已朝著 "狗肉炸彈" 的方向發展。也就是說，台灣這條狗，只是用來攻擊祖國大陸的一個工具，一顆狗肉炸彈。這炸彈叫啥名字有什麼意義嗎？<text:line-break/><text:line-break/>我很想說的一句話是：希望台灣人能夠嚴肅意識到島嶼的這項悲劇命運，認清敵我，力挽狂瀾，懸崖勒狗，以免深陷水火，親痛仇快。</text:span></text:p>
      <text:p text:style-name="P2"><text:span text:style-name="T1">孫從輔   |  2021.07.13 11:55   |   </text:span><text:a xlink:type="simple" xlink:href="http://palinfo.habago.org/Entry?Command=Information_PrintForum#FORUM40836"><text:span text:style-name="T2">#</text:span></text:a></text:p>
      <text:p text:style-name="P3"><text:span text:style-name="T1">反民進黨的“公知”中，我注意到陳文茜和楊照。最近他們談論疫情與台灣民主倒退，其觀點本質仍是民進黨和中共一樣“獨裁”，甚至提出民進黨和中共都「用自產疫苗打壓國際疫苗」的謬論，而他們言論下方居然是一片叫好，說他們是台灣少有的“理性的良心”，讓我很無語。我覺得和民進黨專注詐騙現實私利比起來，反民進黨“公知”用這種昧於現實的言論迷惑民眾，長期帶來的害處可能更大。<text:line-break/><text:line-break/>從大環境來看，美國操弄台灣政治的陽謀，就是將政治選項簡化，最好只剩兩種，再讓代表這兩種選項的勢力傾軋內耗。但無論這兩種勢力如何對立，都不能挑戰美國的利益與意識形態，比如說反共仇中、醜化中國必須是共識，不許理性思考，也不許“言論自由”。也許陳文茜和楊照等反民進黨“公知”的言論並不昧於現實，相反地，他們心中對如何迎合美國陽謀、如何維護美國現實利益清楚得很。</text:span></text:p>
      <text:p text:style-name="P2"><text:span text:style-name="T1">陳真   |  2021.07.11 23:11   |   </text:span><text:a xlink:type="simple" xlink:href="http://palinfo.habago.org/Entry?Command=Information_PrintForum#FORUM40835"><text:span text:style-name="T2">#</text:span></text:a></text:p>
      <text:p text:style-name="P3"><text:span text:style-name="T1">人渣黨與光頭黨共創民主奇蹟(2)：柯林頓基金會的死亡名單<text:line-break/><text:line-break/>陳真<text:line-break/><text:line-break/>2021. 07. 11.<text:line-break/><text:line-break/><text:line-break/>前一篇文章"人渣黨與光頭黨共創民主奇蹟"中，我提到海地總統被殺，可能是當地不滿人士所為。我得收回這個幼稚的想法，因為那時候事情剛發生，我並不知道這群殺手十多人竟然在犯案後，跑到台灣駐海地的 "大使館" 躲藏。這就有問題了，怎麼會有人這樣的 "躲" 法？這不像在躲，倒像是在按表操課。<text:line-break/><text:line-break/>這意味著台灣很可能涉及這起暗殺。由此，你自然就得想到有關柯林頓和希拉蕊那兩個血腥人渣的殺戮名單，簡單說：凡是準備要出面舉證或曾經爆料或報導或分贓不均準備舉發或任何企圖揭密這兩位人渣的人，除了阿桑吉至今還活著之外(但是希拉蕊曾經在白宮建議歐巴馬以無人機刺殺阿桑吉)，其他統統都會突然 "想不開" 而 "自殺"，或是突然遭到天災人禍等 "意外"，或突然遇到 "搶匪" 奪命，或突然 "心臟病發"，或突然遇到奇怪的 "車禍" 等等等等等。<text:line-break/><text:line-break/>最近就死了兩名，同樣匪夷所思，其中有一個也是突然就想不開於是就 "自殺"，另一個則是負責調查柯林頓和希拉蕊在海地的貪腐、洗錢與販賣人口等罪行，也是突然就死掉了。<text:line-break/><text:line-break/>無數的巧合，無數的死亡，我不相信老天爺偏偏就是如此疼愛這對狼狽為奸的血腥人渣夫婦，總是會讓那些企圖對其揭露罪行者突然就活得不耐煩而 "自殺"，或突然遭到死亡橫禍。<text:line-break/><text:line-break/>我知道自以為理性的腦殘人士一定會要我拿出證據，我要是有第一手證據，恐怕今晚就會突然想不開而 "自殺" 了，成為這一長串神祕死亡名單的其中一個。<text:line-break/><text:line-break/>但我倒也不是說柯林頓和希拉蕊及台灣人渣黨的 "民主友人"--海地總統摩伊士，100%就一定是專門在世界各地撈錢洗錢謀財害命的 "柯林頓基金會" 或 "柯林頓-布希援助海地基金會"(Clinton Bush Haiti Fund)命令狗腿子去幹的，但你若要說這一切全屬巧合，那也未免太自欺欺人。<text:line-break/><text:line-break/>每天忙碌不堪，等我有空，再把人時地等各種情節寫具體一些。好萊塢電影常有政治驚悚片，其實哪需要編劇，光從現實中直接取材，就有許多現成的黑心題材與靈感。西方政治之貪婪腐敗與泯滅人性，比起電影更要齷齪千百倍。<text:line-break/><text:line-break/>我這輩子，好像永遠都面臨一種身為極端少數的痛苦局面：<text:line-break/><text:line-break/>三十幾年前，黨外時，我說蔣家王朝濫殺無辜，周圍幾乎沒有一個人信。人們說，蔣總統仁民愛物，是民主燈塔，是世界偉人，連一隻螞蟻都不忍心傷害，哪會殺人。<text:line-break/><text:line-break/>二十幾年前，我說人渣黨貪婪腐敗，整個黨被蟑螂蒼蠅所佔領，周圍幾乎沒有一個人信，人們說，民進黨為民主打拼，勤政愛民，清廉正直有理想；蔡英文更被西方媒體刻意捧為 "民主的世界領航人"，一如當年吹捧蔣介石伊拉克海珊是 "捍衛自由的鬥士"，是"世界民主的燈塔"。<text:line-break/><text:line-break/>同樣是二十幾年前，當我開始寫下反美文字，我說以美英為首的西方國家，半個多世紀來，四處侵略屠殺，姦殺擄掠，無惡不作，泯滅人性的程度史無前例，殺害數千萬人，上億人淪為難民，周圍同樣幾乎沒有一個人信。人們因此對我叫罵不斷，百般抹黑與惡搞；人們說，西方國家熱愛民主自由與人權，不惜犧牲自身生命與財產，也要保護世人免於專制獨裁。<text:line-break/><text:line-break/>一樣是二十幾年前，我由台獨叛亂犯變成統派，我說，中國共產黨是全世界惟一令人尊敬的政黨，祖國是人類史上最偉大的國家，是我所見過、聽過、接觸過、讀過的全世界國家之中，真正以民為主、造福全世界的國家，沒有 "之一"。周圍幾乎沒有一個人信，人們說我言論荒唐，說我發神經；人們說，中共是惡魔，是人類公敵，專制獨裁傷害人權。<text:line-break/><text:line-break/>你看，就連那些所謂反民進黨的人，十之八九也是腦殘，少有例外，動不動就說什麼 "民進黨比中共還壞"。那就好像說某個齷齪人渣 "比耶穌還壞" 那樣荒唐。<text:line-break/><text:line-break/>但你真的很難說服腦殘，明明事實就在眼前，人們也不會相信。要不然，你只要花個頂多幾天時間，馬上就會相信我所言之一切。<text:line-break/><text:line-break/>大多數人的理性能力似乎很難單獨作業，而是具有某種 "從眾性"。因此，一個人一旦被洗腦，很難以個別的身份再洗回來，除非經過某種 "整體性的" 風向集體轉變，大多數人才會跟著變。<text:line-break/><text:line-break/>希望有一天，我可以脫離身為極少數一方的痛苦宿命。</text:span></text:p>
      <text:p text:style-name="P2"><text:span text:style-name="T1">陳真   |  2021.07.11 21:58   |   </text:span><text:a xlink:type="simple" xlink:href="http://palinfo.habago.org/Entry?Command=Information_PrintForum#FORUM40834"><text:span text:style-name="T2">#</text:span></text:a></text:p>
      <text:p text:style-name="P5"><text:span text:style-name="T1">第二個網址是無效連結。</text:span></text:p>
      <text:p text:style-name="P2"><text:span text:style-name="T1">Ethan   |  2021.07.11 11:22   |   </text:span><text:a xlink:type="simple" xlink:href="http://palinfo.habago.org/Entry?Command=Information_PrintForum#FORUM40833"><text:span text:style-name="T2">#</text:span></text:a></text:p>
      <text:p text:style-name="P3"><text:span text:style-name="T1">下面文章有提到一些二戰以來，美軍相關的生化實驗，計畫的歷史及手法。有些都沒聽過。有空可以看看。<text:line-break/><text:line-break/></text:span><text:a xlink:type="simple" xlink:href="https://bit.ly/2UImJXe"><text:span text:style-name="T4">https://bit.ly/2UImJXe</text:span></text:a><text:span text:style-name="T1"><text:line-break/><text:line-break/></text:span><text:a xlink:type="simple" xlink:href="https://bit.ly/3xy3gaB"><text:span text:style-name="T4">https://bit.ly/3xy3gaB</text:span></text:a></text:p>
      <text:p text:style-name="P2"><text:span text:style-name="T1">鄭豐遠   |  2021.07.11 08:20   |   </text:span><text:a xlink:type="simple" xlink:href="http://palinfo.habago.org/Entry?Command=Information_PrintForum#FORUM40832"><text:span text:style-name="T2">#</text:span></text:a></text:p>
      <text:p text:style-name="P5"><text:span text:style-name="T1">我看完了怡靜轉貼的這個一小時的訪談，謝謝轉貼。這位根納季·奧尼先科顯然不但是專家中的領導班子，他的態度應該一部份也反映了俄羅斯官方的觀點和立場。雖然不懂俄文，但從肢體語言和他和主持人 (不怎麼良好) 的互動中，我可以感覺到他的一種巨大擔憂和急迫。<text:line-break/><text:line-break/>出國後這幾年，特別是新冠爆發後，感受到許多巨大的衝擊，尤其是想法上的轉變。平時經常足不出戶，但透過網路以及有限的人際交往，我從異鄉的空氣中，從陌生人們的語氣和舉手投足間，彷彿就能像天線那樣，吸收到許多訊息，甚至窺探到人們的內心想法。我的英文就是這樣學的，鈺錠常問我為什麼不需要去語言學校，不需要去工作場合，甚至不需要和人說話，卻能夠持續讓英文進步。其實那是因為我經常在心裡自己和自己對話，但和我說話的那個人卻是我從周圍人們身上"偷"來的一個人格，我能想像他/她會怎麼思考事物，怎麼擠眉弄眼，怎麼使用語言表達。<text:line-break/><text:line-break/>同樣地，面對使用中文的同胞，我同樣也能輕易窺見他們的內心。會門外語還是有好處的，多門外語就像多了一個折射角度，你能看到所謂思想路徑是怎麼行進的。特別是在所謂西方國家，我感覺出國就像一面照妖鏡，一個華人的人格品性，出了國後立刻就會顯露出來，藏都藏不住。<text:line-break/><text:line-break/>至於我自己，來了一趟西方，也算是開了眼界，對人類能傲慢，自私和愚昧到什麼程度有了新的認識，對西方的各種險惡用心更是感到心驚。反過頭來，對過去那些在西方教育思維下大多數人包括我在內，持有負面印象的一些中國傳統或現代的思想和制度，我開始重新思考它們代表了什麼意義。我們總是有個人類文明是在持續進步的錯覺，認為舊的不如新的，實際上只要人性不變，人類的狀態也不會有多少改變，而人性是亙古不變的。<text:line-break/><text:line-break/>我仍然相信世界和平最終將仰賴於中美俄三個大國間的平衡，其他所謂國際關係都屬次要，就連歐盟恐怕都只能算個配角。而中國的成功與否，多大程度上不再是她在所謂現代文明標準下表現得如何，而是她如何能從幾千年的歷史智慧中提練出那些最合適自己的發展形式。<text:line-break/><text:line-break/>我不曉得別人會不會懂我在說什麼，我的意思是比如以中國抗擊新冠的成功為例，或許這位俄羅斯專家口中所謂中國民眾的配合態度和觀念只是一個表象，實際上還是國家的高度中央集權制度帶來的成果。還好新中國並沒有被西方一眾豺狼虎豹給欺騙，沒有被這類多黨制的自由糖衣給投毒成功，否則別說新冠，恐怕任憑過去一場針對中國的金融或能源或大宗糧食的攻擊，都能讓整個國家輕易崩潰。<text:line-break/><text:line-break/>身處亂世，凡事難料，但人都得為自己的思想找一個錨點，對你所愛之人，對你的下一代給個說法，才不枉來這世上一遭。</text:span></text:p>
      <text:p text:style-name="P2"><text:span text:style-name="T1">怡靜   |  2021.07.10 18:57   |   </text:span><text:a xlink:type="simple" xlink:href="http://palinfo.habago.org/Entry?Command=Information_PrintForum#FORUM40831"><text:span text:style-name="T2">#</text:span></text:a></text:p>
      <text:p text:style-name="P3"><text:span text:style-name="T1">昨天在微博看到的，我把它轉成繁體貼出，有興趣的朋友可以看看，<text:line-break/>搭配陳真寫的生物武器：一個更陰暗的未來 系列文章閱讀會有更清晰的面貌．<text:line-break/>翻譯是網友義務幫忙的非專業，可能有些辭不達意或錯譯（裡面有提到全球人口數，翻譯錯數字了）<text:line-break/>，不過不妨礙理解影片．<text:line-break/><text:line-break/>如果連過去網址看，不是微博註冊用戶，有時候會跳出來要你註冊，所以<text:line-break/>我把影片上傳到這裡，也可以連到這裡看影片<text:line-break/></text:span><text:a xlink:type="simple" xlink:href="https://sendvid.com/vklje7xz"><text:span text:style-name="T4">https://sendvid.com/vklje7xz</text:span></text:a><text:span text:style-name="T1"><text:line-break/><text:line-break/>=======================<text:line-break/><text:line-break/></text:span><text:a xlink:type="simple" xlink:href="https://m.weibo.cn/status/4657077064569028"><text:span text:style-name="T4">https://m.weibo.cn/status/4657077064569028</text:span></text:a><text:span text:style-name="T1"><text:line-break/><text:line-break/>今天發的視頻，是俄羅斯國家杜馬教育和科學委員會負責人、流行病學家根納季·奧尼先科，5月18日接受俄羅斯衛星通訊社記者采訪的記錄，全長1小時。<text:line-break/><text:line-break/>奧尼先科重點對獨聯體國家的米國軍方實驗室、疫情防控、中國疫情情況、生物武器、新冠疫情體現了混合戰爭什麼特點等問題深度談了自己的看法。<text:line-break/><text:line-break/>我把重點問題談到的時間點列一下，各位可以選擇觀看：<text:line-break/><text:line-break/>2：02 - 米國對印第安人使用了哪些生物武器<text:line-break/><text:line-break/>2：47 - 大規模殺傷性武器類型。為何生物武器成為首選<text:line-break/><text:line-break/>6：32 - 米國在前蘇國家的軍事生物實驗室在幹些什麼<text:line-break/><text:line-break/>8：31 - 為什麼位於哈薩克斯坦境內的生物實驗室更危險<text:line-break/><text:line-break/>10：45 - 米國是如何控制住前蘇國家的衛生事業的<text:line-break/><text:line-break/>12：23 - 對國際專家組在中國武漢調查情況的理解<text:line-break/><text:line-break/>15：42 - 米國人從在阿拉木圖的實驗室能獲得何種收益<text:line-break/><text:line-break/>17：22 - 新冠疫情如何展現未來混合戰爭的特點<text:line-break/><text:line-break/>24：35 - 各國官方知道米國實驗室在幹些什麼嗎<text:line-break/><text:line-break/>25：55 - 當前已知米國在做那些實驗，為什麼米國一直沒有停止對天花病毒的研究<text:line-break/><text:line-break/>29：02 - 病毒是人造的嗎？<text:line-break/><text:line-break/>36：44 - 俄羅斯邊境上的生物實驗室的終極目的是什麼？<text:line-break/><text:line-break/>50：26 - 俄羅斯人應從中國應對生物威脅中學到什麼？<text:line-break/><text:line-break/>53：22 - 新冠是否已成為季節性疾病？<text:line-break/><text:line-break/>57：11 - 如何解決俄邊境生物實驗室問題？<text:line-break/><text:line-break/>有時間的話請各位看完這個視頻。<text:line-break/><text:line-break/>（嘉賓部分觀點僅為自己理解，並不全面，僅供參考）</text:span></text:p>
      <text:p text:style-name="P2"><text:span text:style-name="T1">王修亮   |  2021.07.09 22:05   |   </text:span><text:a xlink:type="simple" xlink:href="http://palinfo.habago.org/Entry?Command=Information_PrintForum&amp;iPage=1#FORUM40830"><text:span text:style-name="T2">#</text:span></text:a></text:p>
      <text:p text:style-name="P3"><text:span text:style-name="T1">該對抗的，本來就應該是美國。<text:line-break/>該對抗的，是洗腦。<text:line-break/><text:line-break/>在流行的汙濁裏成長到了高中大學，潛意識裡的習性早已腐化完成。<text:line-break/>唯有從小教育可以對抗洗腦，很慢很冗長，很需要時間與技巧。<text:line-break/>但可以有效對抗洗腦。<text:line-break/><text:line-break/>沒有武力，就需要教育。<text:line-break/>教育好自己的子女，教育好自己的學生，即使力量甚微，人數稀少，也是涓滴成流。<text:line-break/>繼續努力。</text:span></text:p>
      <text:p text:style-name="P2"><text:span text:style-name="T1">許世勤   |  2021.07.09 17:21   |   </text:span><text:a xlink:type="simple" xlink:href="http://palinfo.habago.org/Entry?Command=Information_PrintForum&amp;iPage=1#FORUM40829"><text:span text:style-name="T2">#</text:span></text:a></text:p>
      <text:p text:style-name="P5"><text:span text:style-name="T1">不管是什麼制度，領導班子如果尊重事實與邏輯，舉凡任何政策皆能實事求是，那麼最終受惠的就會是人民。大陸以國家政策領導產業發展，並確保政策制定的話語權，這在實踐上已經驗證是正確的。<text:line-break/><text:line-break/>台灣在經濟起飛的年代，產業政策的制定也是由政府主導方向。如果放任自由主義的「市場機制」，那麼一定是大吃小，劣幣驅逐良幣。今天台灣的產業體質不能提振，跟這個自由主義有關。自由主義下，一切回歸叢林法則，民眾只是成為待宰的羔羊。只是這種「自由」，應該最符合人渣黨跟美國的利益。<text:line-break/><text:line-break/>美國貴為世界獨強，但是政策的決定往往在資本家組成的政治遊說團體，國家的命運決定在Big Tech, Big Pharma, Deep State，所以在疫情底下就這麼眼睜睜看著美國人民染疫、死亡。<text:line-break/><text:line-break/>台灣還要繼續自我陶醉在這種夢幻的「民主、自由、人權」中？<text:line-break/><text:line-break/>看到大陸的碳中和政策，各項分析有條有理，讓人不禁羨慕起大陸同胞。再回頭看台灣的「綠能」政策，卻看不到這種理性。</text:span></text:p>
      <text:p text:style-name="P2"><text:span text:style-name="T1">梁成功   |  2021.07.09 07:35   |   </text:span><text:a xlink:type="simple" xlink:href="http://palinfo.habago.org/Entry?Command=Information_PrintForum#FORUM40828"><text:span text:style-name="T2">#</text:span></text:a></text:p>
      <text:p text:style-name="P3"><text:span text:style-name="T1">丁仲礼院士：中国碳中和框架路线图研究<text:line-break/></text:span><text:a xlink:type="simple" xlink:href="https://mp.weixin.qq.com/s/tMcMuiWiK6pYnUzQRd1JEw"><text:span text:style-name="T4">https://mp.weixin.qq.com/s/tMcMuiWiK6pYnUzQRd1JEw</text:span></text:a><text:span text:style-name="T1"><text:line-break/>===========<text:line-break/>丁仲礼院士：中国碳中和框架路线图研究<text:line-break/>原创 丁仲礼 科学大院 前天<text:line-break/>（本文由科学大院根据丁仲礼院士在中科院学部第七届学术年会上的报告整理而成，首发于科学大院）<text:line-break/>各位院士，针对“双碳目标”（编者注：”双碳目标“指碳达峰、碳中和），中国科学院学部设立了一个重大咨询项目——“中国碳中和框架路线图研究“，由张涛院士、高鸿钧院士和我来牵头，下面我简单介绍一下这个项目要研究的主要内容。<text:line-break/><text:line-break/>碳中和是什么？如何实现？<text:line-break/><text:line-break/>“双碳行动”是应对气候变暖的国际行动的一部分。欧盟国家是“碳中和”的首倡者，他们提出要在2050年达到碳中和。我国去年9月承诺，2030年碳达峰，2060年达到碳中和。多年以来，美国由于党派争执，对待气候变化问题的态度一直摇摆不定，但是民主党上台以后，他们提出的目标还是非常激进的，尤其是提出2035年要达到无碳发电，2050年要达到碳中和。</text:span><text:span text:style-name="T6">鉴</text:span><text:span text:style-name="T1">于美国这么多年来的反复立场，其如何落实到实际行动上，还是要“走着瞧”。现在有不少国家都在制定碳中和计划，但我们认为这是一个雄心勃勃但又极其艰难的目标。<text:line-break/>图1 不同大国碳排放现状<text:line-break/><text:line-break/>图1是一些典型国家1930年到2019年之间人均碳排放量的变化情况。我们能够看到，美国自1930年以来，一直是人均碳排放量最高的国家。1970年代，美国人均碳排放量达到了最高峰，之后开始下降，英国和法国大概也是在上世纪七十年代到八十年代达到最高峰。经常有人讲，“从碳达峰到碳中和，美国有60年时间，而中国只有40年”，其实这个表述是不够准确的，欧洲国家和美国从碳达峰到碳中和实际上是有70到80年的时间。<text:line-break/><text:line-break/>从人均角度来分析的话，美国、英国、法国的碳排放已经处于下降阶段，正在走向碳中和。印度的人均排放量增长刚刚“启动”，大概相当于我国60年代的人均排放水平，尚未真正到达快速增长时期。我国基本上从2012、2013年开始就进入了碳排放的“平台期”。世界上还有许多农业国家尚未启动工业化，所以还没有”启动“碳排放。<text:line-break/><text:line-break/>现在我们有两个目标，一个是碳达峰，一个是碳中和。在碳达峰上，达到什么样的高度，我们并没有一个天花板，也没有设定一个具体目标。理论上有两种选择，一种是把峰调高，以后的减排数据会好看一点；第二种是尽量把峰值压低。我个人认为，出于改善空气质量的考</text:span><text:span text:style-name="T6">虑</text:span><text:span text:style-name="T1">，还是要追求尽量把峰值压低。所以，碳达峰其实不需要太多研究，要研究的问题主要是如何实现碳中和。<text:line-break/><text:line-break/><text:line-break/>图2 主要国家人均二氧化碳排放比较<text:line-break/><text:line-break/>图2显示的是主要国家人均碳排放的对比。我国的生产端人均二氧化碳排放量是7.28吨/年，高于全球平均水平，不过比美国要低很多；从消费端来看，我们的人均排放量比英法美都低；最核心的是图2最右边图中展示的人均累计排放，大家都知道，一个国家的发展，尤其是基础设施建设，是逐年累积的，这张从1900年算起的人均累计排放对比图显示，全球平均水平是209吨/人，我国才157吨/人，美国是1218吨/人，欧洲的法国、英国这些国家都比我国多得多。所以计算人均累计碳排放，我国</text:span><text:span text:style-name="T6">远远</text:span><text:span text:style-name="T1">低于全球平均，这个结论大家一定要记住。我国现在的碳排放总量比较高，这和我国经济发展比较快有关。从这个角度看，我国的碳中和应该会比其他国家要困难，大家心里应该有数。<text:line-break/><text:line-break/>碳中和的概念，就是人为排放的二氧化碳（化石燃料利用和土地利用），被人为努力（木材蓄积量、土壤有机碳、工程封存等）和自然过程（海洋吸收、侵蚀-沉积过程的碳埋藏、碱性土壤的固碳等）所吸收。目前全球每年排放的二氧化碳大约是400亿吨，其中14%来自土地利用，86%来自化石燃料利用。排放出来的这些二氧化碳，大约46%留在大气，23%被海洋吸收，31%被陆地吸收。这个数据可能不是特别准，但一百年以来碳循环基本上就是这么一个规律。<text:line-break/><text:line-break/>碳固定过程非常多，我在这里举一个不被大家特别关注的例子——土壤。干旱、半干旱地区的碱性土壤中含有很多钙离子，不像南方酸性土壤钙离子很少，这些钙离子和大气中的二氧化碳结合，降水的时候就会淋溶形成碳酸钙沉淀，这是一个非常强大的自然过程。做黄土研究的专家经常说，黄土里面有料姜石，这就是碳酸钙的结核，还有在温暖时期沉淀下来的钙板。我国有大面积的干旱半干旱地区，这个自然过程对碳的固定，是一个非常重要的过程。<text:line-break/><text:line-break/>接下来讲未来碳中和的主要途径。我们要考</text:span><text:span text:style-name="T6">虑</text:span><text:span text:style-name="T1">到，接近2060年的时候，因为人为排放下降了，二氧化碳分压降低，海洋吸收可能也会相应降低，但降低的幅度现在很难预测。陆地土壤沉积的固碳过程还是会存在，甚至有可能会加强。所以，不得不排放的二氧化碳，就要通过生态建设、工程封存等措施去除掉，这样才能达到中和。<text:line-break/><text:line-break/><text:line-break/>图3 未来碳中和的主要途径<text:line-break/><text:line-break/>需要特别说明的是，自然过程吸收二氧化碳的量，只能理解为自然界存在的一个基数，比如海洋吸收的碳就不能归结为哪个国家的功劳。我们要考</text:span><text:span text:style-name="T6">虑</text:span><text:span text:style-name="T1">如何依靠人为努力，比如生态建设、工程封存、土壤固碳等措施来进行碳固定。也就是说，碳中和等于排放量同自然过程吸收、生态碳汇、工程封存等等抵消。<text:line-break/><text:line-break/>中国如何达到碳中和<text:line-break/><text:line-break/>我们这个学部咨询项目是从排放端、固碳端、政策推动这几个角度来考</text:span><text:span text:style-name="T6">虑</text:span><text:span text:style-name="T1">的。要特别说明，这个项目只是想把碳中和框架设计出来，把问题清单列出来，至于碳中和具体怎么做，还需要大家共同进行大量的研究。我们现在只是设计一个初步路线图，供大家研讨完善。这个咨询项目设立了九个专题，我把每个专题简单向大家报告一下。<text:line-break/><text:line-break/>专题一：未来能源消费总量预测<text:line-break/><text:line-break/>第一个专题由江亿院士他们来负责。这个专题要解决的一个核心问题是，在不同时间节点（面向2060），我国居民生活、工业、建筑、交通等重点领域的能源需求以及全社会能源总需求。<text:line-break/><text:line-break/>这里有个主要的几个边界条件要明确：<text:line-break/><text:line-break/>一个是到2035年，我们GDP比目前还会翻一番，2060年还需要再翻一番，达到人均4万美元，生活水平也要相应地同发展阶段相当，产业结构从目前的中低端发展到中高端。<text:line-break/><text:line-break/>另外一个因素就是人口变动，少子、老龄化这些因素必须考</text:span><text:span text:style-name="T6">虑</text:span><text:span text:style-name="T1">进去，要建立一个预测的模型。但预测常常是不准的，2009年有部门预测2020年我国一次能源消费将达到44亿吨标准煤，但实际上2020年我国一次能源消费达到50亿吨标准煤。所以我们希望高中低都有预测，不要局限于某一种观点。<text:line-break/><text:line-break/>专题二：非碳能源占比阶段性提高途径<text:line-break/><text:line-break/>这个专题要解决的核心问题是，我们需要一个什么样的新型能源供应系统，尤其是电力供应系统，如何逐步增加非碳能源，特别是风、光、水、地热、核等的比重。<text:line-break/><text:line-break/>其次，我们要重点回答，中国西部有丰富的风、光资源，如何从各种发电、储能、转化、输电、消纳等等环节协调发力，让这些资源得到有效充分利用。<text:line-break/><text:line-break/>尤其要解决的问题是，由于风、光资源的时空分布不平衡，如何保证</text:span><text:span text:style-name="T6">稳</text:span><text:span text:style-name="T1">定输出，需要一套什么样的基础设施来保证</text:span><text:span text:style-name="T6">稳</text:span><text:span text:style-name="T1">定输出，这是一个非常大的问题，也需要有一个框架。<text:line-break/><text:line-break/><text:line-break/>图4 目前我国一次能源消费比例<text:line-break/><text:line-break/>另外关于新型电力系统的能源供应系统，我们需要列出一个技术清单，到底需要哪些技术，作为未来研究方向。图4是我国2019年一次能源消费情况，可以看出，非碳能源实际上只占15%，另外85%是煤、油、气，这是一个非常严峻的现实。我国现在大约排放100亿吨二氧化碳。假如到2060年，我国还不得不排放20到25亿吨二氧化碳，在这样的情景之下，我们该怎么办？<text:line-break/><text:line-break/>现在初步的认识是：非碳能源占比不会是线性提高的，主要靠技术组合和技术突破。煤炭作为主力能源，还会存在较长一段时期，因此煤炭清洁利用技术的进步仍需十分重视。另外一个是核能，我们不该追随某些“弃核国家”的脚步，还要加强核能利用，甚至在内陆地区建厂，把核能充分利用起来。尤其是西部干旱地区的风、光资源，是我们实现碳中和最大的底气，我们要考</text:span><text:span text:style-name="T6">虑</text:span><text:span text:style-name="T1">如何来</text:span><text:span text:style-name="T6">稳</text:span><text:span text:style-name="T1">定输出。<text:line-break/><text:line-break/>专题三：不可替代化石能源预测<text:line-break/><text:line-break/>这个专题的核心问题是，不可替代的化石能源必然会转化为不得不排放的二氧化碳，对于这部分排放要有一个预测，来自于何处、来自于什么行业、总量有多少。<text:line-break/><text:line-break/>我们现在讲碳中和，首先要考</text:span><text:span text:style-name="T6">虑</text:span><text:span text:style-name="T1">替代，就是用电、热、氢能等来替代，来减少二氧化碳排放。不同行业、不同领域的替代难度肯定是不一致的，我们能否从目前的情况来按照难易排序，这是非常关键的。<text:line-break/><text:line-break/>其次，我们能否确定不可替代的领域有哪些？在这些领域不得不排放二氧化碳，那就是碳中和需要中和掉的部分，我们就需要进行针对性预测。现在初步认为：居民生活比较容易用电力、地热、太阳能来替代，关键在于国家如何推动；交通领域，目前已经在大力发展电动汽车，以后可能用氢能驱动船和飞机等，这个替代可能只是个时间问题；农业领域大部分也可以替代；比较难替代是工业领域，包括冶金、化工、建材、矿山等等如何替代，还需要特别研究。<text:line-break/><text:line-break/>另外，我们要克服风电、光电等输出不</text:span><text:span text:style-name="T6">稳</text:span><text:span text:style-name="T1">定性的问题。未来我们的电力系统如何保证</text:span><text:span text:style-name="T6">稳</text:span><text:span text:style-name="T1">定输出将是需要考</text:span><text:span text:style-name="T6">虑</text:span><text:span text:style-name="T1">解决的关键问题。美国提出来2035年就要实现无碳电力，中国什么时候实现低碳电力或者无碳电力，这也需要认真研究。<text:line-break/><text:line-break/>目前有很多国家对氢能寄予了很大希望，我们的院士当中也有不同的声音。氢能战略也需要国家拿出方案。我国大约100亿吨二氧化碳排放中，发电端占比约47%，消费端如工业过程、居民生活等等占了53%，要实现碳中和就需要在发电端用更多的非碳能源来发电、在消费端用电和氢能等来替代，构建一个两端共同发力的系统。<text:line-break/><text:line-break/>专题四：非碳能源技术研发迭代需求<text:line-break/><text:line-break/>非碳能源技术发展是个迭代的过程，需要逐渐进步，但具体分几步来做是一个问题。大化所的刘中民院士他们提出来三步走，第一步是化石能源的清洁高效利用与耦合替代；第二步，可再生能源多能互补与规模应用；第三步，低碳能源智能化多能融合。具体怎么做，还需要进一步探讨。这个问题最后还要和第二个专题一起“收口”。<text:line-break/><text:line-break/><text:line-break/>图5 排放端专题分布及关系<text:line-break/><text:line-break/>前四个专题主要研究排放端。在固碳端，我们也列了四个专题。<text:line-break/><text:line-break/>专题五：陆地生态系统固碳现状测算<text:line-break/><text:line-break/>第五个专题是关于我国陆地生态系统的固碳现状，就是说我国生态系统现在到底有多少固碳能力，以及碳汇的功能与速率，不同有机碳之间什么时候会达到平衡？还有我刚才讲到的碱性土壤这个问题，目前的研究还很少，也需要加强研究。<text:line-break/><text:line-break/>中科院已经做过一些关于碳收支项目的研究。现在认为，我国目前地表碳储量相当于363亿吨二氧化碳，每年固碳速率是10到40亿吨二氧化碳，我们估计森林在2060年以前将会达到固碳的峰值，之后固碳速率就会降低。干旱半干旱区的土壤还很难估计。图6就是用不同的方法测算出来的碳源，数据差别比较大。<text:line-break/><text:line-break/><text:line-break/>图6 当前我国陆地生态系统固碳速率<text:line-break/><text:line-break/><text:line-break/>图7 中科院碳专项中有关陆地碳汇研究成果<text:line-break/><text:line-break/>大家从图7上可以看出来，我国建设的生态工程固碳总量是非常大的，约占我国陆地生态系统年固碳总量的56%，这是一个令人鼓舞的现象。<text:line-break/><text:line-break/>专题六：陆地生态系统未来固碳潜力分析<text:line-break/><text:line-break/>计算我国陆地生态系统未来固碳的潜力，主要有以下核心问题：<text:line-break/><text:line-break/>一是陆地和近海不同生态系统的固碳潜力如何，以及未来在气候变化影响下，它们会如何变化；二是我国生态恢复、建设工程这些面状分布区未来的固碳潜力如何；三是新增点状分布区的固碳潜力如何，比如城市造林绿化等；四是其他一些人为措施，比如南水北调西线工程上马后西部干旱区变绿、海水淡化等实现之后，在其影响下新增的固碳潜力如何；还有未来陆地生态系统增加碳汇的措施，比如秸秆闷烧成碳屑等。我们还需要研究证明这些增汇措施的长期性。<text:line-break/><text:line-break/>专题七：碳捕集利用封存技术评估<text:line-break/><text:line-break/>第七个专题是碳捕集利用工程封存技术。我们谈到的负排放技术目前有图8中列出的这些，包括将二氧化碳制成化学品、将二氧化碳制成燃料、微藻的生产、混凝土碳捕集、提高原油采集率、生物能源的碳捕捉和存储、硅酸盐岩石的风化和矿物碳化、植树造林、土壤有机碳和土壤无机碳、农作物的秸秆烧成木炭还田等等。这些负排放技术中，前面几项是国际上所谓的CCUS技术，后面用红箭头标出来的这两项——矿物碳化和生物炭，我国研究得还比较少。<text:line-break/><text:line-break/><text:line-break/>图8 全球实现碳中和的主要技术<text:line-break/><text:line-break/>这里的核心问题是，这些技术还需要进一步研究，现在还没有必要马上就大规模工程封存，那是要在2060年之前考</text:span><text:span text:style-name="T6">虑</text:span><text:span text:style-name="T1">的问题。目前这方面的技术进步是比较快的，未来会进步到什么程度还不好预测，但是我个人认为，最好不要单纯地封存，那样不产生经济效益，还是要想办法如何利用二氧化碳。<text:line-break/><text:line-break/>专题八：青藏高原率先达标示范区建议<text:line-break/><text:line-break/>第八个专题是建议在青藏高原建设一个率先达标的示范区。青藏高原在我国境内的面积有250万平方公里，我国正在建设青藏高原生态屏障，同时我国可能也要开发一些河流的水电，如果能把青藏高原建成一个率先达标示范区，我们就能够在气候变化问题上处于一个道德上的制高点。青藏高原固碳的潜力非常之大，因为它有很多退化的草地，所以我们现在要对它进行专题研究。<text:line-break/><text:line-break/>另外还要考</text:span><text:span text:style-name="T6">虑</text:span><text:span text:style-name="T1">，以后一个地区或一个行业的碳中和程度如何评价，这要从生产端、消费端共同来做，也需要拿出一个思路。<text:line-break/><text:line-break/>专题九：政策技术分析研究<text:line-break/><text:line-break/>第九个专题是政策如何推动的问题，包括如何推动非碳技术，如何进行生态建设增加碳汇。目前来说，我国在减排问题上，政府约束性政策大于市场机制，以后可能要更多地依靠市场来发挥作用。<text:line-break/><text:line-break/><text:line-break/>图9 政策技术分析框架<text:line-break/><text:line-break/><text:line-break/>图10 咨询项目的最后情景设计与综合<text:line-break/><text:line-break/>如图10，这个项目最终会做一个情景设计：假如我国每年不得不排放25亿吨二氧化碳，这些排放来自哪里？根据目前观测比例，自然过程可以吸收13亿吨，如果生态系统吸收8亿吨，可能还要考</text:span><text:span text:style-name="T6">虑</text:span><text:span text:style-name="T1">用风化和碳酸钙沉淀吸收2亿吨，还有2亿吨可能要变成生物炭埋到土壤中。然后就是各种技术如何迭代，最后考</text:span><text:span text:style-name="T6">虑</text:span><text:span text:style-name="T1">如何收口。整个情景大概是这么一个设计。到2060年，如果我国能够做到25亿吨二氧化碳排放量，我个人认为是非常了不起了。<text:line-break/><text:line-break/>最后再说几个观点：<text:line-break/><text:line-break/>第一， “碳中和”过程既是挑战又是机遇，其过程将会是经济社会的大转型，将会是一场涉及广泛领域的大变革。“技术为王”将在此进程中得到充分体现，即谁在技术上走在前面，谁将在未来国际竞争中取得优势。国家需要积极研究与谋划，谋定而动，系统布局，组织力量，特殊支持，力争以技术上的先进性获得产业上的主导权，使之成为民族复兴的重要推动力，我们必须要积极地看待这个问题。<text:line-break/><text:line-break/>第二，我们项目组强调：完成这个大转型，需要在能源结构、能源消费、人为固碳“三端发力”，所需之资金将会是天文数字，决不可能依靠政府财政补贴得以满足，必须坚持市场导向，鼓励竞争，</text:span><text:span text:style-name="T6">稳</text:span><text:span text:style-name="T1">步推进。政府的财政资金应主要投入在技术研发、产业示范上，力争加快我国技术和产业的迭代进步速度。在此过程中，特别要防止能源价格明显上涨，影响居民生活和产品出口。<text:line-break/><text:line-break/>第三，本项目只能先给出一个框架性建议，以供科技界讨论、修正、完善。期望汇聚众智后，学部的建议对我国如何推动此大转型，如何在未来国家创新体系中形成布局完善、责任明确的技术研发体系等重大问题，有实质性的指导意义。项目组也认为，我国学术界应该秉持开放的态度，广泛参与，发挥出想象力和创造力；国家有关部门在确定路线图的问题上可考</text:span><text:span text:style-name="T6">虑</text:span><text:span text:style-name="T1">先经历一段“百家争鸣”时期，千万不要急于“收口”，千万不要急于强力推进。<text:line-break/><text:line-break/>第四，这个大转型过程中，整个行业的协调共进非常重要。“减碳、固碳”“电力替代”“氢能替代”均需要增加企业的额外成本，如果某一行业不同企业间不能协调共进，势必会使“不作为企业”节约了成本，从而出现“劣币驱逐良币”现象。由此，分行业设计“碳中和”路线图及有效的激励/约束制度需尽早完成，这个非常关键。<text:line-break/><text:line-break/>第五，评价国家、区域、行业、企业甚至家庭的“碳中和程度” ，需从收、支两端计量。从能源消费角度论，“支”（即排放）相对容易计量；“收”（即固碳）由于类型多样，过程复</text:span><text:span text:style-name="T6">杂</text:span><text:span text:style-name="T1">，很难精确计量，尤其是“人为努力”下的固碳增量不易确定。由此，国家要尽早建立系统的监测、计算、报告、检核的标准体系，以期针对我国的碳收支状况，保证话语权在我。<text:line-break/><text:line-break/>当然，这里面还有国际上的合作与斗争，比如未来的排放权如何分配？未来排放的天花板应该如何确定？“共同又有区别的责任”未来怎么来体现？西方国家一直在说“资金与技术援助”，但是一直没做，他们如何兑现？每个国家排放量如何计量？另外我国该如何应对西方国家的舆论抹黑，比如西方国家总说中国是第一污染大国，其实从图2看，我国人均累计排放量</text:span><text:span text:style-name="T6">远远</text:span><text:span text:style-name="T1">低于世界平均，但是我们没有人就此问题发声。另外，针对外国对我国绿色产品比如太阳能电池板设立高额关税，我国该如何应对？这里面有很多的问题需要思考。<text:line-break/><text:line-break/>还有一些基础性的科学问题需要研究，比如到底1.5℃、2.0℃增温对应什么样的二氧化碳当量浓度？以前国际上经常说450ppm二氧化碳当量浓度，现在已经达到了这个浓度，但增温并没有达到1.5℃。我个人认为，格陵兰冰盖融化之前，变暖对中国是有利的，融化之后海平面要上升，对中国就不利了，所以我们还是要有一个研究目标。<text:line-break/><text:line-break/>总之，科技界任重道</text:span><text:span text:style-name="T6">远</text:span><text:span text:style-name="T1">。<text:line-break/><text:line-break/>谢谢大家！<text:line-break/><text:line-break/><text:line-break/>原创 丁仲礼 科学大院 前天<text:line-break/>（本文由科学大院根据丁仲礼院士在中科院学部第七届学术年会上的报告整理而成，首发于科学大院）<text:line-break/>各位院士，针对“双碳目标”（编者注：”双碳目标“指碳达峰、碳中和），中国科学院学部设立了一个重大咨询项目——“中国碳中和框架路线图研究“，由张涛院士、高鸿钧院士和我来牵头，下面我简单介绍一下这个项目要研究的主要内容。<text:line-break/><text:line-break/>碳中和是什么？如何实现？<text:line-break/><text:line-break/>“双碳行动”是应对气候变暖的国际行动的一部分。欧盟国家是“碳中和”的首倡者，他们提出要在2050年达到碳中和。我国去年9月承诺，2030年碳达峰，2060年达到碳中和。多年以来，美国由于党派争执，对待气候变化问题的态度一直摇摆不定，但是民主党上台以后，他们提出的目标还是非常激进的，尤其是提出2035年要达到无碳发电，2050年要达到碳中和。</text:span><text:span text:style-name="T6">鉴</text:span><text:span text:style-name="T1">于美国这么多年来的反复立场，其如何落实到实际行动上，还是要“走着瞧”。现在有不少国家都在制定碳中和计划，但我们认为这是一个雄心勃勃但又极其艰难的目标。<text:line-break/>图1 不同大国碳排放现状<text:line-break/><text:line-break/>图1是一些典型国家1930年到2019年之间人均碳排放量的变化情况。我们能够看到，美国自1930年以来，一直是人均碳排放量最高的国家。1970年代，美国人均碳排放量达到了最高峰，之后开始下降，英国和法国大概也是在上世纪七十年代到八十年代达到最高峰。经常有人讲，“从碳达峰到碳中和，美国有60年时间，而中国只有40年”，其实这个表述是不够准确的，欧洲国家和美国从碳达峰到碳中和实际上是有70到80年的时间。<text:line-break/><text:line-break/>从人均角度来分析的话，美国、英国、法国的碳排放已经处于下降阶段，正在走向碳中和。印度的人均排放量增长刚刚“启动”，大概相当于我国60年代的人均排放水平，尚未真正到达快速增长时期。我国基本上从2012、2013年开始就进入了碳排放的“平台期”。世界上还有许多农业国家尚未启动工业化，所以还没有”启动“碳排放。<text:line-break/><text:line-break/>现在我们有两个目标，一个是碳达峰，一个是碳中和。在碳达峰上，达到什么样的高度，我们并没有一个天花板，也没有设定一个具体目标。理论上有两种选择，一种是把峰调高，以后的减排数据会好看一点；第二种是尽量把峰值压低。我个人认为，出于改善空气质量的考</text:span><text:span text:style-name="T6">虑</text:span><text:span text:style-name="T1">，还是要追求尽量把峰值压低。所以，碳达峰其实不需要太多研究，要研究的问题主要是如何实现碳中和。<text:line-break/><text:line-break/><text:line-break/>图2 主要国家人均二氧化碳排放比较<text:line-break/><text:line-break/>图2显示的是主要国家人均碳排放的对比。我国的生产端人均二氧化碳排放量是7.28吨/年，高于全球平均水平，不过比美国要低很多；从消费端来看，我们的人均排放量比英法美都低；最核心的是图2最右边图中展示的人均累计排放，大家都知道，一个国家的发展，尤其是基础设施建设，是逐年累积的，这张从1900年算起的人均累计排放对比图显示，全球平均水平是209吨/人，我国才157吨/人，美国是1218吨/人，欧洲的法国、英国这些国家都比我国多得多。所以计算人均累计碳排放，我国</text:span><text:span text:style-name="T6">远远</text:span><text:span text:style-name="T1">低于全球平均，这个结论大家一定要记住。我国现在的碳排放总量比较高，这和我国经济发展比较快有关。从这个角度看，我国的碳中和应该会比其他国家要困难，大家心里应该有数。<text:line-break/><text:line-break/>碳中和的概念，就是人为排放的二氧化碳（化石燃料利用和土地利用），被人为努力（木材蓄积量、土壤有机碳、工程封存等）和自然过程（海洋吸收、侵蚀-沉积过程的碳埋藏、碱性土壤的固碳等）所吸收。目前全球每年排放的二氧化碳大约是400亿吨，其中14%来自土地利用，86%来自化石燃料利用。排放出来的这些二氧化碳，大约46%留在大气，23%被海洋吸收，31%被陆地吸收。这个数据可能不是特别准，但一百年以来碳循环基本上就是这么一个规律。<text:line-break/><text:line-break/>碳固定过程非常多，我在这里举一个不被大家特别关注的例子——土壤。干旱、半干旱地区的碱性土壤中含有很多钙离子，不像南方酸性土壤钙离子很少，这些钙离子和大气中的二氧化碳结合，降水的时候就会淋溶形成碳酸钙沉淀，这是一个非常强大的自然过程。做黄土研究的专家经常说，黄土里面有料姜石，这就是碳酸钙的结核，还有在温暖时期沉淀下来的钙板。我国有大面积的干旱半干旱地区，这个自然过程对碳的固定，是一个非常重要的过程。<text:line-break/><text:line-break/>接下来讲未来碳中和的主要途径。我们要考</text:span><text:span text:style-name="T6">虑</text:span><text:span text:style-name="T1">到，接近2060年的时候，因为人为排放下降了，二氧化碳分压降低，海洋吸收可能也会相应降低，但降低的幅度现在很难预测。陆地土壤沉积的固碳过程还是会存在，甚至有可能会加强。所以，不得不排放的二氧化碳，就要通过生态建设、工程封存等措施去除掉，这样才能达到中和。<text:line-break/><text:line-break/><text:line-break/>图3 未来碳中和的主要途径<text:line-break/><text:line-break/>需要特别说明的是，自然过程吸收二氧化碳的量，只能理解为自然界存在的一个基数，比如海洋吸收的碳就不能归结为哪个国家的功劳。我们要考</text:span><text:span text:style-name="T6">虑</text:span><text:span text:style-name="T1">如何依靠人为努力，比如生态建设、工程封存、土壤固碳等措施来进行碳固定。也就是说，碳中和等于排放量同自然过程吸收、生态碳汇、工程封存等等抵消。<text:line-break/><text:line-break/>中国如何达到碳中和<text:line-break/><text:line-break/>我们这个学部咨询项目是从排放端、固碳端、政策推动这几个角度来考</text:span><text:span text:style-name="T6">虑</text:span><text:span text:style-name="T1">的。要特别说明，这个项目只是想把碳中和框架设计出来，把问题清单列出来，至于碳中和具体怎么做，还需要大家共同进行大量的研究。我们现在只是设计一个初步路线图，供大家研讨完善。这个咨询项目设立了九个专题，我把每个专题简单向大家报告一下。<text:line-break/><text:line-break/>专题一：未来能源消费总量预测<text:line-break/><text:line-break/>第一个专题由江亿院士他们来负责。这个专题要解决的一个核心问题是，在不同时间节点（面向2060），我国居民生活、工业、建筑、交通等重点领域的能源需求以及全社会能源总需求。<text:line-break/><text:line-break/>这里有个主要的几个边界条件要明确：<text:line-break/><text:line-break/>一个是到2035年，我们GDP比目前还会翻一番，2060年还需要再翻一番，达到人均4万美元，生活水平也要相应地同发展阶段相当，产业结构从目前的中低端发展到中高端。<text:line-break/><text:line-break/>另外一个因素就是人口变动，少子、老龄化这些因素必须考</text:span><text:span text:style-name="T6">虑</text:span><text:span text:style-name="T1">进去，要建立一个预测的模型。但预测常常是不准的，2009年有部门预测2020年我国一次能源消费将达到44亿吨标准煤，但实际上2020年我国一次能源消费达到50亿吨标准煤。所以我们希望高中低都有预测，不要局限于某一种观点。<text:line-break/><text:line-break/>专题二：非碳能源占比阶段性提高途径<text:line-break/><text:line-break/>这个专题要解决的核心问题是，我们需要一个什么样的新型能源供应系统，尤其是电力供应系统，如何逐步增加非碳能源，特别是风、光、水、地热、核等的比重。<text:line-break/><text:line-break/>其次，我们要重点回答，中国西部有丰富的风、光资源，如何从各种发电、储能、转化、输电、消纳等等环节协调发力，让这些资源得到有效充分利用。<text:line-break/><text:line-break/>尤其要解决的问题是，由于风、光资源的时空分布不平衡，如何保证</text:span><text:span text:style-name="T6">稳</text:span><text:span text:style-name="T1">定输出，需要一套什么样的基础设施来保证</text:span><text:span text:style-name="T6">稳</text:span><text:span text:style-name="T1">定输出，这是一个非常大的问题，也需要有一个框架。<text:line-break/><text:line-break/><text:line-break/>图4 目前我国一次能源消费比例<text:line-break/><text:line-break/>另外关于新型电力系统的能源供应系统，我们需要列出一个技术清单，到底需要哪些技术，作为未来研究方向。图4是我国2019年一次能源消费情况，可以看出，非碳能源实际上只占15%，另外85%是煤、油、气，这是一个非常严峻的现实。我国现在大约排放100亿吨二氧化碳。假如到2060年，我国还不得不排放20到25亿吨二氧化碳，在这样的情景之下，我们该怎么办？<text:line-break/><text:line-break/>现在初步的认识是：非碳能源占比不会是线性提高的，主要靠技术组合和技术突破。煤炭作为主力能源，还会存在较长一段时期，因此煤炭清洁利用技术的进步仍需十分重视。另外一个是核能，我们不该追随某些“弃核国家”的脚步，还要加强核能利用，甚至在内陆地区建厂，把核能充分利用起来。尤其是西部干旱地区的风、光资源，是我们实现碳中和最大的底气，我们要考</text:span><text:span text:style-name="T6">虑</text:span><text:span text:style-name="T1">如何来</text:span><text:span text:style-name="T6">稳</text:span><text:span text:style-name="T1">定输出。<text:line-break/><text:line-break/>专题三：不可替代化石能源预测<text:line-break/><text:line-break/>这个专题的核心问题是，不可替代的化石能源必然会转化为不得不排放的二氧化碳，对于这部分排放要有一个预测，来自于何处、来自于什么行业、总量有多少。<text:line-break/><text:line-break/>我们现在讲碳中和，首先要考</text:span><text:span text:style-name="T6">虑</text:span><text:span text:style-name="T1">替代，就是用电、热、氢能等来替代，来减少二氧化碳排放。不同行业、不同领域的替代难度肯定是不一致的，我们能否从目前的情况来按照难易排序，这是非常关键的。<text:line-break/><text:line-break/>其次，我们能否确定不可替代的领域有哪些？在这些领域不得不排放二氧化碳，那就是碳中和需要中和掉的部分，我们就需要进行针对性预测。现在初步认为：居民生活比较容易用电力、地热、太阳能来替代，关键在于国家如何推动；交通领域，目前已经在大力发展电动汽车，以后可能用氢能驱动船和飞机等，这个替代可能只是个时间问题；农业领域大部分也可以替代；比较难替代是工业领域，包括冶金、化工、建材、矿山等等如何替代，还需要特别研究。<text:line-break/><text:line-break/>另外，我们要克服风电、光电等输出不</text:span><text:span text:style-name="T6">稳</text:span><text:span text:style-name="T1">定性的问题。未来我们的电力系统如何保证</text:span><text:span text:style-name="T6">稳</text:span><text:span text:style-name="T1">定输出将是需要考</text:span><text:span text:style-name="T6">虑</text:span><text:span text:style-name="T1">解决的关键问题。美国提出来2035年就要实现无碳电力，中国什么时候实现低碳电力或者无碳电力，这也需要认真研究。<text:line-break/><text:line-break/>目前有很多国家对氢能寄予了很大希望，我们的院士当中也有不同的声音。氢能战略也需要国家拿出方案。我国大约100亿吨二氧化碳排放中，发电端占比约47%，消费端如工业过程、居民生活等等占了53%，要实现碳中和就需要在发电端用更多的非碳能源来发电、在消费端用电和氢能等来替代，构建一个两端共同发力的系统。<text:line-break/><text:line-break/>专题四：非碳能源技术研发迭代需求<text:line-break/><text:line-break/>非碳能源技术发展是个迭代的过程，需要逐渐进步，但具体分几步来做是一个问题。大化所的刘中民院士他们提出来三步走，第一步是化石能源的清洁高效利用与耦合替代；第二步，可再生能源多能互补与规模应用；第三步，低碳能源智能化多能融合。具体怎么做，还需要进一步探讨。这个问题最后还要和第二个专题一起“收口”。<text:line-break/><text:line-break/><text:line-break/>图5 排放端专题分布及关系<text:line-break/><text:line-break/>前四个专题主要研究排放端。在固碳端，我们也列了四个专题。<text:line-break/><text:line-break/>专题五：陆地生态系统固碳现状测算<text:line-break/><text:line-break/>第五个专题是关于我国陆地生态系统的固碳现状，就是说我国生态系统现在到底有多少固碳能力，以及碳汇的功能与速率，不同有机碳之间什么时候会达到平衡？还有我刚才讲到的碱性土壤这个问题，目前的研究还很少，也需要加强研究。<text:line-break/><text:line-break/>中科院已经做过一些关于碳收支项目的研究。现在认为，我国目前地表碳储量相当于363亿吨二氧化碳，每年固碳速率是10到40亿吨二氧化碳，我们估计森林在2060年以前将会达到固碳的峰值，之后固碳速率就会降低。干旱半干旱区的土壤还很难估计。图6就是用不同的方法测算出来的碳源，数据差别比较大。<text:line-break/><text:line-break/><text:line-break/>图6 当前我国陆地生态系统固碳速率<text:line-break/><text:line-break/><text:line-break/>图7 中科院碳专项中有关陆地碳汇研究成果<text:line-break/><text:line-break/>大家从图7上可以看出来，我国建设的生态工程固碳总量是非常大的，约占我国陆地生态系统年固碳总量的56%，这是一个令人鼓舞的现象。<text:line-break/><text:line-break/>专题六：陆地生态系统未来固碳潜力分析<text:line-break/><text:line-break/>计算我国陆地生态系统未来固碳的潜力，主要有以下核心问题：<text:line-break/><text:line-break/>一是陆地和近海不同生态系统的固碳潜力如何，以及未来在气候变化影响下，它们会如何变化；二是我国生态恢复、建设工程这些面状分布区未来的固碳潜力如何；三是新增点状分布区的固碳潜力如何，比如城市造林绿化等；四是其他一些人为措施，比如南水北调西线工程上马后西部干旱区变绿、海水淡化等实现之后，在其影响下新增的固碳潜力如何；还有未来陆地生态系统增加碳汇的措施，比如秸秆闷烧成碳屑等。我们还需要研究证明这些增汇措施的长期性。<text:line-break/><text:line-break/>专题七：碳捕集利用封存技术评估<text:line-break/><text:line-break/>第七个专题是碳捕集利用工程封存技术。我们谈到的负排放技术目前有图8中列出的这些，包括将二氧化碳制成化学品、将二氧化碳制成燃料、微藻的生产、混凝土碳捕集、提高原油采集率、生物能源的碳捕捉和存储、硅酸盐岩石的风化和矿物碳化、植树造林、土壤有机碳和土壤无机碳、农作物的秸秆烧成木炭还田等等。这些负排放技术中，前面几项是国际上所谓的CCUS技术，后面用红箭头标出来的这两项——矿物碳化和生物炭，我国研究得还比较少。<text:line-break/><text:line-break/><text:line-break/>图8 全球实现碳中和的主要技术<text:line-break/><text:line-break/>这里的核心问题是，这些技术还需要进一步研究，现在还没有必要马上就大规模工程封存，那是要在2060年之前考</text:span><text:span text:style-name="T6">虑</text:span><text:span text:style-name="T1">的问题。目前这方面的技术进步是比较快的，未来会进步到什么程度还不好预测，但是我个人认为，最好不要单纯地封存，那样不产生经济效益，还是要想办法如何利用二氧化碳。<text:line-break/><text:line-break/>专题八：青藏高原率先达标示范区建议<text:line-break/><text:line-break/>第八个专题是建议在青藏高原建设一个率先达标的示范区。青藏高原在我国境内的面积有250万平方公里，我国正在建设青藏高原生态屏障，同时我国可能也要开发一些河流的水电，如果能把青藏高原建成一个率先达标示范区，我们就能够在气候变化问题上处于一个道德上的制高点。青藏高原固碳的潜力非常之大，因为它有很多退化的草地，所以我们现在要对它进行专题研究。<text:line-break/><text:line-break/>另外还要考</text:span><text:span text:style-name="T6">虑</text:span><text:span text:style-name="T1">，以后一个地区或一个行业的碳中和程度如何评价，这要从生产端、消费端共同来做，也需要拿出一个思路。<text:line-break/><text:line-break/>专题九：政策技术分析研究<text:line-break/><text:line-break/>第九个专题是政策如何推动的问题，包括如何推动非碳技术，如何进行生态建设增加碳汇。目前来说，我国在减排问题上，政府约束性政策大于市场机制，以后可能要更多地依靠市场来发挥作用。<text:line-break/><text:line-break/><text:line-break/>图9 政策技术分析框架<text:line-break/><text:line-break/><text:line-break/>图10 咨询项目的最后情景设计与综合<text:line-break/><text:line-break/>如图10，这个项目最终会做一个情景设计：假如我国每年不得不排放25亿吨二氧化碳，这些排放来自哪里？根据目前观测比例，自然过程可以吸收13亿吨，如果生态系统吸收8亿吨，可能还要考</text:span><text:span text:style-name="T6">虑</text:span><text:span text:style-name="T1">用风化和碳酸钙沉淀吸收2亿吨，还有2亿吨可能要变成生物炭埋到土壤中。然后就是各种技术如何迭代，最后考</text:span><text:span text:style-name="T6">虑</text:span><text:span text:style-name="T1">如何收口。整个情景大概是这么一个设计。到2060年，如果我国能够做到25亿吨二氧化碳排放量，我个人认为是非常了不起了。<text:line-break/><text:line-break/>最后再说几个观点：<text:line-break/><text:line-break/>第一， “碳中和”过程既是挑战又是机遇，其过程将会是经济社会的大转型，将会是一场涉及广泛领域的大变革。“技术为王”将在此进程中得到充分体现，即谁在技术上走在前面，谁将在未来国际竞争中取得优势。国家需要积极研究与谋划，谋定而动，系统布局，组织力量，特殊支持，力争以技术上的先进性获得产业上的主导权，使之成为民族复兴的重要推动力，我们必须要积极地看待这个问题。<text:line-break/><text:line-break/>第二，我们项目组强调：完成这个大转型，需要在能源结构、能源消费、人为固碳“三端发力”，所需之资金将会是天文数字，决不可能依靠政府财政补贴得以满足，必须坚持市场导向，鼓励竞争，</text:span><text:span text:style-name="T6">稳</text:span><text:span text:style-name="T1">步推进。政府的财政资金应主要投入在技术研发、产业示范上，力争加快我国技术和产业的迭代进步速度。在此过程中，特别要防止能源价格明显上涨，影响居民生活和产品出口。<text:line-break/><text:line-break/>第三，本项目只能先给出一个框架性建议，以供科技界讨论、修正、完善。期望汇聚众智后，学部的建议对我国如何推动此大转型，如何在未来国家创新体系中形成布局完善、责任明确的技术研发体系等重大问题，有实质性的指导意义。项目组也认为，我国学术界应该秉持开放的态度，广泛参与，发挥出想象力和创造力；国家有关部门在确定路线图的问题上可考</text:span><text:span text:style-name="T6">虑</text:span><text:span text:style-name="T1">先经历一段“百家争鸣”时期，千万不要急于“收口”，千万不要急于强力推进。<text:line-break/><text:line-break/>第四，这个大转型过程中，整个行业的协调共进非常重要。“减碳、固碳”“电力替代”“氢能替代”均需要增加企业的额外成本，如果某一行业不同企业间不能协调共进，势必会使“不作为企业”节约了成本，从而出现“劣币驱逐良币”现象。由此，分行业设计“碳中和”路线图及有效的激励/约束制度需尽早完成，这个非常关键。<text:line-break/><text:line-break/>第五，评价国家、区域、行业、企业甚至家庭的“碳中和程度” ，需从收、支两端计量。从能源消费角度论，“支”（即排放）相对容易计量；“收”（即固碳）由于类型多样，过程复</text:span><text:span text:style-name="T6">杂</text:span><text:span text:style-name="T1">，很难精确计量，尤其是“人为努力”下的固碳增量不易确定。由此，国家要尽早建立系统的监测、计算、报告、检核的标准体系，以期针对我国的碳收支状况，保证话语权在我。<text:line-break/><text:line-break/>当然，这里面还有国际上的合作与斗争，比如未来的排放权如何分配？未来排放的天花板应该如何确定？“共同又有区别的责任”未来怎么来体现？西方国家一直在说“资金与技术援助”，但是一直没做，他们如何兑现？每个国家排放量如何计量？另外我国该如何应对西方国家的舆论抹黑，比如西方国家总说中国是第一污染大国，其实从图2看，我国人均累计排放量</text:span><text:span text:style-name="T6">远远</text:span><text:span text:style-name="T1">低于世界平均，但是我们没有人就此问题发声。另外，针对外国对我国绿色产品比如太阳能电池板设立高额关税，我国该如何应对？这里面有很多的问题需要思考。<text:line-break/><text:line-break/>还有一些基础性的科学问题需要研究，比如到底1.5℃、2.0℃增温对应什么样的二氧化碳当量浓度？以前国际上经常说450ppm二氧化碳当量浓度，现在已经达到了这个浓度，但增温并没有达到1.5℃。我个人认为，格陵兰冰盖融化之前，变暖对中国是有利的，融化之后海平面要上升，对中国就不利了，所以我们还是要有一个研究目标。<text:line-break/><text:line-break/>总之，科技界任重道</text:span><text:span text:style-name="T6">远</text:span><text:span text:style-name="T1">。<text:line-break/><text:line-break/>谢谢大家！<text:line-break/><text:line-break/></text:span></text:p>
      <text:p text:style-name="P2"><text:span text:style-name="T1">陳真   |  2021.07.08 23:49   |   </text:span><text:a xlink:type="simple" xlink:href="http://palinfo.habago.org/Entry?Command=Information_PrintForum#FORUM40827"><text:span text:style-name="T2">#</text:span></text:a></text:p>
      <text:p text:style-name="P5"><text:span text:style-name="T1">人渣黨與光頭黨共創民主奇蹟<text:line-break/><text:line-break/>陳真<text:line-break/><text:line-break/>2021. 07. 09.<text:line-break/><text:line-break/><text:line-break/>海地也有個「人渣黨」，也是極度親美的走狗政權，叫做「光頭黨」（Haitian Tèt Kale Party），說穿了，其實就是海地的一個「把政治當成生意」在搞的一個黑幫組織；貪贓枉法的本質與民進黨如出一轍。當然，貪污規模恐怕還只是台灣這個人渣黨的九牛一毛。<text:line-break/><text:line-break/>光頭黨的頭子、海地的總統叫做摩依士 (Jovenel Moïse) ，前兩天被暗殺。誰殺的不知道，但他鎮壓異己的手段之殘酷，民怨已深；如今被殺，並不令人意外。依我看，應是國內不滿勢力所殺。<text:line-break/><text:line-break/>海地跟台灣有所謂「邦交」。這位貪污、血腥的獨裁總統是人渣黨最麻吉的「民主同盟」之一。2019年7月11日，人渣黨頭子蔡英文，展開為期12天的所謂「自由民主永續之旅」，第一站就是海地。人渣黨隨即發動綠媒與走狗文人，把台灣人全當成白癡，高聲歌頌人渣黨這番「民主結盟」的偉大成就。而且，一口氣就給了這位貪污血腥的獨裁者四十五億的見面禮。請見我底下這篇文章，強烈推薦詳讀：<text:line-break/><text:line-break/></text:span><text:a xlink:type="simple" xlink:href="https://bit.ly/3AJHMJw"><text:span text:style-name="T4">https://bit.ly/3AJHMJw</text:span></text:a><text:span text:style-name="T1"><text:line-break/><text:line-break/>我知道現代人不喜歡看文字，只想看圖，只要多寫兩行就看不下去。問題是，理解任何一個東西，難道不是應該要有點基本知識，否則你如何可能形成合理的判斷或結論？<text:line-break/><text:line-break/>我當時之所以寫那文章，是因為韓國瑜那時候當高雄市長，需要兩千多萬的登革熱防治經驗，人渣黨卻硬是百般刁難與拖延。有人在私人Line群組中質疑動輒數十億數百億金援外交之不當，一群人竟然立即被移送法辦，其中還包括一位七十多歲的老太太。<text:line-break/><text:line-break/>這個人渣黨真的是骯髒齷齪到爆。如果你跟我知道得一樣多，你一定也會對這個蟑螂黨恨之入骨。至於台灣的司法與檢調系統，其實也很沒出息，從來不去抓這些貪贓枉法無法無天的骯髒狗官，反而整天配合狗官傷害人民。人民僅僅只是「質疑」這樣一種金援外交之不當，人渣黨頭子蔡英文從海外一聲令下，竟然立即把那些私下質疑的民眾統統移送法辦，說他們散播假消息。<text:line-break/><text:line-break/>但我不是「質疑」，而是論斷；甚至連論斷也不是，而是「純粹描述」一些基本事實。詳情請見上述文章。<text:line-break/><text:line-break/>我寫的，只是一些普通常識，但在這個極端封閉的小島上，人們卻連普通常識都極端匱乏，這也是為什麼像海地這樣一個貪污腐敗的美帝走狗黑幫政權，在台灣居然被宣傳成「世界民主友人」；四、五十億元就這樣不乾不淨地「援助民主友邦」，卻反而被高調宣傳成人渣黨「走向世界」的偉大「永續民主之旅」。<text:line-break/><text:line-break/>我常感無奈與不解，台灣人為何這麼好騙？為何如此極端無知，卻又如此極端自信？還真以為自己每天在享受什麼民主自由與人權。了解一些普通常識真有那麼難嗎？你隨便查一下資料也能破解人渣黨的荒唐謊言不是嗎？你看這像個什麼偉大的民主友邦嗎？<text:line-break/><text:line-break/></text:span><text:a xlink:type="simple" xlink:href="https://www.storm.mg/article/1748631"><text:span text:style-name="T4">https://www.storm.mg/article/1748631</text:span></text:a><text:span text:style-name="T1"><text:line-break/><text:line-break/>台灣的所謂「總統府」網站上，至今都還能找到人渣黨花了至少五十幾億元和光頭黨所牽署的、旨在「捍衛民主、宏揚自由與法治」的兩國「聯合公報」：<text:line-break/><text:line-break/></text:span><text:a xlink:type="simple" xlink:href="https://www.president.gov.tw/NEWS/23387"><text:span text:style-name="T4">https://www.president.gov.tw/NEWS/23387</text:span></text:a><text:span text:style-name="T1"><text:line-break/><text:line-break/>上頭寫著：「兩國元首重申對於民主價值及原則之重視，並且共同崇尚自由及法治」。人渣黨及其走狗文人們，很得意地告訴大家說：「台灣No.1，台灣向全世界推廣民主，推廣台灣價值，建立民主戰略夥伴」云云。<text:line-break/><text:line-break/>到底一個黨是要骯髒腐敗邪惡無恥到何種程度，然後人民才會醒來說：「夠了！我將與你誓不兩立！」</text:span></text:p>
      <text:p text:style-name="P2"><text:span text:style-name="T1">陳真   |  2021.07.08 09:24   |   </text:span><text:a xlink:type="simple" xlink:href="http://palinfo.habago.org/Entry?Command=Information_PrintForum&amp;iPage=1#FORUM40826"><text:span text:style-name="T2">#</text:span></text:a></text:p>
      <text:p text:style-name="P3"><text:span text:style-name="T1">【怒氣包圍獨夫邸，捲起袖管打疫苗】<text:line-break/><text:line-break/>[爭回生存權，懇請廣分享]<text:line-break/><text:line-break/>蔡英文頑冥拒絕購足國際疫苗，把我們的命賭在不知成效、三期驗證方法已遭FDA否決的本土疫苗上。行動吧！為死去的七百多同胞討公道，為我們所愛的人爭回生存權！<text:line-break/><text:line-break/>時間：7月10日(周六) 下午13:30至15:30<text:line-break/><text:line-break/>地點：總統官邸周邊道路 (如圖，愛國西路＞＞南昌路一段＞＞南海路＞＞重慶南路二段＞＞愛國西路…重複繞行)<text:line-break/>媒體聯絡人：給我異苗行動聯盟 蘇偉碩 0953xxxxxx 陳致曉 0916xxxxxx<text:line-break/><text:line-break/>活動流程：<text:line-break/><text:line-break/>一、 下午13:30 ﹝網路記者會﹞ (連結將透過更新在此公佈)<text:line-break/>二、 下午14:30 ﹝開車、騎車包圍總統官邸﹞<text:line-break/><text:line-break/>A. 請自行開車、騎摩托車，不分車隊前後加入圖示包圍圈繞行。<text:line-break/>B. 繞行途中請遵守交通規則，維持安全車距。不下車、不聚集、不停留(除非紅綠燈或警察攔截)。<text:line-break/>C. 建議自行製作標語布置車輛，並請一定在兩側後視鏡綁上「黃絲帶」。<text:line-break/>D. 若行車途中欲發表意見，請自備大聲公。但仍請不任意停留。<text:line-break/>E. 建議每車一人，遵守防疫守則。活動結束時，請自行解散。<text:line-break/>F. 本活動並無三人以上群聚，故非屬集會遊行。若遇警察攔截，以手機直播，要求警察出示證件與編號，質疑他為何將你攔下、質疑他認為你違甚麼法、要求放行。若仍遇困難，請私訊您的手機號至「給我異苗行動聯盟」粉絲頁，並簡述狀況。我們將有律師協助。<text:line-break/>G. 為因應政府隨時封路，若遇路況不可前行，請至「給我異苗行動聯盟」粉絲頁查看最新包圍路線：<text:line-break/><text:line-break/></text:span><text:a xlink:type="simple" xlink:href="https://bit.ly/3AFlqsD"><text:span text:style-name="T4">https://bit.ly/3AFlqsD</text:span></text:a><text:span text:style-name="T1"><text:line-break/><text:line-break/>====================<text:line-break/><text:line-break/>給我異苗行動聯盟<text:line-break/><text:line-break/>6月27日<text:line-break/><text:line-break/>【《為所愛的人鬥爭》-- 疫苗正義行動宣言】<text:line-break/><text:line-break/>[捍衛生存權、懇請廣分享]<text:line-break/><text:line-break/>冠狀病毒疫情已造成六百多人命喪失、醫護人員疲憊、人民生計受嚴重衝擊。在此急難，更令我們憂心的是，政府的抗疫主軸似乎對抗的是「國民認知」而非「病毒」。<text:line-break/><text:line-break/>國人的自律，為政府爭取長達一年的時間來充分準備疫情衝擊。然而，政府「世界怎麼跟得上台灣」的驕傲自滿，在編列一兆五千億防疫預算的「超前佈署」後，竟仍使台灣面臨「疫苗稀缺」、「普篩能量不足」的窘境。「疫苗稀缺」不只造成台灣染疫死亡率飆高，亦已產生親友偷打、權貴插隊之特權亂象。<text:line-break/><text:line-break/>若非去年十月林全欲購3000萬劑BNT疫苗遭不知名勢力莫名阻斷，台灣應已憑藉高疫苗施打率來避免六百多條人命的無端犧牲。相較於新加坡、越南、馬來西亞、印尼、菲律賓皆開放且鼓勵民間進口疫苗。台灣政府竟對企業界與宗教界捐贈疫苗行動，多有刁難、拖延，甚至表示感到「困擾」。<text:line-break/><text:line-break/>我們認同本土疫苗的重要性。然而，「為了疫苗而犧牲人命」實為本末倒置。「未將變種病毒列入實驗」的本土疫苗更不足以對抗已在台灣肆虐的諸多變種病毒。政府公布之「免疫橋接」EUA認證標準，更已遭FDA否決。但是，在本土疫苗尚未完成二期實驗之前，政府緊急下單1000萬劑。繼中研院院士陳培哲因「蔡英文介入專業審查」而請辭，政府不尋常地撤換半數國產疫苗審查委員。在蔡總統指示七月初開打本土疫苗後，各工業區與學校相繼調查「有意施打國產疫苗名單」。<text:line-break/><text:line-break/>上述事實，讓民間普遍質疑「政府為了本土疫苗商機，阻擋國際疫苗」。在此全民應當團結抗疫之際，「BNT是中國勢力、雙北害全台坐牢」等國族與政治操作又一如往常地分化國人、製造仇恨，扮演「捍衛民進黨」的角色。過去在勞工、環境、土地等議題常見的「特定商業利益凌駕政治、政治凌駕專業、統獨操作模糊焦點」的現象，又一次出現在「人命關天」的防疫上。今年四月，就是因為「政治凌駕專業」，使得NHCC沒有專業審查地接受立委關說，而出現3+11破口。我們擔心，「政治凌駕專業」也將逼使全民在缺乏國際認證疫苗的情況下，「被迫自願」成為6547白老鼠！<text:line-break/><text:line-break/>紐約時報、時代雜誌、彭博社、英國衛報、金融時報等國際媒體不約而同批評「政治凌駕專業、官僚文化、人民不敢違逆政府、政府自大自滿」造成台灣防疫破口。「監督、批判」才能讓台灣回到「對抗病毒，發揮專業」的抗疫正道。我們因此主張：<text:line-break/><text:line-break/>一、 政府立即加購足量國際疫苗。<text:line-break/>二、 撤除行政障礙，立即開放、授權民間進口國際疫苗。<text:line-break/>三、 本土疫苗未經國際認證，不得對全民施打。<text:line-break/>四、 公開本土疫苗審議資訊，讓科學證據決定本土疫苗成敗。<text:line-break/>五、 公開疫苗接種順序審議資訊，以專業倫理落實分配正義。<text:line-break/>六、 公開去年致使林全購買疫苗破局的會議紀錄與往來公文。<text:line-break/>七、 公開造成防疫破口的3+11會議紀錄與決策過程。<text:line-break/><text:line-break/>「生命」是至高價值。包含蔡英文的所有人，皆沒有權力以「意識形態」或「商業利益」要求他人承擔生命風險。在此疫情嚴峻之際，疫苗是最根本的人權。我們期盼有血性的台灣人民站出來捍衛你、我、和我們所愛之人的「生存權」！<text:line-break/><text:line-break/>〈附註〉<text:line-break/><text:line-break/>註冊本粉絲頁時，臉書將「疫苗」設定為敏感字彙。粉絲頁名稱若包含「疫苗」，系統顯示「無效命名」，拒絕註冊。<text:line-break/><text:line-break/>每當選舉，民進黨總把鄭南榕抬出來。然而，朝廷利用臉書後台使「疫苗」相關粉絲頁不得設置，以便輿論控制。台灣還堪稱民主自由國家嗎？<text:line-break/><text:line-break/>為求變通，我們選擇了「異苗」來代表「6547、聯亞」之外，被民進黨官方所嫌惡、已經通過國際認證的國際疫苗。<text:line-break/><text:line-break/>此外，當臉友欲至本粉絲頁按讚時，總是出現「此粉絲頁可能違反『社群守則』」警語。可見朝廷有多麼害怕「疫苗」。<text:line-break/>為突破「老大哥」的箝制，懇請各位努力將本文廣發，撕掉民進黨虛偽面紗。</text:span></text:p>
      <text:p text:style-name="P2"><text:span text:style-name="T1">陳真   |  2021.07.08 02:53   |   </text:span><text:a xlink:type="simple" xlink:href="http://palinfo.habago.org/Entry?Command=Information_PrintForum&amp;iPage=1#FORUM40825"><text:span text:style-name="T2">#</text:span></text:a></text:p>
      <text:p text:style-name="P5"><text:span text:style-name="T1">我這一生最大的成就<text:line-break/><text:line-break/>陳真<text:line-break/><text:line-break/>2021.07.08.<text:line-break/><text:line-break/><text:line-break/>人渣黨頭子蔡英文的特助洪耀南(人渣黨前祕書長洪耀福的弟弟)，看到底下這件事，竟然覺得很好笑，說這樣好棒，拿來大開玩笑！<text:line-break/><text:line-break/></text:span><text:a xlink:type="simple" xlink:href="https://bit.ly/3woSGBp"><text:span text:style-name="T4">https://bit.ly/3woSGBp</text:span></text:a><text:span text:style-name="T1"><text:line-break/><text:line-break/></text:span><text:a xlink:type="simple" xlink:href="https://bit.ly/3AChHMu"><text:span text:style-name="T4">https://bit.ly/3AChHMu</text:span></text:a><text:span text:style-name="T1"><text:line-break/><text:line-break/>台灣人已經死了上千人(包含打日本鬼子送的疫苗死的)，蔡英文照樣每天笑呵呵，而且還跑去哀悼拜登死掉的一條狗。即使在島內外因此一走狗行徑被批評，但她繼續照幹不誤：日本人有點土石流小災害，她馬上哀悼，美國人樓塌了，壓死幾個人，她馬上如喪考妣。<text:line-break/><text:line-break/>大陸人民在6月中旬，疫苗就已經打了超過十億支，美國甚至連動物園的動物都要開始施打了，台灣卻是打剩的幾滴，開放給大家在現場搶；有人提前一天漏夜排隊，當搶奪時間一到，眾人狂奔，以百米賽的速度搶奪，結果有婦人因此跌倒，人渣黨這些狗官，看到大家搶疫苗殘劑搶到跌倒的畫面，居然看得笑呵呵，樂開懷。<text:line-break/><text:line-break/>我不是要譴責人渣，畢竟人渣就是人渣，人渣沒什麼好譴責。我想說的是：當你看到無數的荒唐惡行時，你又能怎麼樣？台灣人真的應該醒一醒，別再說些什麼民主自由的傻話。一個人究竟是要蠢到何種地步，才會以這樣一種極端醜陋邪惡的什麼民主為傲？<text:line-break/><text:line-break/>你看，人渣黨根本不在乎你怎麼想怎麼看，他愛哀悼美國狗就哀悼美國狗，他以戴著畫有美國走狗圖案的口罩為榮就為榮，他愛擋疫苗就擋疫苗，他喜歡每天不斷撒謊造謠就每天撒謊造謠，他喜歡抹黑異己就抹黑異己，整個腦子無時無刻就是想著怎麼造謠抹黑，每天無時無刻幹的事就是貪污；他要用幾十倍的荒唐價格去採購就去採購，他想用八倍以上的天價去購買根本都還不存在的黑心土產疫苗就去買，他想用什麼藉口幹什麼醜事就去幹，他想用什麼藉口阻擋什麼好事就去擋，随口造謠，隨口抹黑，大撈特撈，無法無天，而且牽親引戚拼命撈，拼命卡位與酬庸，每一隻都吃得肥滋滋，而且可以吃喝幾十代子孫都沒問題，每天就是搞這些。<text:line-break/><text:line-break/>我問你，那你又能怎麼樣？你說，這就是讓你引以為傲的民主？<text:line-break/><text:line-break/>我問你，台灣民意是不是想要疫苗？當然是。可是，然後呢？人渣黨不鳥你就不鳥你，而且一個人說了算，想怎麼胡搞瞎搞，就怎麼胡搞瞎搞，想怎麼幹就怎麼幹，他媽的你說這就是你所引以為傲的民主？<text:line-break/><text:line-break/>我常想，一個人到底是要蠢到何種地步，才會相信這麼蠢的一種民主鬼話。<text:line-break/><text:line-break/>我知道台灣沒有幾個人會認同我底下要說的，不過，它其實只是一個明明白白的基本事實：<text:line-break/><text:line-break/>我不敢說我懂得全世界，但這三十幾年來，我了解西方，了解東方，了解十幾個主要國家，了解一點歷史，了解無數戰爭，了解各種社會制度與權力結構，了解人民與政府之間的各種關係，我惟一看過在真正意義上的民主國家，就是中國；我惟一看過真正不斷努力要讓普遍社會大眾都能過著安居樂業好日子的國家，就是中國；我惟一看過擁有權力和武力卻從不壓迫別人的國家，也就只有中國共產黨執政下的中國，而且還四處幫助窮國，卻從不藉此干涉或壓迫別人。<text:line-break/><text:line-break/>北京清華大學這兩天舉辦 "重塑大國關係" 的研討會，英、法駐華大使指控中國把自己的意識形態強加於他國之上，俄國駐華大使回應說："如果有人能夠在過去四、五十年之中，找到一個中國共產黨把自己的意識形態強加於人的例子，那我就謝謝他。" 他還說，中國共產黨的核心思想就是 "為人民服務"，"這樣的想法有什麼不對"？英、法大使繼續要說些什麼民主自由與人權的鬼話，俄國大使回應說，別再鬼扯那些東西了，你們怎麼不說說你們在敘利亞、利比亞、伊拉克和阿富汗幹了些什麼。<text:line-break/><text:line-break/>底下有這段對話的視頻：<text:line-break/><text:line-break/></text:span><text:a xlink:type="simple" xlink:href="https://news.ifeng.com/c/87bvqgLY3t9"><text:span text:style-name="T4">https://news.ifeng.com/c/87bvqgLY3t9</text:span></text:a><text:span text:style-name="T1"><text:line-break/><text:line-break/>這二、三十年來，我真的是受夠了無恥下流的西方國家，不管如何傷天害理泯滅人性的事都幹得出來。但是，世人卻被洗腦，把撒旦看成天使，把至善說成至惡。<text:line-break/><text:line-break/>我可以毫不猶豫地這麼說：我這一生，最大的一個足以讓我感到榮耀的成就就是：生為一個中國人。</text:span></text:p>
      <text:p text:style-name="P2"><text:span text:style-name="T1">陳真   |  2021.07.07 20:57   |   </text:span><text:a xlink:type="simple" xlink:href="http://palinfo.habago.org/Entry?Command=Information_PrintForum#FORUM40824"><text:span text:style-name="T2">#</text:span></text:a></text:p>
      <text:p text:style-name="P3"><text:span text:style-name="T1">今天早上台塑林園廠大爆炸，下午換小港也大爆炸，他媽的真是有夠誇張，很像在演災難片：<text:line-break/><text:line-break/></text:span><text:a xlink:type="simple" xlink:href="https://bit.ly/3AKJBGv"><text:span text:style-name="T4">https://bit.ly/3AKJBGv</text:span></text:a><text:span text:style-name="T1"><text:line-break/><text:line-break/>人渣黨及其文人走狗們，透過全面掌控媒體與校園，用盡各種下三濫的抹黑造謠手段幹掉韓國瑜之後，高雄幾乎三天兩頭就在爆炸或各種槍戰與凶殺案，特別是工安與空污，治安與交通，整個市政就是擺爛，根本不當一回事，荒唐事罄竹難書。<text:line-break/><text:line-break/>明明非常優秀傑出且清廉認真的韓國瑜，硬是把他抹黑得臭不可聞，打成過街老鼠；明明一百分的施政，卻能睜眼說瞎話抹黑成零分。反之，人渣黨完全就是胡搞瞎搞的所謂 "市政"，不管爆炸幾百次都沒關係，就算天天街頭槍戰也好棒！<text:line-break/><text:line-break/>針對韓國瑜，僅僅15例登革熱，人渣黨及其文人走狗們和骯髒綠媒就整天哭爸哭母，抹黑得好像世界末日，整天哭爸哭母什麼民主淪喪了，大家都要完蛋了，要趕緊光復高雄，恢復高雄的光榮。<text:line-break/><text:line-break/>但是，陳菊和賴啥小當市長時的登革熱病例卻是好幾萬人，居然完全當做沒看見；現在來了一個更是爛到爆的陳雞賣，高雄就像無政府似的，工安大爆炸居然變成一種生活日常，一到深夜，高雄市無數工廠更是肆無忌憚排放毒氣黑煙，非常可怕；X他媽的這叫做 "政府"？真是有夠無恥下流。<text:line-break/><text:line-break/>我不知道各位對此心裏是怎麼想的？我對台灣或西方這種所謂民主自由，可說是深惡痛絕，完全就是一種無恥至極的詐騙、洗腦與攻擊；越是下三濫的人渣，越是大權在握，貪贓枉法胡作非為，毫無底限可言。正直良善的人，卻幾乎根本不可能有任何存活的機會。<text:line-break/><text:line-break/>長年以來，跟這些人渣、綠蛆、蟑螂一起生活在一個小島上，真的是有夠痛苦，痛苦到極點。我無時無刻不想著台灣解放的一天，無時無刻不想著這群人渣蟑螂的下場之到來，無時無刻不想著台灣早日脫離美日殖民的生活折磨與道德凌虐；特別是美國，一切所作所為，完全就是泯滅良知。<text:line-break/><text:line-break/>林義雄被國民黨滅門前，說過一段對於所謂民主選舉與和平改革徹底絕望的話，知情者感到很震驚，也因此埋下滅門之禍。林義雄當時是這麼說的："國民黨是個叛亂團體"，但 "我對於遊行、發傳單等等這些抗議活動已經不感興趣"；意味著唯有暴力反擊才是正途，並且還說 "大家怎麼決定，我就怎麼追隨"。<text:line-break/><text:line-break/>過去這六、七年來，在美國的主導下，台灣仇中反華的瘋狂浪潮幾乎可以說是到了一種極端病態的地步；人渣黨掌控所有權力與資源，控制媒體與教育、控制校園和醫界、學界與文化界等等等，大權在握，瘋狂貪污，為所欲為，形成一種分贓結構，並洗腦下一代，每天就是永無止境地瘋狂造謠抹黑。<text:line-break/><text:line-break/>我想說的是：面對這樣一種局面，你卻每天忙著澄清永遠澄清不完的謊言與抹黑，每天忙著講道理，每天忙著指出無數的荒唐事，不累嗎？你就打算這樣講道理永遠講下去嗎？永遠一直澄清或指出永遠說不完的骯髒齷齪事嗎？會有人聽你的嗎？你什麼工具也沒有，能改變什麼？<text:line-break/><text:line-break/>不管是文或武，我們其實都是絕望的。台灣人洗腦都已經洗成這樣了，連自己的血統都能說是賤畜血統，你還能跟他講什麼道理？中美兩國，一個至善，一個至惡；一個天使，一個惡魔，各種明明白白的事實，完全就在眼前，可是，人們會在乎嗎？會想聽嗎？聽得進去嗎？<text:line-break/><text:line-break/>至於武，更不用說了。我常聽到一些過去的黨外同志說應該革命。可是，革命是要死人的，你準備以死相博了嗎？革命需要武器，槍炮呢？彈藥呢？又有幾個人這輩子真的開過槍？而且，你要殺誰？要殺幾個？殺完之後呢？就能更換政權了嗎？<text:line-break/><text:line-break/>更重要的是，我們的敵人哪會是這群毫無存在意義的人渣綠蛆蟑螂？我們的敵人是美國才對，美國才是革命的對象。要不然，我若是美國人，看你們台灣人在我的操弄之下，互相殺來殺去、罵來罵去，心裏一定覺得很好笑，很好玩，就像在看狗兒們互相撕咬狂吠一樣有趣。<text:line-break/><text:line-break/>因此，我想清楚了，對於那些喊說要革命的，這等心思我是敬佩的，但恕我就不追隨了。因為，除非軍方政變，否則，所謂革命只會成為一種個人的刑事案件，因為台灣人不可能支持。<text:line-break/><text:line-break/>武的行不通，相較之下，或許文的路線還有一點點作用。但是，這恐怕得依賴更多有識之士願意站出來反洗腦，看看能不能讓多一些人從荒唐透頂的洗腦謊言中清醒。除此之外，我真的是感到很絕望，也很無奈，我們的一生就浪費在對付各式各樣的台奸與人渣；充當我們的領導，吸血啃肉，無惡不作，而我們卻根本拿他們一點辦法也沒有。<text:line-break/><text:line-break/>台灣事實上根本從來沒有改朝換代過，所謂藍綠，只是表面幌子，其實只是完全一模一樣的一股黑金勢力在進行內部分贓與權力重組而已。時下這個人渣黨之主要掌權者，十之八九全是舊黑金黨國的餘孽，不然請你告訴我有哪幾個不是？<text:line-break/><text:line-break/>==========================<text:line-break/><text:line-break/>台塑林園廠凌晨驚傳火警 超大爆炸聲嚇醒附近居民<text:line-break/><text:line-break/>2021-07-07<text:line-break/><text:line-break/>聯合報 / 記者陳玫伶、林保光／高雄即時報導<text:line-break/><text:line-break/>高雄市林園區石化一路台塑林園廠今天凌晨2時許傳出爆炸火警，廠內SILO區膠粒成品儲槽疑粉塵爆炸，包括林園汕尾、昭明、龔厝及屏東新園等地區居民都聽到爆炸巨響。<text:line-break/><text:line-break/>==================<text:line-break/>高市小港工廠爆炸大火釀空污 影響鳳山等7區<text:line-break/><text:line-break/>2021/07/07<text:line-break/><text:line-break/>〔記者陳文嬋／高雄報導〕高市小港區高坪七路工廠發生爆炸大火，現場火勢猛烈、濃煙密布，造成空氣污染，影響鳳山、鳥松、仁武、燕巢、田寮、大樹、大寮區，市府環保局到場監控中，提醒民眾留意。<text:line-break/><text:line-break/>小港區高坪七路、高坪六街口1家工廠今天近午11時發生爆炸大火，消防局出動高桂、小港、大林、鳳祥、林園、前鎮、瑞隆分隊共20車37人前往搶救，現場係燃燒戶外堆置現場的鎂合金，燃燒面積約20平方公尺，目前在周圍出水做周界防，並調請消防沙及怪手支援。</text:span></text:p>
      <text:p text:style-name="P2"><text:span text:style-name="T1">何德明   |  2021.07.06 23:06   |   </text:span><text:a xlink:type="simple" xlink:href="http://palinfo.habago.org/Entry?Command=Information_PrintForum#FORUM40823"><text:span text:style-name="T2">#</text:span></text:a></text:p>
      <text:p text:style-name="P5"><text:span text:style-name="T1">疫情在全球上演的情況中，最不按美國的劇本演出的部分就是：中國對疫情控制得太出乎意料的好，而美國，即使預先演練準備了，也表現得出乎意料的差；這點可能是影響了現在疫苗發展狀<text:line-break/>況的一個意外因素。疫情之前，疫苗對全球大藥廠而言不是一個有利可圖的生意，即使是美國Deep State策畫了這齣生物戰爭，他們不見得叫得動藥廠資本事先去花錢研發生產一項賺不了錢的<text:line-break/>疫苗生意，沒料到美國疫情大失控，美國政府只好直接間接給了大筆補貼(緊急使用核准讓藥廠可以提早開始銷售拿錢，而延後支出一部分本來應該事先花下的三期臨床實驗成本，間接節省了經費)，<text:line-break/>美國大藥廠才願意投入疫苗開發；所以如果美國早在2016年有此圖謀，找到台灣來開發疫苗就顯得可以解釋，當初設想的劇本應該是：中國疫情大失控，美國率領全球對中國大封鎖，台灣開發出疫<text:line-break/>苗作為逼迫中國的籌碼。沒想到中國不但迅速控制了疫情，連疫苗都比台灣還早開發出來，這齣戲已經完全脫離了原來的劇本，Deep State現在還在絞盡腦汁改寫吧？<text:line-break/></text:span></text:p>
      <text:p text:style-name="P2"><text:span text:style-name="T1">李念淨   |  2021.07.06 21:18   |   </text:span><text:a xlink:type="simple" xlink:href="http://palinfo.habago.org/Entry?Command=Information_PrintForum#FORUM40822"><text:span text:style-name="T2">#</text:span></text:a></text:p>
      <text:p text:style-name="P3"><text:span text:style-name="T1">說到烏克蘭<text:line-break/><text:line-break/></text:span><text:a xlink:type="simple" xlink:href="https://www.zhihu.com/people/huanhunji/posts"><text:span text:style-name="T4">https://www.zhihu.com/people/huanhunji/posts</text:span></text:a><text:span text:style-name="T1"><text:line-break/>這裡有在烏克蘭留學過的大陸人，每天整理烏克蘭的新聞<text:line-break/><text:line-break/>個人覺得烏克蘭當前政府的各種所作所為，其行為模式與人渣黨大同小異。</text:span></text:p>
      <text:p text:style-name="P2"><text:span text:style-name="T1">陳真   |  2021.07.06 19:18   |   </text:span><text:a xlink:type="simple" xlink:href="http://palinfo.habago.org/Entry?Command=Information_PrintForum#FORUM40821"><text:span text:style-name="T2">#</text:span></text:a></text:p>
      <text:p text:style-name="P5"><text:span text:style-name="T1"><text:line-break/>台灣人真要坐以待斃？(二十九)：詭異疫苗劇本所圖何事？<text:line-break/><text:line-break/><text:line-break/>陳真<text:line-break/><text:line-break/>2021. 07. 06.<text:line-break/><text:line-break/><text:line-break/>我對於如何理解路透社那則「獨家新聞」始終感到很困惑。它提到，黑水前老闆及創始人Erik Prince 取得台灣聯亞疫苗的全球銷售權。藍營據以提出指控，這我能想像。可是，就連無恥骯髒綠媒例如自由時報，卻也口徑一致地指控聯亞的幕後黑手就是黑水公司，指控黑水是如此惡名昭彰濫殺無辜的一家國際傭兵公司，跟疫苗生技能扯得上什麼關係？<text:line-break/><text:line-break/>可是，這位黑水前老闆Erik Prince，事實上早在2010年前後就已經把黑水公司整個賣掉了。也就是說，聯亞疫苗代理權跟黑水本身無關。<text:line-break/><text:line-break/>這位前老闆，賣掉黑水之後，揚言不再從事戰爭，解除武裝，改走保安路線，更憑其黑白通吃的豐厚全球人脈，轉型成為風險諮詢公司，提供保安、運輸、投資戰略與風險決策等等。目前大展鴻圖的事業中心，就是在香港和大陸；大力參與「一帶一路」以及中國在非洲的各項投資項目，並與俄羅斯友好，反倒是在美國國內樹敵無數。<text:line-break/><text:line-break/>Prince是川普人馬，是川普的「地下軍師」(shadow adviser)，很多民主黨人跟他在利益分贓上並不對盤；也許還不到死對頭的地步，但他畢竟不是美國建制派人物。<text:line-break/><text:line-break/>【神通廣大的黑水前老闆】<text:line-break/><text:line-break/>詭異的是：如果這位黑水前老闆取得聯亞疫苗的全球銷售權就等於是聯亞疫苗「幕後黑手」的話，那豈不也可以說聯亞的幕後黑手就是中國大陸？因為這位黑水前老闆過去幾年來的事業中心就是在大陸。<text:line-break/><text:line-break/>比方說，黑水前老闆在香港成立的上市公司「先豐服務集團」，它的第三大股東就是中國國企「中信集團」。2019 年，「先豐服務集團」在新疆投資興建一座可以容納八千多人的「培訓基地」。早在 2017年，更斥資買下北京「國際安全與防衛學院」25％的股權，負責訓練從事解救人質與反恐任務的「安保人員」；稍早在雲南亦有類似的「培訓基地」投資案。<text:line-break/><text:line-break/>於是有人說，這位黑水前老闆可能是在美國仇家太多，混不下去，於是就投靠中、俄懷抱，變成親中人馬。可是，若要因此推論說台灣聯亞疫苗的幕後黑手就是中共。這樣的推論也未免太過於違反常識，錯得離譜。<text:line-break/><text:line-break/>但我不明白的是：一個前川普政府的核心要角，在川普在位期間，卻又同時為中、俄效勞 (例如私運軍火給親俄的利比亞反對派)。可是，在極其關鍵的國防事務上，卻又效忠於美國。舉個最近喧騰國際的重大事件為例：<text:line-break/><text:line-break/></text:span><text:a xlink:type="simple" xlink:href="https://bit.ly/3hqLQ8U"><text:span text:style-name="T4">https://bit.ly/3hqLQ8U</text:span></text:a><text:span text:style-name="T1"><text:line-break/><text:line-break/>全世界軍用航空引擎的龍頭是烏克蘭的 Motor Sich 公司，有「動力沙皇」之美譽。另一方面，中國解放軍據說在這方面的技術落後幾十年。因此，中共千方百計想取得這家公司的技術，於是打從2016年起，透過「北京天驕航空」等中企，收購該公司近六成的股權，眼看就能成功併購。<text:line-break/><text:line-break/>不料，川普政府卻派出黑水公司前老闆從中攔截，提出併購計畫，企圖捷足先登。後來生意雖沒談成，但是，就跟台灣一樣，拼命努力當美國走狗的烏克蘭，竟然於今年三月，宣佈把這家公司整個收歸國有，中國憤而向國際仲裁法院提出千億台幣的求償告訴。<text:line-break/><text:line-break/>由於這件事，也讓世人再次注意到這位神出鬼沒的黑水前老闆 Erik Prince。<text:line-break/><text:line-break/>這也許說明了四件事：<text:line-break/><text:line-break/>一，Prince 近幾年雖然事業版圖移到中國，但他終究還是美方人馬，在關鍵事項上效忠於美國。<text:line-break/><text:line-break/>二，Prince 雖然賣掉黑水，但他依然呼風喚雨，游走於CIA和中俄之間，非常神通廣大，一個人幾乎就等於一個國家，各國政府都得買他的帳，非常不可思議。<text:line-break/><text:line-break/>三，Prince 既然是台灣聯亞疫苗的全球銷售代理商，意味著聯亞其實就跟高端一樣，都是一種由美國主子欽定的疫苗計畫；表面上是土產，實際上卻是美國操盤。這也說明了人渣黨為何不計一切人命代價與政治負評、完全不擇手段，就是要阻擋疫苗進口，就是要阻止防疫，就是要逼迫台灣人施打土產黑心疫苗。<text:line-break/><text:line-break/>四，更重要的是：Prince 之所以突然跑出來搞疫苗生意，豈是著眼於那麼一丁點利益？而是跟烏克蘭的Motor Sich 併購案一樣，奉命出征。也就是說，其所代表的並不是十幾年前早已賣掉的黑水，而是代表美國軍方。<text:line-break/><text:line-break/>絕大部份人只把箭頭指向人渣黨，指責其詭異地嚇阻積極防疫，指責其藉著疫情進行島內政治操弄，更指責其阻擋疫苗等等怪異作為之不合常理，絕大部份人卻幾乎完全忽略美國才是這一切詭異行徑的發號施令者。這才是整齣黑心疫苗大戲的核心劇本。<text:line-break/><text:line-break/>【大可謀財，何必執意害命？】<text:line-break/><text:line-break/>詭異之處就在於：美國國家衛生院 (NIH) 為何早在五年前就看上這樣一家過去惡名昭彰的小小生技公司？為何要將兩支候選疫苗的其中之一授權給它？<text:line-break/><text:line-break/>更令人費解的是：美國為何執意要做出如此違反常理、違反人性之事？透過人渣黨，千方百計阻擋疫苗進口，千方百計阻撓、恐嚇、抹黑、威脅甚至以司法懲罰鼓吹基本防疫措施的人，不惜以台灣兩千三百萬人的生命、健康與財產為代價，硬要逼迫台灣人以身試苗。究竟目的何在？<text:line-break/><text:line-break/>首先，謀財當然免不了。人渣黨及其同夥與走狗，在這個極其詭異的黑心疫苗計畫的過程中，透過罄竹難書的各種下三濫手段與無數謊言，大炒股票，大撈黑心錢，這是毋庸置疑的。<text:line-break/><text:line-break/>我們一般人面臨危機都很緊張，因為危及生活穩定，乃至傷害生命與身家財產。但是，政治蟑螂看到危機卻往往很開心，經常沒事也硬要弄出事來，為什麼呢？因為危機就是商機。<text:line-break/><text:line-break/>問題是，人渣黨的存在目的只是為了撈錢奪權。為了謀財，當然可以害命。可是，這些人渣大權在握，撈錢的管道和手段千百種，而且徹底掌控媒體，早已成功洗腦大眾，想怎麼撈就怎麼撈，根本都已經毫不掩飾；比起阿扁和扁嫂偷偷收集發票申報私帳，人渣黨的貪婪可說是千百倍於扁朝，整個國庫根本就是這些人渣的個人金庫。因此，為何執意要害命？不害命也照樣能謀財啊，何必硬要與全體台灣人為敵？<text:line-break/><text:line-break/>人渣黨是美國養的狗，主人賜給狗吃的東西當然不可能比主人吃得好。也就是說，如果人渣黨不害命也照樣能謀大財，更何況美國。美國隨便賣個什麼武器給台灣，全是索取天價，想怎麼撈錢就能怎麼撈。<text:line-break/><text:line-break/>因此，不管是美國或人渣走狗黨，光是以謀財動機來解釋這齣詭異的黑心疫苗大戲是說不通的。他必然有著比撈錢更龐大更黑心的政治圖謀，否則不可能明目張膽硬要阻撓正常防疫，硬要阻斷台灣人取得疫苗，硬要強逼台灣人施打黑心土產疫苗。<text:line-break/><text:line-break/>你看，AZ 疫苗一劑才110元，根本不合格的土產疫苗卻居然花了我們納稅人八倍以上的價錢去購買至少一千萬劑。如果這不是圖利，什麼是圖利？另外還有各種動輒浮報十數倍的荒唐採購，擺明就是貪污。<text:line-break/><text:line-break/>可是，你算一算，就算讓它一劑撈個五百元好了，假設全台灣八成人口每人打兩劑，全打黑心土產疫苗，總共也才撈了180億。如果只是半數者施打，就只剩一百億都不到。撈這麼一點錢，在美國或人渣黨看來哪算一回事？光是一個什麼防疫預算就有八千多億，一百億算什麼？<text:line-break/><text:line-break/>另外，什麼綠能產業就好幾兆，光是烏七媽黑的各種軍購就動輒幾兆幾千億，這些人渣要撈大錢的管道多得是，何必為此違背全體民意硬幹到底，硬要阻擋疫苗，硬要傷害人命。因此，光是為了謀財是說不通的。<text:line-break/><text:line-break/>更何況，透過黑心疫苗以及炒股所賺的這些錢，又不是全部進入某人口袋，而是一大群政治蟑螂分而食之。對他們而言相對微小的一點利益，何必搞得天怒人怨？<text:line-break/><text:line-break/>當然，還有其他各種以防疫為名的數千億甚至上兆預算，全是油水，全部加一加，利益確實也相當可觀，可我還是覺得難以置信。因為，好好進行防疫，照樣能撈取各種油水，甚至撈更多不是嗎？<text:line-break/><text:line-break/>高端和聯亞，當然都是人渣黨奉美國主子之命，不擇手段、不管害死多少人也要圖利的公司。問題是，美國人所圖不可能只是錢財，畢竟台灣做為一個殖民地，美國人愛怎麼吸血就能怎麼吸，愛怎麼啃肉就能怎麼啃，哪需要搞得如此詭異，如此天怒人怨也要硬幹到底。<text:line-break/><text:line-break/>【根本就是未卜先知】<text:line-break/><text:line-break/>話說高端。就如我前幾篇文章所說，這間2018 年4 月17 日才上市的「高端疫苗公司」，它的母公司就是過去整天吹牛、炒股害死許多散戶的「基亞」。但是，很奇怪，這間基亞居然就像未卜先知那樣，早在2016年就和美國國家衛生院搭上線，合作研發疫苗。這樣一種最高層級的合作，不可能沒有經過雙方官方的籌謀。<text:line-break/><text:line-break/>美國衛生部長來台，絕不是為了推銷萊豬，而是別有任務。畢竟萊豬哪需要推銷？美國人把台灣人當成貓狗，人渣黨更教導台灣人要以成為美國人的貓狗為榮；美國人要台灣人吃毒豬，台灣人就得吃，哪需要特地跑來台灣跟「貓狗」商量？<text:line-break/><text:line-break/>我不能理解的是：這間「高端疫苗」家族企業，為何能夠集三千寵愛於一身？不但獲得台、美雙方不擇手段的瘋狂支持與荒唐圖利 (一支根本不合格的疫苗卻能賣得比國際認證的疫苗貴上八倍)，更不可思議的是，高端與美國官方真的是極有「遠見」！根本就是未卜先知！彷彿老早就知道會有疫情發生，真的是太有「遠見」了！早在疫情發生前幾年(2016年)，美國就透過台灣政府和高端公司搭線合作，研發登革熱疫苗(我不相信)。你若要跟我說這一切只是巧合，我當然也沒那麼幼稚。<text:line-break/><text:line-break/>所謂巧合，意思是說它是一種機率很小的事件。我能接受一個巧合，或是再加另一個巧合，頂多再加第三個巧合，但你若要跟我說每次都是無數的巧合所構成的一種大事件，而這些大事件，每次都剛好天佑美國，天佑台灣，天佑人渣黨搞選舉，那真的是在侮辱我的智商。<text:line-break/><text:line-break/>【傷害中國才是劇本核心】<text:line-break/><text:line-break/>從至少七、八年前開始，美國只專心搞一件事，那就是顛覆中國，傷害中國，摧毀中國。我既然認定新冠病毒是美國刻意在中國施放的生化武器 (請見〈生物武器：一個更陰暗的未來〉系列：<text:line-break/><text:line-break/></text:span><text:a xlink:type="simple" xlink:href="https://bit.ly/3k0E7S3"><text:span text:style-name="T4">https://bit.ly/3k0E7S3</text:span></text:a><text:span text:style-name="T1"><text:line-break/><text:line-break/>那麼，它就不可能只是一次性的作為；天底下也許有洗一半的頭，但沒有打一半的戰爭，絕對還會有更多更惡毒的後續作為；而所謂疫苗研發，自然也不可能是一個獨立事件。<text:line-break/><text:line-break/>如果你回顧台灣整個防疫過程，就會越發覺得極端詭異，比方說千方百計拒絕普篩，千方百計防止發現確診病患，甚至動用司法進行威嚇鎮壓與懲罰，確保沒有任何機構或單位膽敢對台灣的疫情有任何實質調查或積極防疫或合理推論，甚至連提出意見都會遭到攻擊與抹黑，拼命污名化那些對防疫有積極意見者，把他們全打成政治陰謀份子，打成中共同路人。<text:line-break/><text:line-break/>正常社會進行防疫，當然是努力找出確診者，哪有人千方百計防止確診者被發現？千方百計阻止篩檢，千百方計攻擊、抹黑積極防疫者，這太詭異了。如果背後沒有圖謀，難道是美國和人渣黨集體發神經？<text:line-break/><text:line-break/>事實上，早在一年多前，人渣黨就大開方便之門，同意讓高端免於三期試驗。這樣的「超前部署」太過於不合常理，就如退出疫苗審查委員會的陳培哲院士所說，這一切都是既定劇本。<text:line-break/><text:line-break/>問題是，為何要制定這樣的詭異劇本？為何會有這樣一個所謂「政府」，這樣一個黨，居然全黨一致，千方百計阻撓防疫，千方百計阻撓疫苗進口，卻以八倍以上之荒唐高價去購買一支根本不合格、連八字都還沒一撇的土產黑心疫苗，硬要強迫台灣人施打。<text:line-break/><text:line-break/>這些行為全都極端詭異，完全不合常理。人渣黨並非「不願」積極防疫，反而是積極嚇阻他人防疫，到底是為了什麼而硬要蠻幹如此怪異之事？我能理解無能與偷懶，但我不能理解不擇手段阻止防疫究竟是所為何來？<text:line-break/><text:line-break/>至於阻止疫苗進口，表面上是人渣黨派系之間分贓不均的後果。但我不相信這個說法，人渣黨的分贓技術世界一流，而且整個台灣都是這個政治蟑螂黨的食物，吃喝管道那麼多，不可能因此而讓疫苗不准進口。<text:line-break/><text:line-break/>有人說是一位「吳姓立委」從中阻擋疫苗進口。這也說不通。光憑一個立委是不可能阻擋的。人渣黨是一個政治黑幫，一個犯罪集團，權力高度集中，底下成員不可能阻擋疫苗。疫苗進不進口，顯然是蔡英文一人主導，而蔡的背後之發號施令者當然就是美國。<text:line-break/><text:line-break/>我不能理解的是，為何美國要禁止疫苗進口台灣？我更不相信疫情爆發只是偶然，我不相信所謂「3+11綠委施壓事件」只是一種偶然與巧合。也就是說，我認為讓疫情爆發很可能是蓄意為之，否則土產疫苗誰會去打？<text:line-break/><text:line-break/>除了台灣人被迫施打，全世界絕對沒有人會去打這種未經合格檢驗的黑心土產疫苗。因此，倘若沒有疫情，倘若根本沒有人會去打土產疫苗，相關數據如何取得？這兩支疫苗豈不等於兒戲一場？<text:line-break/><text:line-break/>前些日子，人渣黨藉著人數優勢，在立法院否決了所有相關提案，包括反對公布政府官員施打疫苗的特權名單；十幾萬支疫苗下落不明；另外還反對調查人渣黨的各種關於疫苗的一系列造謠撒謊事件；反對公開疫苗的採購價格及過程；反對土產疫苗之緊急授權審查比照國際全程公開；反對公佈「3+11綠委施壓事件」的會議紀錄，甚至反對土產疫苗進行三期試驗。<text:line-break/><text:line-break/>更離譜的是，人渣黨全黨立委還一致反對進口足夠的國際合格疫苗！無數的無恥作為，完全肆無忌憚，而且非常詭異！<text:line-break/><text:line-break/>如果裏頭沒有見不得人之事，為何要反對這些理當稀鬆平常之事之公諸於世？而且，你要知道，人渣黨是全黨立委一致反對這些提案，非常「團結」，真的是非常詭異。這些人渣到底是在掩蓋什麼見不得人的骯髒事？到底是在圖謀一些什麼邪惡勾當？要不然，天底下哪有一個黨或所謂政府，居然全體民代一致否決充足的疫苗進口。<text:line-break/><text:line-break/>我的結論是：傷害祖國才是劇本核心。<text:line-break/><text:line-break/>簡單說：<text:line-break/><text:line-break/>一，謀財害命只是表面事實，但是，毀滅中國，恐怕才是整套詭異疫苗大戲之核心劇本。<text:line-break/><text:line-break/>二，你不可能理解某種現象，除非你理解這現象之所屬意義架構。也就是說，你得先搞清楚一整齣詭異萬分的戲碼究竟是隸屬何種根本圖謀，你才有可能理解整個謀略或陰謀底下的各種詭異現象。<text:line-break/><text:line-break/>天底下會有這麼奇怪的事嗎？世界各國都在拼命防止病毒，惟有台灣這個美國殖民政權卻拼命阻止疫苗進口，阻止對疫情進行防治，而且似乎極其有意地配合政治上的需要，操弄整個疫情的發展。無數的詭異行徑，究竟所圖何事？<text:line-break/><text:line-break/>我不相信這只是為了撈錢。因為，乖乖進行防疫，乖乖讓疫苗進口，照樣也能撈上一大票。你看，光是人渣黨採購醫療物資的那種離譜到爆的荒唐價格與荒唐行徑，你就能明白，他如果好好防疫，照樣也能輕易地大撈一票不是嗎？因為，人渣黨在這島上根本所向無敵，愛怎麼幹就能怎麼幹，愛怎麼撈就能怎麼撈，根本沒必要如此狼狽地硬要做一些天怒人怨、與全民為敵的反防疫之事。<text:line-break/><text:line-break/>當一種所謂「疫苗」，千方百計、機關用盡強迫台灣人充當實驗品時，這意味著什麼？意味著這裏頭很可能有著某種「族群針對性」。我並非說這就是一種針對中國人的「基因武器」的實驗，畢竟很多疾病與藥物原本就有種族差異性。<text:line-break/><text:line-break/>問題是，如果你只是單純想了解某種藥物或疫苗的族群差異性，大可通過正常程序進行研究，根本一點困難也沒有，何必如此鬼魅陰暗？何必如此蠻幹？何必如此違反常理、如此泯滅人性地大規模進行整個島嶼兩千多萬人口的人體實驗？<text:line-break/><text:line-break/>我相信，這一切詭異之事，美國之所圖謀必然與傷害中國有關。更直白地說，這是一場生物武器戰，而且只是首部曲。</text:span></text:p>
      <text:p text:style-name="P2"><text:span text:style-name="T1">蔡亦鸣   |  2021.07.05 17:27   |   </text:span><text:a xlink:type="simple" xlink:href="http://palinfo.habago.org/Entry?Command=Information_PrintForum#FORUM40820"><text:span text:style-name="T2">#</text:span></text:a></text:p>
      <text:p text:style-name="P6"><text:a xlink:type="simple" xlink:href="https://www.youtube.com/watch?v=9Lv394CKRZE"><text:span text:style-name="T7">https://www.youtube.com/watch?v=9Lv394CKRZE</text:span></text:a><text:span text:style-name="T5"><text:line-break/>郑智化的大国民，此时听来，竟是恍如当下。</text:span></text:p>
      <text:p text:style-name="P2"><text:span text:style-name="T1">許世勤   |  2021.07.05 13:58   |   </text:span><text:a xlink:type="simple" xlink:href="http://palinfo.habago.org/Entry?Command=Information_PrintForum#FORUM40818"><text:span text:style-name="T2">#</text:span></text:a></text:p>
      <text:p text:style-name="P5"><text:span text:style-name="T1">其實我也有相同的感想，過去在實驗室曾跟學弟聊過，提到「總覺得我們不是在追求科學，更多時候我們學到的是政治」不過我也不是基於對科學的熱枕而投入科研工作，而是為了鹹魚翻身。<text:line-break/><text:line-break/>對一個祖先是佃農背景的人來說，我不知道富能不能過三代，倒是我們家潦倒超過了三代。我追求學問的原因，最初是曾祖在過世時所留下的遺言，希望後代子孫能讀到博士或當上醫生。家族有長輩當上醫生，曾經的聯考榜首，但我沒這麼優秀，只好繼續念書，希望哪天可以鹹魚翻身。<text:line-break/><text:line-break/>多年過去，鹹魚還是鹹魚。今天早上在細胞房，主管提到他的車子里程已經超過16萬公里，經常需要修繕，每次修理就是兩三萬。但是小孩子下個月幼稚園開學就要三萬元註冊費，防疫線上課程一個月要再加六千元，根本不敢去想換車的事。看到政府在大談所謂的生技產業，一個新藥開發的博士級主管，卻連自己的生計都自顧不暇。最近幾支「防疫生技股」狂漲，聽說有人因此資金翻了好幾倍，相比之下實在諷刺。<text:line-break/><text:line-break/>我家附近過去是一大片鐵皮屋廠房、棺材店、摸摸茶、釣蝦場，「都更」之後是好幾個建案的「兵家必爭之地」。一次騎車從「都更」後的整齊又乾淨的街道騎車回到家裡，有種恍如隔世的感覺。曾經的鐵皮屋，轉眼變成現在的「豪宅」區。這些「豪宅」大多是炒作的物件，多數人買不起，卻在一個市區中明顯區隔出階級差異。<text:line-break/><text:line-break/>我生活的地方是傳統市場，我們家就在那裏做生意。從小到大不是聽到誰家的老婆跟人跑了，誰賭博欠了一屁股債，誰家小孩跟人飆車死掉了，真的是悲慘世界。貧賤夫妻百事哀，大概是我從小就親眼得見的道理。許多人不是不努力，而是努力到頭來還是打水漂。以多數年輕人來講，如果不是家裡有一定的基礎，買房是不可能的。我家附近的那些豪宅，現在還有好幾棟在蓋，每天上下班我都看到工人在工地進進出出。可是多少工人奮鬥一生，可以買得起自己蓋的房子的？更別說一些有能力買房的人，在富麗堂皇的「豪宅」中看到滿身臭汗的工人，嫌棄地有如看到細菌一樣。<text:line-break/><text:line-break/>主管問我會相信一個吃不習慣自助餐，而以每個月六萬聘請御廚的人，卻能理解市井小民生活的艱辛嗎？更不用說人民染疫死去沒說一句話，美國總統的狗死了卻立馬發文悼念了。</text:span></text:p>
      <text:p text:style-name="P2"><text:span text:style-name="T1">Ethan   |  2021.07.04 12:26   |   </text:span><text:a xlink:type="simple" xlink:href="http://palinfo.habago.org/Entry?Command=Information_PrintForum#FORUM40817"><text:span text:style-name="T2">#</text:span></text:a></text:p>
      <text:p text:style-name="P6"><text:a xlink:type="simple" xlink:href="https://kantie.org/topics/huaren/2695672"><text:span text:style-name="T7">https://kantie.org/topics/huaren/2695672</text:span></text:a><text:span text:style-name="T5"><text:line-break/>有关疫苗副作用的科学讨论-mRNA<text:line-break/><text:line-break/>內容有連結資訊整理，滿多的，可以看看<text:line-break/></text:span></text:p>
      <text:p text:style-name="P2"><text:span text:style-name="T1">Akan   |  2021.07.04 01:57   |   </text:span><text:a xlink:type="simple" xlink:href="http://palinfo.habago.org/Entry?Command=Information_PrintForum#FORUM40816"><text:span text:style-name="T2">#</text:span></text:a></text:p>
      <text:p text:style-name="P6"><text:span text:style-name="T5">柳傑克的頻道最近連結率頗高，之前還有幾個人call in說，經過台灣這波疫情的處理，已然從隻井蛙變成小粉紅，甚至大紅。<text:line-break/><text:line-break/>最近“覺醒年代”頗夯，有興趣有時間可以看看<text:line-break/></text:span><text:a xlink:type="simple" xlink:href="https://www.youtube.com/watch?v=S1jWWSnBYMY&amp;;list=PLa213RC5YYIwYGZg9_ffwmsQO_UiEhjxL"><text:span text:style-name="T7">https://www.youtube.com/watch?v=S1jWWSnBYMY&amp;;list=PLa213RC5YYIwYGZg9_ffwmsQO_UiEhjxL</text:span></text:a></text:p>
      <text:p text:style-name="P2"><text:span text:style-name="T1">鄭豐遠   |  2021.07.03 18:56   |   </text:span><text:a xlink:type="simple" xlink:href="http://palinfo.habago.org/Entry?Command=Information_PrintForum#FORUM40815"><text:span text:style-name="T2">#</text:span></text:a></text:p>
      <text:p text:style-name="P5"><text:span text:style-name="T1">2007 從商之前，其實我是念生化的，和世勤說不定是校友，畢業後還在台大生化所工作了五年多。我從高一到上研究所前，一直對生物學有著超乎常人的熱情，遠超同儕和師長的想像，是人們眼中的怪人。大學念動物系，有興趣的科目考試時我經常都是滿分，因為我常會把考卷寫得密密麻麻，不但會回答問題，而且會自動伸延，像在寫論文那樣長篇大論，甚至指出問題中的錯誤。<text:line-break/><text:line-break/>我的這份熱情，至今仍然沒有熄滅，但我對學術的熱情卻在讀碩士的三年間完全消失了。除了家庭因素導致我對賺錢有了更強烈的渴望之外，最重要的原因就是我發現學術圈以及科學家並不像我想像得那樣單純，人們反而都精明得像政客一樣; 學術環境終究沒有我的容身之處。<text:line-break/><text:line-break/>學術圈就是某種政治圈，有些話能說，有些話不能說，而人們能些說什麼話並不是依據科學理性思維，並不是依據所謂學術倫理，而主要是依據當下的政治氛圍。這一點上，社會科學相對更嚴重，自然科學講究有一說一，本應不那麼政治化，但西方人以及其一眾殖民地的走狗顯然不這麼想; 疫苗、防疫、核汙水等如此重大的、甚至影響全人類存續的社會議題，都能被當作政治工具，進而操弄限制相關言論。<text:line-break/><text:line-break/>我念書時成績最差的一科就是免疫學，原因就是其知識內涵實在太過複雜，未知的調控因素太多，彷彿是一門瞎子摸象的學問，而且記一堆生化反應和細胞調控路徑實在太無聊，是以引不起我的學習興趣。我對一些概念上的理論比如演化論比較有感覺。<text:line-break/><text:line-break/>澳洲有號稱最好的輝瑞疫苗可以打，但非到不得已我是絕不敢打的，更別說那打死一堆人的 AZ 疫苗了。一開始本想去打輝瑞，鈺錠馬上表示反對，說 mRNA 和 DNA 都是 NA，那你怎麼知道 mRNA 疫苗不會改造你的 DNA? 我心想妳一個文組的妳懂個屁，都什麼張飛打岳飛的陰謀論?<text:line-break/><text:line-break/>不過稍微想一下我就知道她才是對的，我才是那個不懂裝懂的人。免疫系統的複雜性遠超過人類目前能理解的範疇，科學知識和技術進展速度飛快，但時至今日，人類最強大的計算機算法尚且不能正確預測哪怕一個未知蛋白質的正確結構，那比之複雜幾千萬倍，幾乎無法窮舉的人體免疫反應路徑，又怎麼能保證什麼一定會發生，什麼一定不會發生? 再說人有種族和個體差異，這其中的未知因素可說無窮無盡，根本不可能預測。<text:line-break/><text:line-break/>再從概念上說，接種疫苗本身就是一種人擇行為，會強迫病毒演化變異; 面對這樣一個極不尋常、變異與逃脫能力這麼強的病毒 (我至今仍認為新冠是美國的生化武器)，大規模使用疫苗有著根本上的危險性，遠遠不及物理隔離策略來得安全。這些基本道理，我不相信這些科學家會不懂。但在政治及利益面前，這一些基本理性似乎都起不了作用。我仍然時常想起一百多年前東北大鼠疫時伍連德的故事。一百多年了，西方人不但沒有更加文明，反而更加反智、更加傲慢。<text:line-break/><text:line-break/>下面連結是一個台灣訪談 Call in 節目，經常會邀請大陸人與台灣人來各抒己見，這位來賓也許不是什麼醫學專家，不過至少是內行人。只要是有點基本理性的人一定也都會認同他的結論，除非你腦子壞了。<text:line-break/><text:line-break/>中國有所謂春苗行動，免費捐贈各國大量疫苗，條件是讓該國的中國公民優先施打，目前主要對各發展中國家進行。我打算等春苗行動到了澳洲再去打中國疫苗，雖然這一希望可能遙遙無期了。<text:line-break/><text:line-break/></text:span><text:a xlink:type="simple" xlink:href="https://youtu.be/HbSM9eWD7Vg"><text:span text:style-name="T4">https://youtu.be/HbSM9eWD7Vg</text:span></text:a></text:p>
      <text:p text:style-name="P2"><text:span text:style-name="T1">陳真   |  2021.07.03 02:22   |   </text:span><text:a xlink:type="simple" xlink:href="http://palinfo.habago.org/Entry?Command=Information_PrintForum#FORUM40814"><text:span text:style-name="T2">#</text:span></text:a></text:p>
      <text:p text:style-name="P3"><text:span text:style-name="T1">台灣人真要坐以待斃？(二十八)：忍受台奸政權到幾時？<text:line-break/><text:line-break/>陳真<text:line-break/><text:line-break/>2021. 07. 03.<text:line-break/><text:line-break/><text:line-break/>島內疫情爆發以來，很多人寫信問我該打哪種疫苗。人們之所以問我，不是以為我是疫苗專家，而是相信我是誠實的。不過，我知道，我如果告訴他們真實的答案，他們一定不會相信；就算相信，也很難打得上，除非前後花一個多月去大陸施打。<text:line-break/><text:line-break/>答案是：全世界最好的疫苗毫無疑問就是大陸疫苗，例如科興。若非帶著年幼小孩難以長期出國接受隔離，學姐老早趁著暑假跑到大陸打疫苗。我是醫生，沒法離開工作崗位一個多月，只好以身試苗打莫德納。<text:line-break/><text:line-break/>我所謂陸苗「最好」，指的是考慮安全性與有效性兩者。科興是以傳統滅活病原體技術做成，安全性當然遠遠高於歐美的「高科技基因」疫苗，例如莫德納與BNT。施打這類新興科技疫苗，事實上就是充當人體實驗的白老鼠。<text:line-break/><text:line-break/>也許，數十年之後，證明這類基因疫苗確實安全無虞，但在目前，事實上它就只是一種人體實驗。Luc Montagnier 因此特別反對小孩施打這類安全性極有疑慮的疫苗。<text:line-break/><text:line-break/>我知道，我若誠實告訴人們說大陸疫苗是全世界最好的疫苗，人們一定不會相信，一定會誤以為我之所以推薦陸苗是因為我是統派、而且仰慕中國共產黨。當然不是因為這樣。我不是腦殘，我不會把政治和科學混淆，我更不會昧著良心說話。<text:line-break/><text:line-break/>我沒法說我的疫苗評價一定是對的。我只能說：我是真心這麼相信、並且絕非信口開河。<text:line-break/><text:line-break/>總之，我只好放低標準，回答人們說：依照「臨床上」，或者說依照「市面上」的評價，莫德納和BNT 應該是比較好，而AZ疫苗問題比較多，特別是日本鬼子把他們自己不敢打而「送給」我們的那批很詭異的 AZ 疫苗，最好不要施打，因為很可能打比不打死得更快；截至目前為止，已經死了兩三百人，死亡率竟然是歐洲一些國家的十幾倍，打破世界記錄。它媽的這樣的東西你還敢打？豈不是腦子壞掉？<text:line-break/><text:line-break/>據報載，台灣施打日本的這批AZ疫苗的頭一周，施打後死亡通報率為萬分之1.85。那你知道統一發票五獎，亦即得一千元的小獎機率是多少嗎？我得過好幾次五獎，答案是萬分之3。這樣高的死亡率，會不會太離譜了點？這樣的疫苗還要繼續打？<text:line-break/><text:line-break/>疫苗本身是科學，但是，當一種東西牽涉暴利時，科學內涵往往就走樣了。在西方社會尤其如此，疫苗變成政客與財團謀取巨大私利的工具，甚至變成一種顯然有其內在政治圖謀乃至軍事企圖的武器，而不是單純維護國民健康的工具。但是，祖國絕不可能這樣，不會有人從中掠取暴利；疫苗就是疫苗，疫苗就是國家藉以保護國民健康、消除疾病的工具；整個防疫工作，私人根本無利可圖。<text:line-break/><text:line-break/>哪像台灣，不管是快篩或核酸檢測及各種醫療配備，相關採購與自費項目，統統都是不可思議的天價。如果這不是貪污圖利，什麼是貪污圖利？如果不是貪污圖利，天底下會有白痴以遠遠高於國際認證疫苗數倍以上的天價，去買一千萬劑八字都還沒一撇的黑心土產疫苗嗎？<text:line-break/><text:line-break/>人渣黨的貪污行徑，真是開了我的眼界。我只有在極少數軍事獨裁國家或原始部落般聚集的地方軍閥身上，才能看到這樣一種完全肆無忌憚的謀財害命惡行。人渣黨甚至更狠，胃口更大，完全肆無忌憚地阻撓疫苗進口，以成百上千條人命為代價，以一萬多人傷殘為代價，以這樣一種完全肆無忌憚的瘋狂行徑來掠奪私人暴利。<text:line-break/><text:line-break/>我從事、參與及關心國際人權工作三十多年，聽過、見過、讀過無數荒唐事，比方說黑幫部落政權、軍事獨裁統治者或家族權力集團，強制扣壓、囤積或私吞外來援助物資，不惜製造人民重大傷亡與饑饉，然後再以高價賣出各種援助物資，進行黑市交易，掠奪一己暴利或圖利同夥，形成一種純粹以撈錢奪權為惟一目的的政治分贓集團。<text:line-break/><text:line-break/>人渣黨就是這樣一種政權。但它甚至更為邪惡，因為它不但謀財害命，而且積極充當美、日敵人走狗，無所不用其極，存心把台灣人當成一種藉以圖謀個人權位與暴利的籌碼，做為美日等國攻擊對岸人民的一顆人肉炸彈。諸多卑鄙無恥喪心病狂之事，實已泯滅人性。<text:line-break/><text:line-break/>我在伊拉克和阿富汗被美國侵略屠殺數百萬人民的過程中，二十幾年來長期追蹤其國內政治人事與權力之更迭歸屬，我發現，不管是「伊奸」或「阿奸」，當他們扮演美國人走狗的角色以謀取個人權位時，事實上還是保有一定的民族尊嚴，保有對於同胞某種最低形式的愛與人性。但我在人渣黨身上卻看不到道德底線，我不知道到底有沒有什麼喪心病狂的事，是這群漢奸、這群政治吸血蟑螂所不敢做的。<text:line-break/><text:line-break/>底下是這兩天看到的人渣台奸口罩，我真不敢相信世界上怎麼會有人充當殖民走狗，充當出賣人民的「X奸」，無恥下流到這種程度的；竟然把台灣人當成美國人的貓狗，並以此為榮，而且還為自己會撕咬同胞而得意洋洋，自命「戰貓」：<text:line-break/><text:line-break/></text:span><text:a xlink:type="simple" xlink:href="https://bit.ly/3h9wAhQ"><text:span text:style-name="T4">https://bit.ly/3h9wAhQ</text:span></text:a><text:span text:style-name="T1"><text:line-break/><text:line-break/></text:span><text:a xlink:type="simple" xlink:href="https://bit.ly/2ToMyM2"><text:span text:style-name="T4">https://bit.ly/2ToMyM2</text:span></text:a><text:span text:style-name="T1"><text:line-break/><text:line-break/></text:span><text:a xlink:type="simple" xlink:href="https://bit.ly/3dVyh0r"><text:span text:style-name="T4">https://bit.ly/3dVyh0r</text:span></text:a><text:span text:style-name="T1"><text:line-break/><text:line-break/>我們到底要忍受這樣一個泯滅人性的台奸政權到幾時？祖國不想想辦法嗎？想辦法讓台灣人定點來回、無須隔離施打疫苗有那麼難嗎？</text:span></text:p>
      <text:p text:style-name="P2"><text:span text:style-name="T1">許世勤   |  2021.07.03 01:20   |   </text:span><text:a xlink:type="simple" xlink:href="http://palinfo.habago.org/Entry?Command=Information_PrintForum#FORUM40813"><text:span text:style-name="T2">#</text:span></text:a></text:p>
      <text:p text:style-name="P5"><text:span text:style-name="T1">搬了一天家，突然在臉書陳真醫師粉絲團看到陳醫師的疑問，趕快再去重新檢查一下回答上的錯誤。<text:line-break/><text:line-break/>再次確認了一下SARS-CoV-2的life cycle，spike雖然會插在由內質網衍生出來的膜上，但會透過高基氏體釋放至細胞外，所以spike應該是會釋放至血液中沒錯，所以我對spike是否會shedding的問題是想錯了。spike會shedding，而且有很大機會被帶有ACE2的細胞吞噬。<text:line-break/><text:line-break/>我先入為主把spike視為膜蛋白，這犯了邏輯上的錯誤。我過去研究HCV的NS5A，雖然NS5A會貼在膜上，但沒有穿膜結構，不能算作膜蛋白。SARS-COV-2的S2雖然會在感染宿主細胞的時候進行穿膜，但這個功能不能讓spike被定義為膜蛋白。因為這個錯誤讓陳醫師感到疑惑，真是抱歉。<text:line-break/><text:line-break/>目前雖然沒有明確證據指出spike protein是毒蛋白，但有動物實驗指出spike具備穿透血腦障壁的能力，可能因此造成神經系統的問題。Spike也被發現能夠進入肝臟，如果spike本身不容易被細胞代謝，在人體存活夠久是否會造成細胞毒性，應該還沒有人能夠下明確的結論。<text:line-break/><text:line-break/>至於mRNA疫苗，任何細胞都可能因為liposome的運送，得到這塊模板並製造spike，但是mRNA很快會被細胞代謝，被反轉錄的機會很小。我還看到一個說法是現在使用的5' cap是經過修飾可以預防反轉錄的，當然不是說就此完全不可能出現反轉錄的現象。假設某人很倒楣被反轉錄安插了一段基因，身體不斷製造spike，剛好spike其實有毒害人體的能力，甚至是carcinogen，那接種三十年後不幸得了癌症，也不是說完全沒可能，只是我們很難去驗證這件事。</text:span></text:p>
      <text:p text:style-name="P2"><text:span text:style-name="T1">陳真   |  2021.07.03 00:06   |   </text:span><text:a xlink:type="simple" xlink:href="http://palinfo.habago.org/Entry?Command=Information_PrintForum#FORUM40812"><text:span text:style-name="T2">#</text:span></text:a></text:p>
      <text:p text:style-name="P3"><text:span text:style-name="T1">7月3日：救援阿桑吉的全球行動<text:line-break/><text:line-break/>紀念若雪巴勒斯坦資訊網<text:line-break/><text:line-break/>2021. 06. 30.<text:line-break/><text:line-break/>今年7月3日是維基解密發行者朱利安·阿桑吉50 歲生日，在這一天舉行釋放朱利安的全球行動！<text:line-break/><text:line-break/>阿桑吉在英國被監禁了11年！在英國貝爾馬什監獄（Belmarsh Prison）中作為美國的政治犯，因為發布政府文件揭露美國在伊拉克和阿富汗的戰爭罪行，以及關塔那摩灣監獄的酷刑罪，被控17項間諜罪和1 項共謀電腦犯罪。他遭受折磨、入獄並面臨 COVID-19 的高風險。他的罪行是揭示了真相。許多言論自由團體認為，對阿桑吉的起訴是我們這個時代最重要的新聞自由案件。</text:span></text:p>
      <text:p text:style-name="P2"><text:span text:style-name="T1">李念淨   |  2021.07.02 18:26   |   </text:span><text:a xlink:type="simple" xlink:href="http://palinfo.habago.org/Entry?Command=Information_PrintForum#FORUM40811"><text:span text:style-name="T2">#</text:span></text:a></text:p>
      <text:p text:style-name="P5"><text:span text:style-name="T1">對於中共所取得的成就，肯定固然重要。<text:line-break/>但我覺得，在取得"成就"途中的過程，這是更重要的。<text:line-break/><text:line-break/>不能理解或是肯定，中國在和平復興中付出的過程與努力，就不是真正的肯定中國政府。<text:line-break/><text:line-break/>很多即使在台灣宣稱自己親中的人，大力吹捧中國的成就<text:line-break/>卻對中國付出的過程與努力閉口不談的藍營(主要是藍營)政治人物很多<text:line-break/><text:line-break/>因為肯定這些過程，同時也是否定台灣這三四十年來的路線錯誤。<text:line-break/><text:line-break/>中國在改革開放的三十年來<text:line-break/>一方面堅持政治思想的獨立自主<text:line-break/>但另外一方面，在經濟跟文化政策卻是非常靈活<text:line-break/>每一項舉措，都是長期在各省進行實驗得來的<text:line-break/>人大的案子，也多半長期在各地進行考核研究以後，得出的政策<text:line-break/><text:line-break/>個人覺得，在這幾十年來，中共小心翼翼地逼開了所有的大錯誤以及西方國家的雷區<text:line-break/>這就是非常難得的成就。</text:span></text:p>
      <text:p text:style-name="P2"><text:span text:style-name="T1">李念淨   |  2021.07.02 18:16   |   </text:span><text:a xlink:type="simple" xlink:href="http://palinfo.habago.org/Entry?Command=Information_PrintForum#FORUM40810"><text:span text:style-name="T2">#</text:span></text:a></text:p>
      <text:p text:style-name="P3"><text:span text:style-name="T1">台灣人民有能力自治嗎？我覺得挺悲觀的。<text:line-break/><text:line-break/>過去中共強調一國兩制，也試圖用這套去統治香港<text:line-break/>但是他們犯了一個錯誤，就是真的用"自治"的角度去理解一國兩制<text:line-break/>所以香港陷入了兩股勢力的盤剝：英美的外國勢力 跟 所謂的"本土菁英"<text:line-break/>一直到去年的國安法出台，才代表中共真正決定跳脫"自治"的框架，試圖改變香港天生畸形的社經結構。<text:line-break/><text:line-break/>其實台灣的狀況絲毫不亞於香港的問題<text:line-break/>民主化的這些年，表面上台灣人民可以自己當家做主了，然而其表現是最令人失望的。<text:line-break/>韓國的狀況比台灣差得多，北有朝鮮，國內甚至有美軍駐紮，但是其領導者皆能左右逢源，在中美兩大勢力下游走<text:line-break/>東歐的南斯拉夫，非洲的坦尚尼亞，這些國家的處境某種程度上都比台灣艱難很多，但是在國際上付出的貢獻跟成就超出台灣數唄。<text:line-break/><text:line-break/>今天中共有心想解決台灣問題<text:line-break/>可以從"得到台灣以後，應該怎麼做"的角度預先思考<text:line-break/>除了把香港當作借鑑外<text:line-break/>必須思考如何用和平的手段，對台灣人民的一部分思想進行清洗與改造<text:line-break/>另外也用和平的手段，對台灣的既得利益者：所有從鄉鎮到中央的政治人物、民意代表、財團、黑道等，全盤加以清洗，引入新的台灣人去進行真正而且清廉的自治。<text:line-break/>我覺得這是"共產黨"真正應該做的事，而非一昧強調統戰，強調團結。<text:line-break/><text:line-break/>其實最主要的，還必須要台灣人民自我覺醒，思想上必須脫離歐美獨立，這是根本的決定性因素。<text:line-break/>固然兩岸統一是大勢所趨<text:line-break/>但台灣人民自我不覺醒，在中美戰場上受到的傷害就會越大。</text:span></text:p>
      <text:p text:style-name="P2"><text:span text:style-name="T1">鄭志忠   |  2021.07.02 13:49   |   </text:span><text:a xlink:type="simple" xlink:href="http://palinfo.habago.org/Entry?Command=Information_PrintForum#FORUM40809"><text:span text:style-name="T2">#</text:span></text:a></text:p>
      <text:p text:style-name="P5"><text:span text:style-name="T1">給豐遠，您所寫的，我贊同。</text:span></text:p>
      <text:p text:style-name="P2"><text:span text:style-name="T1">鄭豐遠   |  2021.07.02 07:26   |   </text:span><text:a xlink:type="simple" xlink:href="http://palinfo.habago.org/Entry?Command=Information_PrintForum#FORUM40808"><text:span text:style-name="T2">#</text:span></text:a></text:p>
      <text:p text:style-name="P3"><text:span text:style-name="T1">前幾天，鈺錠傳來一篇文章，引起我的注意。<text:line-break/></text:span><text:a xlink:type="simple" xlink:href="https://qr.ae/pGP24O"><text:span text:style-name="T4">https://qr.ae/pGP24O</text:span></text:a><text:span text:style-name="T1"><text:line-break/><text:line-break/>作者是一位叫作 Ismail Bashmori 的埃及人，應該是個學者，目前居住在加拿大。如果看不習慣英文的朋友可以看看這篇中文版。翻譯得不太好，但大意都涵蓋到了:<text:line-break/></text:span><text:a xlink:type="simple" xlink:href="https://user.guancha.cn/main/content?id=536649"><text:span text:style-name="T4">https://user.guancha.cn/main/content?id=536649</text:span></text:a><text:span text:style-name="T1"><text:line-break/><text:line-break/>他寫的這篇文章我看了還是挺感動的 (老實說被人家誇成這樣，我看了都有點不好意思了)。那些親身到過中國或學過中文的外國人，會對中國有所好感並不讓人意外，但做為一個純粹的外人，靠著自己的研究和思考能得出這些結論，我還是挺佩服的，因為我知道西方南方北方人普遍的智能和品性是什麼模樣。<text:line-break/><text:line-break/>話雖如此，這篇文章裡提到的中國，卻缺了一塊最核心的拼圖，那就是中國共產黨。我能理解那是出於對政治正確的恐懼而不去寫它，因為在西方是完全沒有言論自由可言的。台灣同樣沒有言論自由，從正面角度談論中共是犯大忌的，有所謂 ”通共” 嫌疑，會得到各種懲罰。其實大家都想太多了，通共是你想通就能通的嗎? 以台灣人現今普遍的素質，共產黨怕是不會要你。<text:line-break/><text:line-break/>作為一個後知後覺，到了差不多四十歲才真正開始關注中國發展的台灣人，我其實是沒有什麼資格談論中國共產黨的。但過去五年一直生活在所謂西方世界，這五年徹底打醒了我，讓我從一個人為編織的愚蠢的舊夢醒了過來，重新認識了這個世界，重新站到了世界上本應屬於自己的位置。回首過去，四十五年就像一瞬間。我是誰? 我往後該怎麼活? 這些問題的答案似乎已經不再那麼模糊不清了。<text:line-break/><text:line-break/>西方人讓人感到厭倦，他們都很相似，並無可觀之處。我日常比較喜歡關注那些移民，特別是亞洲人，特別會去觀察中日韓這幾個所謂儒家文化國家的移民，在西方世界是怎麼看待自己的。我從觀察這些人們的過程中獲得了許多啟發，可以說透過他們的自我認同，我其實也就更加明白自己的。對於那些所謂 ABC，我其實是深感憐憫的，因為我可以清楚感受到他們潛藏在表面意識下的那種深層的失落和迷惘。某個意義上我確實覺得上天很公平，我的人生前十年是一場美夢，十歲失去了家，至今仍在世間庸庸碌碌地飄盪，像一片浮萍，無處可歸，更不知根在何方。但在精神世界，我卻似乎比大多數人幸運，並沒有走過多少迷途彎路，我知道何處是家，知道自己是誰。<text:line-break/><text:line-break/>回到中共，對於它，我其實沒什麼話好說的，除了五體投地表示佩服，我還能說什麼呢? 當我愈瞭解近代的中國歷史，愈去嘗試在這些千絲萬縷的表面國際事件之下，中共所做出的抉擇以及背後的信念，我就愈發感到驚佩和感動，因為我過去不相信存在有良善的、偉大的集體。如果有人不同意我的結論，那我也只能說你是不是忽略了什麼? 如果一個人其實對這些事略有所知卻仍然不同意，那我也只能說你是不是腦袋有問題? 如果一個人腦袋沒問題卻仍然反共，但我和他就沒什麼話好說了。<text:line-break/><text:line-break/>我知道講這些在台灣是犯大忌的，即便在巴勒網我看不會有多少人敢出聲同意的，但我知道時間會同意我。天地萬物，古往今來，只有時間是真正公平的判官。未來如何無從所知，但過去已成定論。一百年了，再過百年回首，這些滯後的、遲來的敬意，我相信仍會讓後人灑下熱淚。</text:span></text:p>
      <text:p text:style-name="P2"><text:span text:style-name="T1">Akan   |  2021.07.02 05:41   |   </text:span><text:a xlink:type="simple" xlink:href="http://palinfo.habago.org/Entry?Command=Information_PrintForum#FORUM40807"><text:span text:style-name="T2">#</text:span></text:a></text:p>
      <text:p text:style-name="P4"><text:span text:style-name="T5">Ethan,<text:line-break/><text:line-break/>Where do the lipid nanoparticles collect?<text:line-break/></text:span><text:a xlink:type="simple" xlink:href="https://odysee.com/@DarkHorsePodcastClips:b/pfizer-data-reveal-where-do-the-lipid:c"><text:span text:style-name="T7">https://odysee.com/@DarkHorsePodcastClips:b/pfizer-data-reveal-where-do-the-lipid:c</text:span></text:a><text:span text:style-name="T5"><text:line-break/><text:line-break/>底下是 Bret Weinstein 收集在 Odysee 的視頻，很多是被油管刪除的...<text:line-break/></text:span><text:span text:style-name="T7">https://odysee.com/@DarkHorsePodcastClips:b?</text:span></text:p>
      <text:p text:style-name="P2"><text:span text:style-name="T1">陳真   |  2021.07.02 02:19   |   </text:span><text:a xlink:type="simple" xlink:href="http://palinfo.habago.org/Entry?Command=Information_PrintForum#FORUM40806"><text:span text:style-name="T2">#</text:span></text:a></text:p>
      <text:p text:style-name="P3"><text:span text:style-name="T1">台灣人真要坐以待斃？(二十七)：萬一他們是對的呢？<text:line-break/><text:line-break/>陳真<text:line-break/><text:line-break/>2021. 07. 02.<text:line-break/><text:line-break/><text:line-break/>世勤，spike protein 不是棘蛋白嗎？SMEN的S。<text:line-break/><text:line-break/>至於你後面寫的我看不太懂。新冠病毒不是可以透過細胞膜表面受體ACE2，進入全身各處的細胞嗎？<text:line-break/><text:line-break/>至於自體免疫，到底是打傳統的減活疫苗好，還是打mRNA 疫苗(莫德納、BNT)或以腺病毒做為載體的疫苗 (AZ)好，事實上應該很難說。依據紐約市衛生當局(NYC HEALTH) 的公開回應表明，他們其實也不知道，而且也沒有人知道。<text:line-break/><text:line-break/>這類關於施打新冠疫苗卻「一問三不知」的例子，其實成百上千，但卻幾乎完全被人們所忽略。因為，有一股代表著國家或代表著藥廠與相關龐大利益的力量，希望大家糊里糊塗地打疫苗，儘可能以身試苗，別問太多。<text:line-break/><text:line-break/>我幫其他不懂的人說明一下，「自體免疫」簡單說就是自身的免疫系統，敵我不分，把「自己人」當成「外來敵人」發動攻擊，攻擊自身的正常細胞。<text:line-break/><text:line-break/>因此，疫苗並不是誘發所謂免疫力越強越好。它是一把雙面刃，它既然會攻擊壞人，攻擊外來者，也可能因為生化結構上的相似性或因為各種因素而導致敵我不分，對自己的細胞進行無差別攻擊，亂攻擊一通。這就是所謂自體免疫反應。<text:line-break/><text:line-break/>自體免疫疾病有上百種，包括SLE(紅斑性狼瘡)、RA (類風溼性關節炎)、MS (多發性硬化症)、AS (僵直性脊椎炎)、第一型糖尿病，乾燥症、虹彩炎等等。另外，諸如氣喘、過敏或常見的子宮內膜異位等等，也都與免疫問題有關。<text:line-break/><text:line-break/>幾年前，因為身體經常突然「斷電」，相當詭異，有兩位醫師透過許多檢查，各種數據顯示我很可能罹患MG (重症肌無力)，而且宣告預後不佳。醫生再三交待，要我從此多多休息，以免下場堪憂。<text:line-break/><text:line-break/>這個病，就是一種自體免疫疾病。我的免疫系統腦殘了，敵我不分，不去打壞人，卻自己打自己。<text:line-break/><text:line-break/>不過，經過這麼多年，原本以為哪天免疫細胞倘若因為一個小感冒，突然發神經，攻擊我的呼吸肌，那我就完蛋了，沒法呼吸了，得臥床插管了，結果呢？根本一點事也沒有，而且還是一樣生龍活虎。看來應該是當初誤診。不過，自體免疫這種問題，本來就很複雜，很難判定。<text:line-break/><text:line-break/>我之很猶豫該不該再打第二劑，該不該讓家人也打疫苗，當然是因為我自己是醫生，懂得比一般人多一些；懂越多，就越有各種顧慮。問題是，大多數人卻根本一無所知。這不是因為他們很笨，而是因為健康資訊被刻意封鎖、刻意簡化與誤導。<text:line-break/><text:line-break/>你看，就連 Luc Montagnier 和 Giulio Tarro 等等世界權威學者，就只因為發言批評疫苗政策，指出相關基因疫苗之各種可能風險(例如失智與罹癌風險、促使病毒加速變異、各種自體免疫反應、影響DNA、ADE--即抗體依賴增強作用，簡單說就是打了疫苗，反而病得更嚴重等等等)，馬上遭到來自主流利益一方撲天蓋地的抹黑和攻擊或全面消音，包括youtube、google和臉書，全是如此。<text:line-break/><text:line-break/>代表龐大利益的一方，再加上某種不可告人的政治動機，刻意封鎖資訊，甚至出奧步，故意散播可笑的假訊息，然後栽贓說是這幾位著名學者的言論；不信，你去孤狗搜尋，全部都是一些栽贓謠言，使人們對這些學者失去信任，使人們對其強烈示警根本不當一回事。<text:line-break/><text:line-break/>再說一遍：Luc Montagnier 和 Giulio Tarro等人並沒有說打歐美疫苗就「一定」會產生上述各種問題，而是說：我們目前的相關知識與技術，根本都還沒有成熟到足以有效排除這些潛藏的巨大健康風險。因此，基於全體人類的利益，不應封鎖資訊、禁止質疑，不應讓人們在完全無知的狀況下，以身試苗，充當人體實驗品，更不該強迫大家接種這類採用新技術的歐美疫苗，特別是小孩子，更應謹慎。<text:line-break/><text:line-break/>我不知道為何連這樣一種基本的專業示警也要打壓？不管島內島外，那些所謂「查核事實」的機構，全部都是CIA 的側翼，整天幹著蓄意混淆是非、抹黑異議、消滅真相的無恥勾當。<text:line-break/><text:line-break/>至於抉擇或決策，也許可以分成兩個層次來看：<text:line-break/><text:line-break/>一是集體，亦即在人類集體利益下，我們應當如何取捨利害？到底應不應該打某些疫苗？不管如何決定，這是一種理性的風險衡量，而不是一種無可質疑的信仰。<text:line-break/><text:line-break/>二是個人，亦即在個人層次上，個人應當對自己的身體擁有多大的自主權力？<text:line-break/><text:line-break/>在我看來，強迫大家施打疫苗是錯的。因為政治上有「大家」，但在健康上或自主判斷與意願上，卻沒有所謂「大家」這種東西，畢竟你是你，我是我，我的身體狀況與價值判斷或風險考量方式，絕不可能跟你完全一樣；對你來說是解藥，對我來說卻很可能是毒藥；對你來說，安全與健康應該這樣衡量，對我來說卻應該那樣衡量；我們彼此的判斷方式與取捨標準不需要一樣，更不可能一樣。<text:line-break/><text:line-break/>代表龐大既得利益的一方，為了消除個人層次，於是就封鎖訊息，進行消音，抹黑各種質疑等等等。<text:line-break/><text:line-break/>結論是：<text:line-break/><text:line-break/>也許，Luc Montagnier 和 Giulio Tarro等人很可能是錯的，很可能是多慮了。重點是，萬一他們是對的呢？<text:line-break/><text:line-break/>也許，早在三十幾年前就用Cationic liposome的技術，成功將RNA送入細胞的Robert Malone，也可能是對自己的開創性研究多慮了，他說他後悔讓自己和一家人都打了莫德納，也許他根本不用後悔，也許他搞不好還應該因此獲得一個諾貝爾獎；也許義大利一群科學家或醫生或法官統統也都錯了，他們不該向國際刑事法庭提告施打疫苗政策犯下「反人類罪」：<text:line-break/><text:line-break/></text:span><text:a xlink:type="simple" xlink:href="https://bit.ly/3yekWrz"><text:span text:style-name="T4">https://bit.ly/3yekWrz</text:span></text:a><text:span text:style-name="T1"><text:line-break/><text:line-break/>問題是，萬一他們是對的呢？萬一Luc Montagnier 和 Giulio Tarro等人的批評和憂慮是對的呢？屆時幾十億人的健康將如何可能彌補與挽救？打進身體的疫苗可以再抽出來嗎？<text:line-break/><text:line-break/>反過來說當然也一樣，也許歐美這些先進基因疫苗是對的，成功拯救了億萬人。<text:line-break/><text:line-break/>因此，我倒也不是想要提出任何一種具有確定性的呼籲或結論，我只能說，我是這樣那樣想事情，我知道這樣那樣一些可能性，我擔心這樣那樣一些可能的風險，至於你將如何抉擇，恐怕還是得由你自己來判斷。<text:line-break/><text:line-break/>我對醫學史和科學史略有研究，但是，常常把它當笑話讀。以前還在講台上時，我特別喜歡講這些東西，以免聽眾或學生睡著。通常，得到的反應總是哄堂大笑，因為真的很好笑，很不可思議；不過數十年前的知識或頂多百年，過去的諸多科學「真理」或主流治療方式，現在讀來卻十分可笑，猶如兒戲。<text:line-break/><text:line-break/>我並不是真的要「嘲笑」過去。我所謂「笑」，事實上帶著無盡的迷惘與惆悵，因為我們皓首窮經、戮力以赴的「現在」，其實不過就是「未來」的「過去」，我們嘲笑前人之時，事實上，很快就會有一天，我們將站上真理的審判台，成為後人的「笑柄」。<text:line-break/><text:line-break/>我知道，自然科學或實證科學原本就是這麼一回事，就如Noam Chomsky所說，所謂科學研究，就像一個喝醉酒的人，拼命在大街上開著路燈的這一頭尋找遺失的鑰匙，但他的努力很可能終究枉然，因為鑰匙也許恰恰就掉落在大街暗無天日的另一側。<text:line-break/><text:line-break/>後記：<text:line-break/><text:line-break/>我的留英好友李權芳，昨天寫信給我，告訴我他的網站：<text:line-break/><text:line-break/></text:span><text:a xlink:type="simple" xlink:href="https://leecf67.blogspot.com/"><text:span text:style-name="T4">https://leecf67.blogspot.com/</text:span></text:a><text:span text:style-name="T1"><text:line-break/><text:line-break/>權芳是藥學與心理學專家：<text:line-break/><text:line-break/></text:span><text:a xlink:type="simple" xlink:href="https://leecf67.blogspot.com/p/blog-page_26.html"><text:span text:style-name="T4">https://leecf67.blogspot.com/p/blog-page_26.html</text:span></text:a><text:span text:style-name="T1"><text:line-break/><text:line-break/>歡迎大家盡量閱讀，多充實相關知識，總是多一分保障，別只聽信市面上的主流之聲。</text:span></text:p>
      <text:p text:style-name="P2"><text:span text:style-name="T1">陳真   |  2021.07.01 23:08   |   </text:span><text:a xlink:type="simple" xlink:href="http://palinfo.habago.org/Entry?Command=Information_PrintForum#FORUM40805"><text:span text:style-name="T2">#</text:span></text:a></text:p>
      <text:p text:style-name="P3"><text:span text:style-name="T1">今天 (2021. 07. 01.)是中共建黨100周年。<text:line-break/><text:line-break/>生年不滿百，常懷千載憂。我看自己過去這五十多年，斑斑血淚，日月艱辛，雖戮力生活，卻又乏善可陳，一事無成。但終究還是有些榮耀之事，那就是我身上流的血液。<text:line-break/><text:line-break/>先人前仆後繼，換來我等一身輝煌。此生之後若有來生，但願再讓我當一回中國人。此生之後若已歲月窮盡，那就讓我化作一縷清風，與眾人相伴。<text:line-break/><text:line-break/>每次出門上班或洽公，小可愛常感不捨，不讓我走。我就騙她說，把拔懂得一點魔法，我會化成風；當微風吹來，只要用心感受，妳就會知道把拔來了，也就不會再感到孤單了。<text:line-break/><text:line-break/>對小孩，對家人，對親友，對祖國，對同胞，對世人，我能做的，似乎就這麼一點我自己心知肚明的把戲了。看似謊言，但美麗的謊言也還是謊言嗎？</text:span></text:p>
      <text:p text:style-name="P2"><text:span text:style-name="T1">孫從輔   |  2021.07.01 15:17   |   </text:span><text:a xlink:type="simple" xlink:href="http://palinfo.habago.org/Entry?Command=Information_PrintForum#FORUM40804"><text:span text:style-name="T2">#</text:span></text:a></text:p>
      <text:p text:style-name="P3"><text:span text:style-name="T1">我今天看到美國疫苗施打人數曲線，注意到美國的施打速度從四月中開始趨緩。我同時想起一個新聞，說輝瑞的CEO表示人們可能需要打第三劑疫苗，一查新聞日期，"剛好"在4月15日。這其中的利益關連實在連傻瓜也能看出來。</text:span></text:p>
      <text:p text:style-name="P2"><text:span text:style-name="T1">張萬康   |  2021.07.01 15:06   |   </text:span><text:a xlink:type="simple" xlink:href="http://palinfo.habago.org/Entry?Command=Information_PrintForum#FORUM40803"><text:span text:style-name="T2">#</text:span></text:a></text:p>
      <text:p text:style-name="P5"><text:span text:style-name="T1">今天是中國共產黨建黨一百年。<text:line-break/><text:line-break/>去年2020.11.17 我在巴勒網貼了一篇<text:line-break/>#十集全記錄之傳奇<text:line-break/>【新聞紀實/CCTV/2011】真誠面對最真實的中國-皮里村蹲點日記<text:line-break/><text:line-break/>建議請用放大鏡輸入皮里村搜尋本篇，在此不重複貼。<text:line-break/><text:line-break/>這是報導2011年在新疆西部的塔吉克族自治區一群小孩上學的艱辛歷程。這十集是集集動人。<text:line-break/><text:line-break/>日前，6/28中央台在微博發佈了十年後的皮里村（已正名皮勒村）狀況。由同一位記者，重返皮勒村，並採訪十年前紀錄片中的孩子們，如今他們長大了。<text:line-break/><text:line-break/>沒看過十年前系列的朋友可先看十年後的這支。<text:line-break/><text:line-break/>【重返现场看变化·央视记者10年后重返皮勒村直呼认不出】<text:line-break/>這個視頻9分鐘，我在b站也找到了，如下<text:line-break/></text:span><text:a xlink:type="simple" xlink:href="https://reurl.cc/xGNDv4"><text:span text:style-name="T4">https://reurl.cc/xGNDv4</text:span></text:a><text:span text:style-name="T1"><text:line-break/><text:line-break/>在油管我也找到了<text:line-break/></text:span><text:a xlink:type="simple" xlink:href="https://www.youtube.com/watch?v=5X2zwVm9u54"><text:span text:style-name="T4">https://www.youtube.com/watch?v=5X2zwVm9u54</text:span></text:a><text:span text:style-name="T1"><text:line-break/><text:line-break/>在100週年我貼上這則這支重返皮勒村。</text:span></text:p>
      <text:p text:style-name="P2"><text:span text:style-name="T1">LEE YIH KWANG   |  2021.07.01 14:59   |   </text:span><text:a xlink:type="simple" xlink:href="http://palinfo.habago.org/Entry?Command=Information_PrintForum#FORUM40802"><text:span text:style-name="T2">#</text:span></text:a></text:p>
      <text:p text:style-name="P3"><text:span text:style-name="T1"><text:line-break/><text:line-break/>變種病毒不可能改變S M E N四種抗原讓99%的人的T cell完全無法辨識其為Non-self，滅活疫苗含有S M E N仍是首選，可活化T cell變鈍的老人。美國很可能有1%的人沒有CTL能辨識新冠病毒為Non-self，現在已死亡接近100萬人，可能還有約200萬人發病時是肺炎需氧氣，後來好了，但這類人的CTL無法將病毒攔截在上呼吸道，當疫苗中和抗體減弱後，再度感染應該仍是肺炎(而非URI)，他們只要活得夠久，會再度感染新冠病毒，因肺炎重症而死亡。華人可能只有小於0.1%的人沒有這樣的CTL。</text:span></text:p>
      <text:p text:style-name="P2"><text:span text:style-name="T1">許世勤   |  2021.07.01 13:14   |   </text:span><text:a xlink:type="simple" xlink:href="http://palinfo.habago.org/Entry?Command=Information_PrintForum#FORUM40801"><text:span text:style-name="T2">#</text:span></text:a></text:p>
      <text:p text:style-name="P3"><text:span text:style-name="T1">我之前也有這個疑問，因為spike protein是膜蛋白，透過人體自行製造，但有辦法shedding到血液嗎?Spike protein的half life?如果長時間累積會不會造成免疫疾病?不管怎麼看，滅活疫苗還是比較安全的選擇。</text:span></text:p>
      <text:p text:style-name="P2"><text:span text:style-name="T1">LEE YIH KWANG   |  2021.07.01 11:57   |   </text:span><text:a xlink:type="simple" xlink:href="http://palinfo.habago.org/Entry?Command=Information_PrintForum#FORUM40800"><text:span text:style-name="T2">#</text:span></text:a></text:p>
      <text:p text:style-name="P4"><text:a xlink:type="simple" xlink:href="https://youtu.be/XMxuNvVgxlU"><text:span text:style-name="T7">https://youtu.be/XMxuNvVgxlU</text:span></text:a></text:p>
      <text:p text:style-name="P2"><text:span text:style-name="T1">Ethan   |  2021.07.01 11:46   |   </text:span><text:a xlink:type="simple" xlink:href="http://palinfo.habago.org/Entry?Command=Information_PrintForum#FORUM40799"><text:span text:style-name="T2">#</text:span></text:a></text:p>
      <text:p text:style-name="P3"><text:span text:style-name="T1">這個影片找不到，有其他連結嗎？<text:line-break/></text:span><text:a xlink:type="simple" xlink:href="https://www.youtube.com/watch?v=Tb_7E12VDE4"><text:span text:style-name="T4">https://www.youtube.com/watch?v=Tb_7E12VDE4</text:span></text:a><text:span text:style-name="T1"><text:line-break/><text:line-break/><text:line-break/>2. Pfizer data REVEAL - Where do the lipid nanoparticles collect?<text:line-break/></text:span><text:a xlink:type="simple" xlink:href="https://www.youtube.com/watch?v=Tb_7E12VDE4"><text:span text:style-name="T4">https://www.youtube.com/watch?v=Tb_7E12VDE4</text:span></text:a><text:span text:style-name="T1"><text:line-break/>這則影片說出Spike protein mRNA在全身細胞表現，自體免疫疾病(Autoimmune disease)可能發生在幾年、十幾年、數十年後。其中卵巢與骨髓表現Spike protein最多。「卵巢」---這點令人擔心<text:line-break/><text:line-break/></text:span></text:p>
      <text:p text:style-name="P2"><text:span text:style-name="T1">LEE YIH KWANG   |  2021.07.01 10:49   |   </text:span><text:a xlink:type="simple" xlink:href="http://palinfo.habago.org/Entry?Command=Information_PrintForum#FORUM40798"><text:span text:style-name="T2">#</text:span></text:a></text:p>
      <text:p text:style-name="P3"><text:span text:style-name="T1">mRNA疫苗打進人體後, mRNA-Lipid nanoparticle會循環全身, 由Lipid nanoparticle將mRNA送進全身細胞, Spike protein會以mRNA為模板製造出來. Robert Malone在Youtube有描述, BNT/Moderna公司的疫苗在mRNA加上一串Transmembrane domain的胺基酸的核酸密碼(Codon), 於是Spike protein就固定在各種細胞的細胞膜上, 當Naive B cell胞膜上的IgM碰撞到Spike protein, 若IgM-spike結合夠緊, 該B cell就會活化, 回到淋巴結或脾臟產生抗體, 其中一部分是Neutralizing antibody. 因為沒有真正的病毒感染, 通常不會有Th活化去刺激B cell產生更多抗體(即使有, 也很弱), B cell也不易經由Tfh (follicular helper T cell) 刺激而分化成Plasma cell而有記憶, 但可能會有Th--&gt;DC--&gt;Tc的活化.<text:line-break/>Robert Malone認為, mRNA疫苗的劑量應該要非常小, 而且要從細胞分泌出來, 而不是固定在細胞膜上, 分泌出來的Spike protein被Dendritic cell吃下去, 送到淋巴結去進行Th---&gt;DC---&gt;Tc 的活化, 但如果這樣做, Neutralizing antibody會比科興的滅活疫苗還低, 無法通過Phase III trial (中和抗體防止病毒感染的保護力必須&gt;50%才能達標).<text:line-break/><text:line-break/>Robert Malone說出打疫苗的真相, 其實不是在產生Neutralizing antibody, 而是在誘導T cell immunity, 只要有Tc(CD8+)被活化, 即使被感染也是輕症或無症狀, 所以用Neutralizing antibody來計算疫苗的保護力是50%或90%, 然後說90%較好, 是錯誤的.</text:span></text:p>
      <text:p text:style-name="P2"><text:span text:style-name="T1">LEE YIH KWANG   |  2021.07.01 10:16   |   </text:span><text:a xlink:type="simple" xlink:href="http://palinfo.habago.org/Entry?Command=Information_PrintForum#FORUM40797"><text:span text:style-name="T2">#</text:span></text:a></text:p>
      <text:p text:style-name="P5"><text:span text:style-name="T1"><text:line-break/>mRNA疫苗奠基者談mRNA疫苗<text:line-break/><text:line-break/><text:line-break/><text:line-break/>過去一週，Cationic liposome的發明者Robert Malone，也是RNA vaccine的奠基者在Podcast有三則訪談轉貼在Youtube:<text:line-break/>1. Spike protein is very dangerous；it's cytotoxic<text:line-break/></text:span><text:a xlink:type="simple" xlink:href="https://www.youtube.com/watch?v=Du2wm5nhTXY"><text:span text:style-name="T4">https://www.youtube.com/watch?v=Du2wm5nhTXY</text:span></text:a><text:span text:style-name="T1"><text:line-break/>影片從9:08開始重覆版主說了一年的mRNA疫苗真相。<text:line-break/>The whole reason to use adenoviral vector or an mRNA is not just to generate antibodies, and a lot of the data and a lot of us that are deep in these data think that the way that they are really providing the protection is by cellular cytotoxicity. So you get CTLs against it. And that is the reason to use this gene therapy-based technology,--- is not just generating neutralizing antibodies but generating cytotoxic T lymphocytes.<text:line-break/><text:line-break/>2. Pfizer data REVEAL - Where do the lipid nanoparticles collect?<text:line-break/>https://www.youtube.com/watch?v=Tb_7E12VDE4<text:line-break/>這則影片說出Spike protein mRNA在全身細胞表現，自體免疫疾病(Autoimmune disease)可能發生在幾年、十幾年、數十年後。其中卵巢與骨髓表現Spike protein最多。「卵巢」---這點令人擔心。<text:line-break/><text:line-break/>3. Don't come back until your lips are blue<text:line-break/></text:span><text:a xlink:type="simple" xlink:href="https://www.youtube.com/watch?v=sXApSn7t4yg"><text:span text:style-name="T4">https://www.youtube.com/watch?v=sXApSn7t4yg</text:span></text:a><text:span text:style-name="T1"><text:line-break/>這則提到Ivermectin對新冠病毒臨床試驗的難題是老藥無法申請專利，藥廠不願花2千萬美元去做三期臨床試驗。Malone認為Ivermectin有機會克服新冠疫情，但藥廠沒賺頭而拒絕研發。美國FDA蓄意隱瞞Ivermectin對新冠病毒的療效可能勝過全球數十億人打mRNA疫苗帶來的長遠副作用。<text:line-break/><text:line-break/>許多網路上的專家在評論疫苗的優劣都只懂「中和抗體」，一般而言，中和抗體的保護力只要高於50%就好，代表疫苗對免疫細胞發生顯著的作用，在Phase III trial，中和抗體保護力若大於50%，就可拿到Real world去看T cell immunity，因為T cell immunity檢測花費十分驚人，只能用B cell immunity &gt; 50%來當參考。CTL(CD8+)/Th(CD4+) 的T cell immunity才是疫苗的重點，打疫苗的終極目標在讓T cell有記憶，當病毒入侵時，被CD8+ T cell發現就會攻擊被感染的細胞，細胞會死亡，病毒會被摧毀，這是完美的結局，但許多人不是這樣，因為會有漏網之魚(病毒)再進入新細胞，又被CD8+ T cell發現，漏網之魚一次又一次重複，CD8+ T cell就會釋放Cytokines把Dendritic cell及Macrophage吸引過來吞食病毒。Dendritic cell回到局部淋巴結把B cell及Th cell叫出來。Macrophage在感染處分泌各種Cytokines成為感染熱點，於是B cell、Th cell、Dendritic cell、Macrophage、 Fibroblast就匯集在熱點，合力讓B cell產生抗體、讓Fibroblast產生Collagen fiber把病毒團團包圍起來(防止病毒擴散)。被病毒感染的細胞在Cytokines的刺激下產生Anti-viral proteins and microRNAs，自己清除病毒(不是靠CD8+ T cell)，此時會有不等程度的症狀，在呼吸道黏膜細胞層也會有病毒，這些病毒若沒進入新細胞(被抗體及Collagen fiber阻攔)，會自然崩解；若進入新細胞，就會被細胞的Anti-viral proteins and microRNAs弄死。病毒只要不進入肺臟，就是感冒確診，自然會好。<text:line-break/><text:line-break/>科興疫苗三期試驗的中和抗體保護力約50%，剛好低空越過合格線，最近德國的mRNA疫苗CureVac，在疫區進行突變株的三期臨床試驗，(不被感染的)保護力僅47%，研發可能中止。有醫師在網路上評論科興疫苗的(不被感染的)保護力僅50%，在智利75%的人接種一劑，確診卻不降反升。評論者的誤解在不知道99%以上的智利人天生就有CD8+ T cell(CTL)可以攔截新冠病毒，打疫苗後，對99%的人有用，對1%的人(可能不到1%)沒用，因為那1%的人不管打甚麼疫苗都誘導不出辨識新冠病毒為外來抗原的CTL(Cytotoxic T lymphocyte)，確診後遲早會死亡(這是天擇，智利每天死亡100人，直到天擇結束)。<text:line-break/><text:line-break/>Google 「智利 新冠 確診(死亡)」可發現，智利確診人數從三月攀升至每天6000-8000，但死亡人數卻持平在每天100(確診死亡率約1.5%)，反觀沒打疫苗之前，確診死亡率約3-4%，代表科興疫苗會活化老人變鈍的CD8+ T cell(他們本來就有)，減少死亡，但無法保護天生沒有CD8+ T cell(recognizing the virus as foreign antigens)的人。<text:line-break/><text:line-break/>看完Robert Malone三則Youtube訪談，以台灣的政治現況，最好的選擇是不打疫苗(99.9%以上的台灣人天生就有CD8+ T cell可辨識新冠病毒為外來抗原)，政府若想達到群體免疫，讓CD8+ T cell變鈍的老人重新活化，必須甩開政治意識形態，從中國引進滅活疫苗。mRNA疫苗及腺病毒疫苗是政治疫苗，也是戰略疫苗，原因是歐盟及美國都無法在一兩年內重建滅活疫苗的生產線(幾乎都在中國與印度)，來絕對滿足歐美十幾億人的需求(不依賴中國與印度)，上面的Youtube影片說出mRNA疫苗及腺病毒疫苗的真相。中國(滅活)與美國(mRNA)之間的冷戰，死傷的將是歐美白人，台灣人不必陪著歐美白人一起死。</text:span></text:p>
      <text:p text:style-name="P2"><text:span text:style-name="T1">許世勤   |  2021.07.01 09:14   |   </text:span><text:a xlink:type="simple" xlink:href="http://palinfo.habago.org/Entry?Command=Information_PrintForum#FORUM40796"><text:span text:style-name="T2">#</text:span></text:a></text:p>
      <text:p text:style-name="P3"><text:span text:style-name="T1">1. 按照免疫學原理，打一針便足以引發免疫反應。第二劑的目的在誘發免疫記憶，讓血清中的抗體濃度更大幅度的提升，藉此防禦病毒感染。<text:line-break/><text:line-break/>莫德納在只打一劑的情況下，平均69.5%可以預防COVID-19。世界上約7%的民眾只打一劑莫德納疫苗，這些人在打完一劑之後14天內防禦率為50.8%。持續追蹤發現，剩下的未感染者在14天後防禦率達92.1%，但是超過28天后的防禦率則沒有檢驗。<text:line-break/><text:line-break/>不管是Moderna, Phizer-BNT, 還是AstraZeneca的疫苗，皆發現只打一劑便有七成的防禦率，足以有效防範病毒的傳播。施打第二劑可達九成以上的防禦率，建議施打兩劑應該是公衛考量。<text:line-break/><text:line-break/>2. 有一篇發表在PNAS的文章，在今年3月發表，網址如下：<text:line-break/></text:span><text:a xlink:type="simple" xlink:href="https://reurl.cc/W3A20k"><text:span text:style-name="T4">https://reurl.cc/W3A20k</text:span></text:a><text:span text:style-name="T1"><text:line-break/><text:line-break/>SARS-CoV-2是單一正股RNA病毒，作者發現可以被「反轉錄」並安插到人類的基因中。<text:line-break/><text:line-break/>mRNA疫苗因此產生可能會改變人類基因的疑慮，但是這一點在製作疫苗的時候已經考量進去了。<text:line-break/><text:line-break/>人為設計的病毒mRNA，「理論上」必需加裝防止發生反轉錄的「帽子」，因為英文是用cap，我不知道要怎麼用中文形容比較好理解。不管是Phizer還是Moderna的mRNA疫苗，這些「帽子」應該都已經安裝好了。如果沒有安裝，那就可能變成基因武器，理論上審查不會通過。不過我不知道這兩支疫苗的確切設計，沒有去了解。</text:span></text:p>
      <text:p text:style-name="P2"><text:span text:style-name="T1">陳真   |  2021.07.01 04:23   |   </text:span><text:a xlink:type="simple" xlink:href="http://palinfo.habago.org/Entry?Command=Information_PrintForum#FORUM40795"><text:span text:style-name="T2">#</text:span></text:a></text:p>
      <text:p text:style-name="P5"><text:span text:style-name="T1">台灣人真要坐以待斃？(二十六)：疫苗與萊毒<text:line-break/><text:line-break/>陳真<text:line-break/><text:line-break/>2021. 07. 01.<text:line-break/><text:line-break/><text:line-break/>請教世勤一個可能很蠢的問題：<text:line-break/><text:line-break/>到底疫苗打第二劑是一種什麼樣的概念？<text:line-break/><text:line-break/>劑量加強？純粹是量的問題？或是有內在不同機轉？<text:line-break/><text:line-break/>若只是劑量加強，為何不一次打足？或是為何不打第三劑、第四劑？<text:line-break/><text:line-break/>若第二劑是內在不同機轉，以莫德納為例，那又是什麼？如果只打第一劑就不再打第二劑，會不會有什麼內在負面效應？<text:line-break/><text:line-break/>另外，想再請教世勤一個我看不出有何愚蠢之處的問題，但是，這問題卻被 "市面上" 的主流聲音給說得好像很蠢似的。那就是憑什麼說mRNA絕對不可能進入細胞核、甚至改變施打者的DNA？我的問題是：為何 "絕對" 不可能？理由何在？<text:line-break/><text:line-break/>如果新冠病毒都能反轉錄嵌入宿主DNA，為何採用mRNA技術的莫德納等疫苗就絕對不會？如果施打疫苗者曾經或剛好在施打期間感染新冠病毒或其它反轉病毒例如HIV，遇到反轉錄酶，不會被順便打包嵌入施打者的DNA嗎？我要問的不是"不太可能"，而是為何 "市面上" 都說 "絕對" 不可能？<text:line-break/><text:line-break/>發現反轉錄的現象，至今剛好滿五十周年。在五十年前，反轉錄也是被視為絕對不可能，但是現在卻成為大一學生的普通常識。<text:line-break/><text:line-break/>謝謝世勤。你知道，除非有這方面的研究經驗，否則，一般臨床醫生的相關知識，其實就跟醫學院學生沒啥兩樣，所以，你可能要用很淺顯的方式說明，我才能聽懂。<text:line-break/><text:line-break/>最近一有空就忙著閱讀大量論文，思考要不要打第二劑(我第一劑是打莫德納，再兩星期就得打第二劑)。我之所以猶豫的原因，主要是跟Luc Montagnier 和 Giulio Tarro 以及其他一些學者有關。他們多少影響了我的 "科學迷信"，亦即撼動我對於市面上的 "科學操作" 的一種 "單純" 或說 "愚蠢" 的信任。<text:line-break/><text:line-break/>我知道還有一些其他國家的相關學者，準備向 "國際刑事法庭" (ICC) 提出訴訟，控告疫苗公司與政府涉嫌 "反人類罪行"，讓幾十億世人在對於相關風險一無所知的情況下，成為超大型人體實驗的白老鼠。<text:line-break/><text:line-break/>Luc Montagnier 反對以國家力量強迫人民施打新冠疫苗，當他提到連小孩都被施打這些有著各種健康疑慮 (例如癌症) 甚至基因風險的疫苗時，他更是非常不以為然，說這樣做很離譜很惡劣。<text:line-break/><text:line-break/>一般人可能不知道誰是Luc Montagnier 和 Giulio Tarro。Montagnier就是愛滋病毒(HIV) 的發現者，2008年的諾貝爾醫學獎得主。這是他的履歷：<text:line-break/><text:line-break/></text:span><text:a xlink:type="simple" xlink:href="https://bit.ly/3y3F6Ey"><text:span text:style-name="T4">https://bit.ly/3y3F6Ey</text:span></text:a><text:span text:style-name="T1"><text:line-break/><text:line-break/>Giulio Tarro 也是一位具有世界聲望的病毒學者，相關介紹請看：<text:line-break/><text:line-break/></text:span><text:a xlink:type="simple" xlink:href="https://bit.ly/3h77Iam"><text:span text:style-name="T4">https://bit.ly/3h77Iam</text:span></text:a><text:span text:style-name="T1"><text:line-break/><text:line-break/>我並不是因為他們是所謂世界權威而相信他們的說法，而是因為他們的 "保守" 態度而讓我信服，因為我自己也是個在知識上很 "保守" 的人，特別是對於自然科學，更是如此，因為自然科學建立在歸納法則上，而非邏輯演繹；今日言之鑿鑿之所謂 "科學真理"，明日很可能就成為笑柄。<text:line-break/><text:line-break/>他們並沒有說這些新冠疫苗 "一定" 會產生更多健康問題，而是說，"我們事實上所知無幾"，"我們處在未知之中"，"我們面對諸多不可測的健康風險"。我覺得，在知識上，在風險決策上，這樣的態度才是對的。<text:line-break/><text:line-break/>對於要不要打疫苗，我並無結論。在我看來，這些匆匆推出的疫苗就跟萊克多巴胺是一樣的，它們必然有害。但是，後者有百害無一利，我們根本不需要去吃萊毒這東西。但是，疫苗卻不然，它雖然是毒，雖然有害人體，但是，伸頭是一刀，縮頭也是一刀，究竟是要上刀山或下油鍋，我一時也想不清楚。<text:line-break/><text:line-break/>我若不打疫苗，萬一罹患新冠病毒，誰知道它會對我產生多少長期、短期的傷害。但是，打了疫苗，事實上我也很不安。除了大陸疫苗例如科興之外，我都不信任。<text:line-break/><text:line-break/>我之所以相信大陸疫苗是因為我相信共產黨不可能拿十幾億人民的健康做賭注，但是西方社會卻很敢，因為他們奉行資本主義，謀利至上，根本不在乎人民死活。另一方面，陸製疫苗採用傳統減毒方式，風險應該小了許多。<text:line-break/><text:line-break/>我還拿不定主意該不該打疫苗(目前是傾向打，而且最好是打大陸疫苗)，但有一點我是很確定的，那就是我認為小孩子不應該去冒這個不可測的疫苗風險，特別是西方那些高科技疫苗(莫德納、BNT、AZ等等)，未知事物太多，純粹就是拿自己的健康和生命做人體實驗。中老年人倘若活得不耐煩，也許沒差，但是小朋友人生才剛開始，還是謹慎為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